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866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9"/>
    <style:style style:name="ce2" style:family="table-cell" style:parent-style-name="Default" style:data-style-name="N81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9"/>
    <style:style style:name="ce10" style:family="table-cell" style:parent-style-name="Default" style:data-style-name="N81"/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WM" table:style-name="ta1">
        <table:table-column table:style-name="co1" table:default-cell-style-name="ce8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.</text:p>
          </table:table-cell>
          <table:table-cell table:formula="of:=1/[.B3]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3]/8" office:value-type="float" office:value="0.000003125" calcext:value-type="float">
            <text:p>0.000003125</text:p>
          </table:table-cell>
          <table:table-cell table:style-name="ce8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toff</text:p>
          </table:table-cell>
          <table:table-cell table:formula="of:=[.B3]*7/8" office:value-type="float" office:value="0.000021875" calcext:value-type="float">
            <text:p>0.000021875</text:p>
          </table:table-cell>
          <table:table-cell table:style-name="ce8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</table:table-row>
      </table:table>
      <table:table table:name="UART" table:style-name="ta1">
        <table:table-column table:style-name="co1" table:number-columns-repeated="2" table:default-cell-style-name="Default"/>
        <table:table-column table:style-name="co3" table:default-cell-style-name="ce8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/>
          <table:table-cell table:formula="of:=1/[.B3]" office:value-type="float" office:value="0.000208333333333333" calcext:value-type="float">
            <text:p>0.0002083333333333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formula="of:=[.B4]*1000000" office:value-type="float" office:value="208.333333333333" calcext:value-type="float">
            <text:p>208.333333333333</text:p>
          </table:table-cell>
          <table:table-cell office:value-type="string" calcext:value-type="string">
            <text:p>u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B5]*30" office:value-type="float" office:value="6250" calcext:value-type="float">
            <text:p>6250</text:p>
          </table:table-cell>
          <table:table-cell office:value-type="string" calcext:value-type="string">
            <text:p>[us] <text:s/>= 3 bytes</text:p>
          </table:table-cell>
        </table:table-row>
      </table:table>
      <table:table table:name="DAC" table:style-name="ta1"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8" office:value-type="string" calcext:value-type="string">
            <text:p>prąd zadany</text:p>
          </table:table-cell>
          <table:table-cell table:style-name="ce8"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zakre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zakres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bitów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offset</text:p>
          </table:table-cell>
          <table:table-cell table:style-name="ce8" table:formula="of:=2^[.B6]" office:value-type="float" office:value="2048" calcext:value-type="float">
            <text:p>2048</text:p>
          </table:table-cell>
          <table:table-cell table:style-name="ce8" office:value-type="string" calcext:value-type="string">
            <text:p>jedn. DAC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DEC2HEX([.B7])" office:value-type="string" office:string-value="800" calcext:value-type="string">
            <text:p>800</text:p>
          </table:table-cell>
          <table:table-cell table:style-name="ce8" office:value-type="string" calcext:value-type="string">
            <text:p>hex. DA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8" table:formula="of:=ROUND(2^[.B6] *[.B3]/[.B5] + [.B7])" office:value-type="float" office:value="1024" calcext:value-type="float">
            <text:p>1024</text:p>
          </table:table-cell>
          <table:table-cell table:style-name="ce8" office:value-type="string" calcext:value-type="string">
            <text:p>jedn. DAC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DEC2HEX([.B10])" office:value-type="string" office:string-value="400" calcext:value-type="string">
            <text:p>400</text:p>
          </table:table-cell>
          <table:table-cell table:style-name="ce8" office:value-type="string" calcext:value-type="string">
            <text:p>hex. DA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style-name="ce8" office:value-type="string" calcext:value-type="string">
            <text:p>ms</text:p>
          </table:table-cell>
          <table:table-cell office:value-type="string" calcext:value-type="string">
            <text:p>krok</text:p>
          </table:table-cell>
        </table:table-row>
        <table:table-row table:style-name="ro1">
          <table:table-cell office:value-type="string" calcext:value-type="string">
            <text:p>szybka ramp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C units</text:p>
          </table:table-cell>
          <table:table-cell table:number-columns-repeated="4"/>
        </table:table-row>
        <table:table-row table:style-name="ro1">
          <table:table-cell/>
          <table:table-cell table:style-name="ce9" table:formula="of:=[.B14]*[.B$5]/[.B$7]" office:value-type="float" office:value="0.48828125" calcext:value-type="float">
            <text:p>0.48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ce9" table:formula="of:=[.B14]*5/4096" office:value-type="float" office:value="0.1220703125" calcext:value-type="float">
            <text:p>0.12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olna ra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C units</text:p>
          </table:table-cell>
          <table:table-cell table:number-columns-repeated="4"/>
        </table:table-row>
        <table:table-row table:style-name="ro1">
          <table:table-cell/>
          <table:table-cell table:style-name="ce9" table:formula="of:=[.B19]*[.B$5]/[.B$7]" office:value-type="float" office:value="0.0244140625" calcext:value-type="float">
            <text:p>0.02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ce9" table:formula="of:=[.B19]*5/4096" office:value-type="float" office:value="0.006103515625" calcext:value-type="float">
            <text:p>0.006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ranica stref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C units</text:p>
          </table:table-cell>
          <table:table-cell table:number-columns-repeated="4"/>
        </table:table-row>
        <table:table-row table:style-name="ro1">
          <table:table-cell/>
          <table:table-cell table:style-name="ce9" table:formula="of:=[.B24]*[.B$5]/[.B$7]" office:value-type="float" office:value="0.0732421875" calcext:value-type="float">
            <text:p>0.07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ce9" table:formula="of:=[.B24]*5/4096" office:value-type="float" office:value="0.018310546875" calcext:value-type="float">
            <text:p>0.01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</table:table>
      <table:table table:name="Tim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table:number-columns-repeated="2" table:style-name="ce10" office:value-type="float" office:value="1000000" calcext:value-type="float">
            <text:p>1.00E+06</text:p>
          </table:table-cell>
        </table:table-row>
        <table:table-row table:style-name="ro1">
          <table:table-cell/>
          <table:table-cell table:formula="of:=[.B4]/[.B3]" office:value-type="float" office:value="15625" calcext:value-type="float">
            <text:p>15625</text:p>
          </table:table-cell>
          <table:table-cell table:formula="of:=[.C4]/[.C3]" office:value-type="float" office:value="3906.25" calcext:value-type="float">
            <text:p>3906.25</text:p>
          </table:table-cell>
        </table:table-row>
      </table:table>
      <table:table table:name="Ramp" table:style-name="ta1">
        <table:shapes>
          <draw:frame draw:z-index="0" draw:style-name="gr1" draw:text-style-name="P1" svg:width="11.6559in" svg:height="7.6236in" svg:x="4.189in" svg:y="0.0311in">
            <draw:object draw:notify-on-update-of-ranges="Ramp.D3:Ramp.D356 Ramp.E3:Ramp.E3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ryb degugerski</text:p>
          </table:table-cell>
          <table:table-cell/>
          <table:table-cell table:style-name="ce7" office:value-type="string" calcext:value-type="string">
            <text:p>SIMULATE_HARDWARE_PSU == 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31136135" calcext:value-type="float">
            <text:p>3113613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]-[.A$3])*0.0000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1151673" calcext:value-type="float">
            <text:p>3115167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4]-[.A$3])*0.000001" office:value-type="float" office:value="0.015538" calcext:value-type="float">
            <text:p>0.015538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1167150" calcext:value-type="float">
            <text:p>31167150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5]-[.A$3])*0.000001" office:value-type="float" office:value="0.031015" calcext:value-type="float">
            <text:p>0.031015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1182613" calcext:value-type="float">
            <text:p>3118261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6]-[.A$3])*0.000001" office:value-type="float" office:value="0.046478" calcext:value-type="float">
            <text:p>0.046478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9993127" calcext:value-type="float">
            <text:p>39993127</text:p>
          </table:table-cell>
          <table:table-cell/>
        </table:table-row>
        <table:table-row table:style-name="ro1">
          <table:table-cell office:value-type="float" office:value="31198070" calcext:value-type="float">
            <text:p>31198070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7]-[.A$3])*0.000001" office:value-type="float" office:value="0.061935" calcext:value-type="float">
            <text:p>0.061935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40117051" calcext:value-type="float">
            <text:p>40117051</text:p>
          </table:table-cell>
          <table:table-cell/>
        </table:table-row>
        <table:table-row table:style-name="ro1">
          <table:table-cell office:value-type="float" office:value="31213539" calcext:value-type="float">
            <text:p>31213539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8]-[.A$3])*0.000001" office:value-type="float" office:value="0.077404" calcext:value-type="float">
            <text:p>0.077404</text:p>
          </table:table-cell>
          <table:table-cell office:value-type="float" office:value="6" calcext:value-type="float">
            <text:p>6</text:p>
          </table:table-cell>
          <table:table-cell table:number-columns-repeated="15"/>
          <table:table-cell table:formula="of:=[.U7]-[.U6]" office:value-type="float" office:value="123924" calcext:value-type="float">
            <text:p>1239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1229002" calcext:value-type="float">
            <text:p>3122900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9]-[.A$3])*0.000001" office:value-type="float" office:value="0.092867" calcext:value-type="float">
            <text:p>0.092867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125000" calcext:value-type="float">
            <text:p>125000</text:p>
          </table:table-cell>
          <table:table-cell table:formula="of:=[.V8]*[.U9]/[.U8]" office:value-type="float" office:value="201.736548206966" calcext:value-type="float">
            <text:p>201.736548206966</text:p>
          </table:table-cell>
        </table:table-row>
        <table:table-row table:style-name="ro1">
          <table:table-cell office:value-type="float" office:value="31244470" calcext:value-type="float">
            <text:p>3124447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10]-[.A$3])*0.000001" office:value-type="float" office:value="0.108335" calcext:value-type="float">
            <text:p>0.108335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31259940" calcext:value-type="float">
            <text:p>31259940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11]-[.A$3])*0.000001" office:value-type="float" office:value="0.123805" calcext:value-type="float">
            <text:p>0.123805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1275408" calcext:value-type="float">
            <text:p>3127540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12]-[.A$3])*0.000001" office:value-type="float" office:value="0.139273" calcext:value-type="float">
            <text:p>0.139273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1290876" calcext:value-type="float">
            <text:p>3129087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A13]-[.A$3])*0.000001" office:value-type="float" office:value="0.154741" calcext:value-type="float">
            <text:p>0.154741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1306339" calcext:value-type="float">
            <text:p>3130633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14]-[.A$3])*0.000001" office:value-type="float" office:value="0.170204" calcext:value-type="float">
            <text:p>0.170204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float" office:value="31321803" calcext:value-type="float">
            <text:p>3132180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A15]-[.A$3])*0.000001" office:value-type="float" office:value="0.185668" calcext:value-type="float">
            <text:p>0.185668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float" office:value="31337267" calcext:value-type="float">
            <text:p>3133726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16]-[.A$3])*0.000001" office:value-type="float" office:value="0.201132" calcext:value-type="float">
            <text:p>0.201132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float" office:value="31352718" calcext:value-type="float">
            <text:p>3135271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17]-[.A$3])*0.000001" office:value-type="float" office:value="0.216583" calcext:value-type="float">
            <text:p>0.216583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float" office:value="31368176" calcext:value-type="float">
            <text:p>3136817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A18]-[.A$3])*0.000001" office:value-type="float" office:value="0.232041" calcext:value-type="float">
            <text:p>0.232041</text:p>
          </table:table-cell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office:value-type="float" office:value="31383631" calcext:value-type="float">
            <text:p>3138363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([.A19]-[.A$3])*0.000001" office:value-type="float" office:value="0.247496" calcext:value-type="float">
            <text:p>0.247496</text:p>
          </table:table-cell>
          <table:table-cell office:value-type="float" office:value="46" calcext:value-type="float">
            <text:p>46</text:p>
          </table:table-cell>
          <table:table-cell table:number-columns-repeated="17"/>
        </table:table-row>
        <table:table-row table:style-name="ro1">
          <table:table-cell office:value-type="float" office:value="31399093" calcext:value-type="float">
            <text:p>31399093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[.A20]-[.A$3])*0.000001" office:value-type="float" office:value="0.262958" calcext:value-type="float">
            <text:p>0.262958</text:p>
          </table:table-cell>
          <table:table-cell office:value-type="float" office:value="76" calcext:value-type="float">
            <text:p>76</text:p>
          </table:table-cell>
          <table:table-cell table:number-columns-repeated="17"/>
        </table:table-row>
        <table:table-row table:style-name="ro1">
          <table:table-cell office:value-type="float" office:value="31414555" calcext:value-type="float">
            <text:p>31414555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([.A21]-[.A$3])*0.000001" office:value-type="float" office:value="0.27842" calcext:value-type="float">
            <text:p>0.27842</text:p>
          </table:table-cell>
          <table:table-cell office:value-type="float" office:value="106" calcext:value-type="float">
            <text:p>106</text:p>
          </table:table-cell>
          <table:table-cell table:number-columns-repeated="17"/>
        </table:table-row>
        <table:table-row table:style-name="ro1">
          <table:table-cell office:value-type="float" office:value="31430016" calcext:value-type="float">
            <text:p>3143001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([.A22]-[.A$3])*0.000001" office:value-type="float" office:value="0.293881" calcext:value-type="float">
            <text:p>0.293881</text:p>
          </table:table-cell>
          <table:table-cell office:value-type="float" office:value="136" calcext:value-type="float">
            <text:p>136</text:p>
          </table:table-cell>
          <table:table-cell table:number-columns-repeated="17"/>
        </table:table-row>
        <table:table-row table:style-name="ro1">
          <table:table-cell office:value-type="float" office:value="31445482" calcext:value-type="float">
            <text:p>31445482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([.A23]-[.A$3])*0.000001" office:value-type="float" office:value="0.309347" calcext:value-type="float">
            <text:p>0.309347</text:p>
          </table:table-cell>
          <table:table-cell office:value-type="float" office:value="166" calcext:value-type="float">
            <text:p>166</text:p>
          </table:table-cell>
          <table:table-cell table:number-columns-repeated="17"/>
        </table:table-row>
        <table:table-row table:style-name="ro1">
          <table:table-cell office:value-type="float" office:value="31460947" calcext:value-type="float">
            <text:p>31460947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([.A24]-[.A$3])*0.000001" office:value-type="float" office:value="0.324812" calcext:value-type="float">
            <text:p>0.324812</text:p>
          </table:table-cell>
          <table:table-cell office:value-type="float" office:value="196" calcext:value-type="float">
            <text:p>196</text:p>
          </table:table-cell>
          <table:table-cell table:number-columns-repeated="17"/>
        </table:table-row>
        <table:table-row table:style-name="ro1">
          <table:table-cell office:value-type="float" office:value="31476416" calcext:value-type="float">
            <text:p>31476416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([.A25]-[.A$3])*0.000001" office:value-type="float" office:value="0.340281" calcext:value-type="float">
            <text:p>0.340281</text:p>
          </table:table-cell>
          <table:table-cell office:value-type="float" office:value="226" calcext:value-type="float">
            <text:p>226</text:p>
          </table:table-cell>
          <table:table-cell table:number-columns-repeated="17"/>
        </table:table-row>
        <table:table-row table:style-name="ro1">
          <table:table-cell office:value-type="float" office:value="31491880" calcext:value-type="float">
            <text:p>3149188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([.A26]-[.A$3])*0.000001" office:value-type="float" office:value="0.355745" calcext:value-type="float">
            <text:p>0.355745</text:p>
          </table:table-cell>
          <table:table-cell office:value-type="float" office:value="256" calcext:value-type="float">
            <text:p>256</text:p>
          </table:table-cell>
          <table:table-cell table:number-columns-repeated="17"/>
        </table:table-row>
        <table:table-row table:style-name="ro1">
          <table:table-cell office:value-type="float" office:value="31507349" calcext:value-type="float">
            <text:p>31507349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([.A27]-[.A$3])*0.000001" office:value-type="float" office:value="0.371214" calcext:value-type="float">
            <text:p>0.371214</text:p>
          </table:table-cell>
          <table:table-cell office:value-type="float" office:value="286" calcext:value-type="float">
            <text:p>286</text:p>
          </table:table-cell>
          <table:table-cell table:number-columns-repeated="17"/>
        </table:table-row>
        <table:table-row table:style-name="ro1">
          <table:table-cell office:value-type="float" office:value="31522808" calcext:value-type="float">
            <text:p>31522808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([.A28]-[.A$3])*0.000001" office:value-type="float" office:value="0.386673" calcext:value-type="float">
            <text:p>0.386673</text:p>
          </table:table-cell>
          <table:table-cell office:value-type="float" office:value="316" calcext:value-type="float">
            <text:p>316</text:p>
          </table:table-cell>
          <table:table-cell table:number-columns-repeated="17"/>
        </table:table-row>
        <table:table-row table:style-name="ro1">
          <table:table-cell office:value-type="float" office:value="31538279" calcext:value-type="float">
            <text:p>31538279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([.A29]-[.A$3])*0.000001" office:value-type="float" office:value="0.402144" calcext:value-type="float">
            <text:p>0.402144</text:p>
          </table:table-cell>
          <table:table-cell office:value-type="float" office:value="346" calcext:value-type="float">
            <text:p>346</text:p>
          </table:table-cell>
          <table:table-cell table:number-columns-repeated="17"/>
        </table:table-row>
        <table:table-row table:style-name="ro1">
          <table:table-cell office:value-type="float" office:value="31553743" calcext:value-type="float">
            <text:p>31553743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([.A30]-[.A$3])*0.000001" office:value-type="float" office:value="0.417608" calcext:value-type="float">
            <text:p>0.417608</text:p>
          </table:table-cell>
          <table:table-cell office:value-type="float" office:value="376" calcext:value-type="float">
            <text:p>376</text:p>
          </table:table-cell>
          <table:table-cell table:number-columns-repeated="17"/>
        </table:table-row>
        <table:table-row table:style-name="ro1">
          <table:table-cell office:value-type="float" office:value="31569205" calcext:value-type="float">
            <text:p>31569205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([.A31]-[.A$3])*0.000001" office:value-type="float" office:value="0.43307" calcext:value-type="float">
            <text:p>0.43307</text:p>
          </table:table-cell>
          <table:table-cell office:value-type="float" office:value="406" calcext:value-type="float">
            <text:p>406</text:p>
          </table:table-cell>
          <table:table-cell table:number-columns-repeated="17"/>
        </table:table-row>
        <table:table-row table:style-name="ro1">
          <table:table-cell office:value-type="float" office:value="31584670" calcext:value-type="float">
            <text:p>31584670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A32]-[.A$3])*0.000001" office:value-type="float" office:value="0.448535" calcext:value-type="float">
            <text:p>0.448535</text:p>
          </table:table-cell>
          <table:table-cell office:value-type="float" office:value="436" calcext:value-type="float">
            <text:p>436</text:p>
          </table:table-cell>
          <table:table-cell table:number-columns-repeated="17"/>
        </table:table-row>
        <table:table-row table:style-name="ro1">
          <table:table-cell office:value-type="float" office:value="31600135" calcext:value-type="float">
            <text:p>31600135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([.A33]-[.A$3])*0.000001" office:value-type="float" office:value="0.464" calcext:value-type="float">
            <text:p>0.464</text:p>
          </table:table-cell>
          <table:table-cell office:value-type="float" office:value="466" calcext:value-type="float">
            <text:p>466</text:p>
          </table:table-cell>
          <table:table-cell table:number-columns-repeated="17"/>
        </table:table-row>
        <table:table-row table:style-name="ro1">
          <table:table-cell office:value-type="float" office:value="31615599" calcext:value-type="float">
            <text:p>31615599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([.A34]-[.A$3])*0.000001" office:value-type="float" office:value="0.479464" calcext:value-type="float">
            <text:p>0.479464</text:p>
          </table:table-cell>
          <table:table-cell office:value-type="float" office:value="496" calcext:value-type="float">
            <text:p>496</text:p>
          </table:table-cell>
          <table:table-cell table:number-columns-repeated="17"/>
        </table:table-row>
        <table:table-row table:style-name="ro1">
          <table:table-cell office:value-type="float" office:value="31631060" calcext:value-type="float">
            <text:p>31631060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([.A35]-[.A$3])*0.000001" office:value-type="float" office:value="0.494925" calcext:value-type="float">
            <text:p>0.494925</text:p>
          </table:table-cell>
          <table:table-cell office:value-type="float" office:value="526" calcext:value-type="float">
            <text:p>526</text:p>
          </table:table-cell>
          <table:table-cell table:number-columns-repeated="17"/>
        </table:table-row>
        <table:table-row table:style-name="ro1">
          <table:table-cell office:value-type="float" office:value="31646529" calcext:value-type="float">
            <text:p>31646529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[.A36]-[.A$3])*0.000001" office:value-type="float" office:value="0.510394" calcext:value-type="float">
            <text:p>0.510394</text:p>
          </table:table-cell>
          <table:table-cell office:value-type="float" office:value="556" calcext:value-type="float">
            <text:p>556</text:p>
          </table:table-cell>
          <table:table-cell table:number-columns-repeated="17"/>
        </table:table-row>
        <table:table-row table:style-name="ro1">
          <table:table-cell office:value-type="float" office:value="31661993" calcext:value-type="float">
            <text:p>31661993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([.A37]-[.A$3])*0.000001" office:value-type="float" office:value="0.525858" calcext:value-type="float">
            <text:p>0.525858</text:p>
          </table:table-cell>
          <table:table-cell office:value-type="float" office:value="586" calcext:value-type="float">
            <text:p>586</text:p>
          </table:table-cell>
          <table:table-cell table:number-columns-repeated="17"/>
        </table:table-row>
        <table:table-row table:style-name="ro1">
          <table:table-cell office:value-type="float" office:value="31677457" calcext:value-type="float">
            <text:p>31677457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([.A38]-[.A$3])*0.000001" office:value-type="float" office:value="0.541322" calcext:value-type="float">
            <text:p>0.541322</text:p>
          </table:table-cell>
          <table:table-cell office:value-type="float" office:value="616" calcext:value-type="float">
            <text:p>616</text:p>
          </table:table-cell>
          <table:table-cell table:number-columns-repeated="17"/>
        </table:table-row>
        <table:table-row table:style-name="ro1">
          <table:table-cell office:value-type="float" office:value="31692915" calcext:value-type="float">
            <text:p>31692915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([.A39]-[.A$3])*0.000001" office:value-type="float" office:value="0.55678" calcext:value-type="float">
            <text:p>0.55678</text:p>
          </table:table-cell>
          <table:table-cell office:value-type="float" office:value="646" calcext:value-type="float">
            <text:p>646</text:p>
          </table:table-cell>
          <table:table-cell table:number-columns-repeated="17"/>
        </table:table-row>
        <table:table-row table:style-name="ro1">
          <table:table-cell office:value-type="float" office:value="31708377" calcext:value-type="float">
            <text:p>31708377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([.A40]-[.A$3])*0.000001" office:value-type="float" office:value="0.572242" calcext:value-type="float">
            <text:p>0.572242</text:p>
          </table:table-cell>
          <table:table-cell office:value-type="float" office:value="676" calcext:value-type="float">
            <text:p>676</text:p>
          </table:table-cell>
          <table:table-cell table:number-columns-repeated="17"/>
        </table:table-row>
        <table:table-row table:style-name="ro1">
          <table:table-cell office:value-type="float" office:value="31723851" calcext:value-type="float">
            <text:p>31723851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([.A41]-[.A$3])*0.000001" office:value-type="float" office:value="0.587716" calcext:value-type="float">
            <text:p>0.587716</text:p>
          </table:table-cell>
          <table:table-cell office:value-type="float" office:value="706" calcext:value-type="float">
            <text:p>706</text:p>
          </table:table-cell>
          <table:table-cell table:number-columns-repeated="17"/>
        </table:table-row>
        <table:table-row table:style-name="ro1">
          <table:table-cell office:value-type="float" office:value="31739302" calcext:value-type="float">
            <text:p>31739302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([.A42]-[.A$3])*0.000001" office:value-type="float" office:value="0.603167" calcext:value-type="float">
            <text:p>0.603167</text:p>
          </table:table-cell>
          <table:table-cell office:value-type="float" office:value="736" calcext:value-type="float">
            <text:p>736</text:p>
          </table:table-cell>
          <table:table-cell table:number-columns-repeated="17"/>
        </table:table-row>
        <table:table-row table:style-name="ro1">
          <table:table-cell office:value-type="float" office:value="31754772" calcext:value-type="float">
            <text:p>31754772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([.A43]-[.A$3])*0.000001" office:value-type="float" office:value="0.618637" calcext:value-type="float">
            <text:p>0.618637</text:p>
          </table:table-cell>
          <table:table-cell office:value-type="float" office:value="766" calcext:value-type="float">
            <text:p>766</text:p>
          </table:table-cell>
          <table:table-cell table:number-columns-repeated="17"/>
        </table:table-row>
        <table:table-row table:style-name="ro1">
          <table:table-cell office:value-type="float" office:value="31770235" calcext:value-type="float">
            <text:p>31770235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([.A44]-[.A$3])*0.000001" office:value-type="float" office:value="0.6341" calcext:value-type="float">
            <text:p>0.6341</text:p>
          </table:table-cell>
          <table:table-cell office:value-type="float" office:value="796" calcext:value-type="float">
            <text:p>796</text:p>
          </table:table-cell>
          <table:table-cell table:number-columns-repeated="17"/>
        </table:table-row>
        <table:table-row table:style-name="ro1">
          <table:table-cell office:value-type="float" office:value="31785702" calcext:value-type="float">
            <text:p>31785702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([.A45]-[.A$3])*0.000001" office:value-type="float" office:value="0.649567" calcext:value-type="float">
            <text:p>0.649567</text:p>
          </table:table-cell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office:value-type="float" office:value="31801161" calcext:value-type="float">
            <text:p>31801161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([.A46]-[.A$3])*0.000001" office:value-type="float" office:value="0.665026" calcext:value-type="float">
            <text:p>0.665026</text:p>
          </table:table-cell>
          <table:table-cell office:value-type="float" office:value="856" calcext:value-type="float">
            <text:p>856</text:p>
          </table:table-cell>
          <table:table-cell table:number-columns-repeated="17"/>
        </table:table-row>
        <table:table-row table:style-name="ro1">
          <table:table-cell office:value-type="float" office:value="31816622" calcext:value-type="float">
            <text:p>31816622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([.A47]-[.A$3])*0.000001" office:value-type="float" office:value="0.680487" calcext:value-type="float">
            <text:p>0.680487</text:p>
          </table:table-cell>
          <table:table-cell office:value-type="float" office:value="886" calcext:value-type="float">
            <text:p>886</text:p>
          </table:table-cell>
          <table:table-cell>
            <draw:frame draw:z-index="1" draw:style-name="gr1" draw:text-style-name="P1" svg:width="13.0217in" svg:height="7.6236in" svg:x="0.3878in" svg:y="0.0941in">
              <draw:object draw:notify-on-update-of-ranges="Ramp.D3:Ramp.D356 Ramp.E3:Ramp.E35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31832086" calcext:value-type="float">
            <text:p>31832086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([.A48]-[.A$3])*0.000001" office:value-type="float" office:value="0.695951" calcext:value-type="float">
            <text:p>0.695951</text:p>
          </table:table-cell>
          <table:table-cell office:value-type="float" office:value="916" calcext:value-type="float">
            <text:p>916</text:p>
          </table:table-cell>
          <table:table-cell table:number-columns-repeated="17"/>
        </table:table-row>
        <table:table-row table:style-name="ro1">
          <table:table-cell office:value-type="float" office:value="31847553" calcext:value-type="float">
            <text:p>31847553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([.A49]-[.A$3])*0.000001" office:value-type="float" office:value="0.711418" calcext:value-type="float">
            <text:p>0.711418</text:p>
          </table:table-cell>
          <table:table-cell office:value-type="float" office:value="946" calcext:value-type="float">
            <text:p>946</text:p>
          </table:table-cell>
          <table:table-cell table:number-columns-repeated="17"/>
        </table:table-row>
        <table:table-row table:style-name="ro1">
          <table:table-cell office:value-type="float" office:value="31863018" calcext:value-type="float">
            <text:p>31863018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([.A50]-[.A$3])*0.000001" office:value-type="float" office:value="0.726883" calcext:value-type="float">
            <text:p>0.726883</text:p>
          </table:table-cell>
          <table:table-cell office:value-type="float" office:value="976" calcext:value-type="float">
            <text:p>976</text:p>
          </table:table-cell>
          <table:table-cell table:number-columns-repeated="17"/>
        </table:table-row>
        <table:table-row table:style-name="ro1">
          <table:table-cell office:value-type="float" office:value="31878478" calcext:value-type="float">
            <text:p>31878478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([.A51]-[.A$3])*0.000001" office:value-type="float" office:value="0.742343" calcext:value-type="float">
            <text:p>0.742343</text:p>
          </table:table-cell>
          <table:table-cell office:value-type="float" office:value="1006" calcext:value-type="float">
            <text:p>1006</text:p>
          </table:table-cell>
          <table:table-cell table:number-columns-repeated="17"/>
        </table:table-row>
        <table:table-row table:style-name="ro1">
          <table:table-cell office:value-type="float" office:value="31893940" calcext:value-type="float">
            <text:p>31893940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([.A52]-[.A$3])*0.000001" office:value-type="float" office:value="0.757805" calcext:value-type="float">
            <text:p>0.757805</text:p>
          </table:table-cell>
          <table:table-cell office:value-type="float" office:value="1036" calcext:value-type="float">
            <text:p>1036</text:p>
          </table:table-cell>
          <table:table-cell table:number-columns-repeated="17"/>
        </table:table-row>
        <table:table-row table:style-name="ro1">
          <table:table-cell office:value-type="float" office:value="31909402" calcext:value-type="float">
            <text:p>31909402</text:p>
          </table:table-cell>
          <table:table-cell office:value-type="float" office:value="1066" calcext:value-type="float">
            <text:p>1066</text:p>
          </table:table-cell>
          <table:table-cell/>
          <table:table-cell table:formula="of:=([.A53]-[.A$3])*0.000001" office:value-type="float" office:value="0.773267" calcext:value-type="float">
            <text:p>0.773267</text:p>
          </table:table-cell>
          <table:table-cell office:value-type="float" office:value="1066" calcext:value-type="float">
            <text:p>1066</text:p>
          </table:table-cell>
          <table:table-cell table:number-columns-repeated="17"/>
        </table:table-row>
        <table:table-row table:style-name="ro1">
          <table:table-cell office:value-type="float" office:value="31924868" calcext:value-type="float">
            <text:p>31924868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([.A54]-[.A$3])*0.000001" office:value-type="float" office:value="0.788733" calcext:value-type="float">
            <text:p>0.788733</text:p>
          </table:table-cell>
          <table:table-cell office:value-type="float" office:value="1096" calcext:value-type="float">
            <text:p>1096</text:p>
          </table:table-cell>
          <table:table-cell table:number-columns-repeated="17"/>
        </table:table-row>
        <table:table-row table:style-name="ro1">
          <table:table-cell office:value-type="float" office:value="31940332" calcext:value-type="float">
            <text:p>31940332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([.A55]-[.A$3])*0.000001" office:value-type="float" office:value="0.804197" calcext:value-type="float">
            <text:p>0.804197</text:p>
          </table:table-cell>
          <table:table-cell office:value-type="float" office:value="1126" calcext:value-type="float">
            <text:p>1126</text:p>
          </table:table-cell>
          <table:table-cell table:number-columns-repeated="17"/>
        </table:table-row>
        <table:table-row table:style-name="ro1">
          <table:table-cell office:value-type="float" office:value="31955794" calcext:value-type="float">
            <text:p>31955794</text:p>
          </table:table-cell>
          <table:table-cell office:value-type="float" office:value="1156" calcext:value-type="float">
            <text:p>1156</text:p>
          </table:table-cell>
          <table:table-cell/>
          <table:table-cell table:formula="of:=([.A56]-[.A$3])*0.000001" office:value-type="float" office:value="0.819659" calcext:value-type="float">
            <text:p>0.819659</text:p>
          </table:table-cell>
          <table:table-cell office:value-type="float" office:value="1156" calcext:value-type="float">
            <text:p>1156</text:p>
          </table:table-cell>
          <table:table-cell table:number-columns-repeated="17"/>
        </table:table-row>
        <table:table-row table:style-name="ro1">
          <table:table-cell office:value-type="float" office:value="31971263" calcext:value-type="float">
            <text:p>31971263</text:p>
          </table:table-cell>
          <table:table-cell office:value-type="float" office:value="1186" calcext:value-type="float">
            <text:p>1186</text:p>
          </table:table-cell>
          <table:table-cell/>
          <table:table-cell table:formula="of:=([.A57]-[.A$3])*0.000001" office:value-type="float" office:value="0.835128" calcext:value-type="float">
            <text:p>0.835128</text:p>
          </table:table-cell>
          <table:table-cell office:value-type="float" office:value="1186" calcext:value-type="float">
            <text:p>1186</text:p>
          </table:table-cell>
          <table:table-cell table:number-columns-repeated="17"/>
        </table:table-row>
        <table:table-row table:style-name="ro1">
          <table:table-cell office:value-type="float" office:value="31986731" calcext:value-type="float">
            <text:p>31986731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([.A58]-[.A$3])*0.000001" office:value-type="float" office:value="0.850596" calcext:value-type="float">
            <text:p>0.850596</text:p>
          </table:table-cell>
          <table:table-cell office:value-type="float" office:value="1216" calcext:value-type="float">
            <text:p>1216</text:p>
          </table:table-cell>
          <table:table-cell table:number-columns-repeated="17"/>
        </table:table-row>
        <table:table-row table:style-name="ro1">
          <table:table-cell office:value-type="float" office:value="32002201" calcext:value-type="float">
            <text:p>32002201</text:p>
          </table:table-cell>
          <table:table-cell office:value-type="float" office:value="1246" calcext:value-type="float">
            <text:p>1246</text:p>
          </table:table-cell>
          <table:table-cell/>
          <table:table-cell table:formula="of:=([.A59]-[.A$3])*0.000001" office:value-type="float" office:value="0.866066" calcext:value-type="float">
            <text:p>0.866066</text:p>
          </table:table-cell>
          <table:table-cell office:value-type="float" office:value="1246" calcext:value-type="float">
            <text:p>1246</text:p>
          </table:table-cell>
          <table:table-cell table:number-columns-repeated="17"/>
        </table:table-row>
        <table:table-row table:style-name="ro1">
          <table:table-cell office:value-type="float" office:value="32017669" calcext:value-type="float">
            <text:p>32017669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([.A60]-[.A$3])*0.000001" office:value-type="float" office:value="0.881534" calcext:value-type="float">
            <text:p>0.881534</text:p>
          </table:table-cell>
          <table:table-cell office:value-type="float" office:value="1276" calcext:value-type="float">
            <text:p>1276</text:p>
          </table:table-cell>
          <table:table-cell table:number-columns-repeated="17"/>
        </table:table-row>
        <table:table-row table:style-name="ro1">
          <table:table-cell office:value-type="float" office:value="32033134" calcext:value-type="float">
            <text:p>32033134</text:p>
          </table:table-cell>
          <table:table-cell office:value-type="float" office:value="1306" calcext:value-type="float">
            <text:p>1306</text:p>
          </table:table-cell>
          <table:table-cell/>
          <table:table-cell table:formula="of:=([.A61]-[.A$3])*0.000001" office:value-type="float" office:value="0.896999" calcext:value-type="float">
            <text:p>0.896999</text:p>
          </table:table-cell>
          <table:table-cell office:value-type="float" office:value="1306" calcext:value-type="float">
            <text:p>1306</text:p>
          </table:table-cell>
          <table:table-cell table:number-columns-repeated="17"/>
        </table:table-row>
        <table:table-row table:style-name="ro1">
          <table:table-cell office:value-type="float" office:value="32048600" calcext:value-type="float">
            <text:p>32048600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([.A62]-[.A$3])*0.000001" office:value-type="float" office:value="0.912465" calcext:value-type="float">
            <text:p>0.912465</text:p>
          </table:table-cell>
          <table:table-cell office:value-type="float" office:value="1336" calcext:value-type="float">
            <text:p>1336</text:p>
          </table:table-cell>
          <table:table-cell table:number-columns-repeated="17"/>
        </table:table-row>
        <table:table-row table:style-name="ro1">
          <table:table-cell office:value-type="float" office:value="32064070" calcext:value-type="float">
            <text:p>32064070</text:p>
          </table:table-cell>
          <table:table-cell office:value-type="float" office:value="1366" calcext:value-type="float">
            <text:p>1366</text:p>
          </table:table-cell>
          <table:table-cell/>
          <table:table-cell table:formula="of:=([.A63]-[.A$3])*0.000001" office:value-type="float" office:value="0.927935" calcext:value-type="float">
            <text:p>0.927935</text:p>
          </table:table-cell>
          <table:table-cell office:value-type="float" office:value="1366" calcext:value-type="float">
            <text:p>1366</text:p>
          </table:table-cell>
          <table:table-cell table:number-columns-repeated="17"/>
        </table:table-row>
        <table:table-row table:style-name="ro1">
          <table:table-cell office:value-type="float" office:value="32079535" calcext:value-type="float">
            <text:p>32079535</text:p>
          </table:table-cell>
          <table:table-cell office:value-type="float" office:value="1396" calcext:value-type="float">
            <text:p>1396</text:p>
          </table:table-cell>
          <table:table-cell/>
          <table:table-cell table:formula="of:=([.A64]-[.A$3])*0.000001" office:value-type="float" office:value="0.9434" calcext:value-type="float">
            <text:p>0.9434</text:p>
          </table:table-cell>
          <table:table-cell office:value-type="float" office:value="1396" calcext:value-type="float">
            <text:p>1396</text:p>
          </table:table-cell>
          <table:table-cell table:number-columns-repeated="17"/>
        </table:table-row>
        <table:table-row table:style-name="ro1">
          <table:table-cell office:value-type="float" office:value="32095007" calcext:value-type="float">
            <text:p>32095007</text:p>
          </table:table-cell>
          <table:table-cell office:value-type="float" office:value="1426" calcext:value-type="float">
            <text:p>1426</text:p>
          </table:table-cell>
          <table:table-cell/>
          <table:table-cell table:formula="of:=([.A65]-[.A$3])*0.000001" office:value-type="float" office:value="0.958872" calcext:value-type="float">
            <text:p>0.958872</text:p>
          </table:table-cell>
          <table:table-cell office:value-type="float" office:value="1426" calcext:value-type="float">
            <text:p>1426</text:p>
          </table:table-cell>
          <table:table-cell table:number-columns-repeated="17"/>
        </table:table-row>
        <table:table-row table:style-name="ro1">
          <table:table-cell office:value-type="float" office:value="32110479" calcext:value-type="float">
            <text:p>32110479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([.A66]-[.A$3])*0.000001" office:value-type="float" office:value="0.974344" calcext:value-type="float">
            <text:p>0.974344</text:p>
          </table:table-cell>
          <table:table-cell office:value-type="float" office:value="1456" calcext:value-type="float">
            <text:p>1456</text:p>
          </table:table-cell>
          <table:table-cell table:number-columns-repeated="17"/>
        </table:table-row>
        <table:table-row table:style-name="ro1">
          <table:table-cell office:value-type="float" office:value="32125931" calcext:value-type="float">
            <text:p>32125931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([.A67]-[.A$3])*0.000001" office:value-type="float" office:value="0.989796" calcext:value-type="float">
            <text:p>0.989796</text:p>
          </table:table-cell>
          <table:table-cell office:value-type="float" office:value="1486" calcext:value-type="float">
            <text:p>1486</text:p>
          </table:table-cell>
          <table:table-cell table:number-columns-repeated="17"/>
        </table:table-row>
        <table:table-row table:style-name="ro1">
          <table:table-cell office:value-type="float" office:value="32141395" calcext:value-type="float">
            <text:p>32141395</text:p>
          </table:table-cell>
          <table:table-cell office:value-type="float" office:value="1516" calcext:value-type="float">
            <text:p>1516</text:p>
          </table:table-cell>
          <table:table-cell/>
          <table:table-cell table:formula="of:=([.A68]-[.A$3])*0.000001" office:value-type="float" office:value="1.00526" calcext:value-type="float">
            <text:p>1.00526</text:p>
          </table:table-cell>
          <table:table-cell office:value-type="float" office:value="1516" calcext:value-type="float">
            <text:p>1516</text:p>
          </table:table-cell>
          <table:table-cell table:number-columns-repeated="17"/>
        </table:table-row>
        <table:table-row table:style-name="ro1">
          <table:table-cell office:value-type="float" office:value="32156855" calcext:value-type="float">
            <text:p>32156855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([.A69]-[.A$3])*0.000001" office:value-type="float" office:value="1.02072" calcext:value-type="float">
            <text:p>1.02072</text:p>
          </table:table-cell>
          <table:table-cell office:value-type="float" office:value="1546" calcext:value-type="float">
            <text:p>1546</text:p>
          </table:table-cell>
          <table:table-cell table:number-columns-repeated="17"/>
        </table:table-row>
        <table:table-row table:style-name="ro1">
          <table:table-cell office:value-type="float" office:value="32172317" calcext:value-type="float">
            <text:p>32172317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([.A70]-[.A$3])*0.000001" office:value-type="float" office:value="1.036182" calcext:value-type="float">
            <text:p>1.036182</text:p>
          </table:table-cell>
          <table:table-cell office:value-type="float" office:value="1576" calcext:value-type="float">
            <text:p>1576</text:p>
          </table:table-cell>
          <table:table-cell table:number-columns-repeated="17"/>
        </table:table-row>
        <table:table-row table:style-name="ro1">
          <table:table-cell office:value-type="float" office:value="32187779" calcext:value-type="float">
            <text:p>32187779</text:p>
          </table:table-cell>
          <table:table-cell office:value-type="float" office:value="1606" calcext:value-type="float">
            <text:p>1606</text:p>
          </table:table-cell>
          <table:table-cell/>
          <table:table-cell table:formula="of:=([.A71]-[.A$3])*0.000001" office:value-type="float" office:value="1.051644" calcext:value-type="float">
            <text:p>1.051644</text:p>
          </table:table-cell>
          <table:table-cell office:value-type="float" office:value="1606" calcext:value-type="float">
            <text:p>1606</text:p>
          </table:table-cell>
          <table:table-cell table:number-columns-repeated="17"/>
        </table:table-row>
        <table:table-row table:style-name="ro1">
          <table:table-cell office:value-type="float" office:value="32203244" calcext:value-type="float">
            <text:p>32203244</text:p>
          </table:table-cell>
          <table:table-cell office:value-type="float" office:value="1636" calcext:value-type="float">
            <text:p>1636</text:p>
          </table:table-cell>
          <table:table-cell/>
          <table:table-cell table:formula="of:=([.A72]-[.A$3])*0.000001" office:value-type="float" office:value="1.067109" calcext:value-type="float">
            <text:p>1.067109</text:p>
          </table:table-cell>
          <table:table-cell office:value-type="float" office:value="1636" calcext:value-type="float">
            <text:p>1636</text:p>
          </table:table-cell>
          <table:table-cell table:number-columns-repeated="17"/>
        </table:table-row>
        <table:table-row table:style-name="ro1">
          <table:table-cell office:value-type="float" office:value="32218710" calcext:value-type="float">
            <text:p>32218710</text:p>
          </table:table-cell>
          <table:table-cell office:value-type="float" office:value="1638" calcext:value-type="float">
            <text:p>1638</text:p>
          </table:table-cell>
          <table:table-cell/>
          <table:table-cell table:formula="of:=([.A73]-[.A$3])*0.000001" office:value-type="float" office:value="1.082575" calcext:value-type="float">
            <text:p>1.082575</text:p>
          </table:table-cell>
          <table:table-cell office:value-type="float" office:value="1638" calcext:value-type="float">
            <text:p>1638</text:p>
          </table:table-cell>
          <table:table-cell table:number-columns-repeated="17"/>
        </table:table-row>
        <table:table-row table:style-name="ro1">
          <table:table-cell office:value-type="float" office:value="38199662" calcext:value-type="float">
            <text:p>38199662</text:p>
          </table:table-cell>
          <table:table-cell office:value-type="float" office:value="1608" calcext:value-type="float">
            <text:p>1608</text:p>
          </table:table-cell>
          <table:table-cell/>
          <table:table-cell table:formula="of:=([.A74]-[.A$3])*0.000001" office:value-type="float" office:value="7.063527" calcext:value-type="float">
            <text:p>7.063527</text:p>
          </table:table-cell>
          <table:table-cell office:value-type="float" office:value="1608" calcext:value-type="float">
            <text:p>1608</text:p>
          </table:table-cell>
          <table:table-cell table:number-columns-repeated="17"/>
        </table:table-row>
        <table:table-row table:style-name="ro1">
          <table:table-cell office:value-type="float" office:value="38215174" calcext:value-type="float">
            <text:p>38215174</text:p>
          </table:table-cell>
          <table:table-cell office:value-type="float" office:value="1578" calcext:value-type="float">
            <text:p>1578</text:p>
          </table:table-cell>
          <table:table-cell/>
          <table:table-cell table:formula="of:=([.A75]-[.A$3])*0.000001" office:value-type="float" office:value="7.079039" calcext:value-type="float">
            <text:p>7.079039</text:p>
          </table:table-cell>
          <table:table-cell office:value-type="float" office:value="1578" calcext:value-type="float">
            <text:p>1578</text:p>
          </table:table-cell>
          <table:table-cell table:number-columns-repeated="17"/>
        </table:table-row>
        <table:table-row table:style-name="ro1">
          <table:table-cell office:value-type="float" office:value="38230650" calcext:value-type="float">
            <text:p>38230650</text:p>
          </table:table-cell>
          <table:table-cell office:value-type="float" office:value="1548" calcext:value-type="float">
            <text:p>1548</text:p>
          </table:table-cell>
          <table:table-cell/>
          <table:table-cell table:formula="of:=([.A76]-[.A$3])*0.000001" office:value-type="float" office:value="7.094515" calcext:value-type="float">
            <text:p>7.094515</text:p>
          </table:table-cell>
          <table:table-cell office:value-type="float" office:value="1548" calcext:value-type="float">
            <text:p>1548</text:p>
          </table:table-cell>
          <table:table-cell table:number-columns-repeated="17"/>
        </table:table-row>
        <table:table-row table:style-name="ro1">
          <table:table-cell office:value-type="float" office:value="38246116" calcext:value-type="float">
            <text:p>38246116</text:p>
          </table:table-cell>
          <table:table-cell office:value-type="float" office:value="1518" calcext:value-type="float">
            <text:p>1518</text:p>
          </table:table-cell>
          <table:table-cell/>
          <table:table-cell table:formula="of:=([.A77]-[.A$3])*0.000001" office:value-type="float" office:value="7.109981" calcext:value-type="float">
            <text:p>7.109981</text:p>
          </table:table-cell>
          <table:table-cell office:value-type="float" office:value="1518" calcext:value-type="float">
            <text:p>1518</text:p>
          </table:table-cell>
          <table:table-cell table:number-columns-repeated="17"/>
        </table:table-row>
        <table:table-row table:style-name="ro1">
          <table:table-cell office:value-type="float" office:value="38261584" calcext:value-type="float">
            <text:p>38261584</text:p>
          </table:table-cell>
          <table:table-cell office:value-type="float" office:value="1488" calcext:value-type="float">
            <text:p>1488</text:p>
          </table:table-cell>
          <table:table-cell/>
          <table:table-cell table:formula="of:=([.A78]-[.A$3])*0.000001" office:value-type="float" office:value="7.125449" calcext:value-type="float">
            <text:p>7.125449</text:p>
          </table:table-cell>
          <table:table-cell office:value-type="float" office:value="1488" calcext:value-type="float">
            <text:p>1488</text:p>
          </table:table-cell>
          <table:table-cell table:number-columns-repeated="17"/>
        </table:table-row>
        <table:table-row table:style-name="ro1">
          <table:table-cell office:value-type="float" office:value="38277047" calcext:value-type="float">
            <text:p>38277047</text:p>
          </table:table-cell>
          <table:table-cell office:value-type="float" office:value="1458" calcext:value-type="float">
            <text:p>1458</text:p>
          </table:table-cell>
          <table:table-cell/>
          <table:table-cell table:formula="of:=([.A79]-[.A$3])*0.000001" office:value-type="float" office:value="7.140912" calcext:value-type="float">
            <text:p>7.140912</text:p>
          </table:table-cell>
          <table:table-cell office:value-type="float" office:value="1458" calcext:value-type="float">
            <text:p>1458</text:p>
          </table:table-cell>
          <table:table-cell table:number-columns-repeated="17"/>
        </table:table-row>
        <table:table-row table:style-name="ro1">
          <table:table-cell office:value-type="float" office:value="38292510" calcext:value-type="float">
            <text:p>38292510</text:p>
          </table:table-cell>
          <table:table-cell office:value-type="float" office:value="1428" calcext:value-type="float">
            <text:p>1428</text:p>
          </table:table-cell>
          <table:table-cell/>
          <table:table-cell table:formula="of:=([.A80]-[.A$3])*0.000001" office:value-type="float" office:value="7.156375" calcext:value-type="float">
            <text:p>7.156375</text:p>
          </table:table-cell>
          <table:table-cell office:value-type="float" office:value="1428" calcext:value-type="float">
            <text:p>1428</text:p>
          </table:table-cell>
          <table:table-cell table:number-columns-repeated="17"/>
        </table:table-row>
        <table:table-row table:style-name="ro1">
          <table:table-cell office:value-type="float" office:value="38307970" calcext:value-type="float">
            <text:p>38307970</text:p>
          </table:table-cell>
          <table:table-cell office:value-type="float" office:value="1398" calcext:value-type="float">
            <text:p>1398</text:p>
          </table:table-cell>
          <table:table-cell/>
          <table:table-cell table:formula="of:=([.A81]-[.A$3])*0.000001" office:value-type="float" office:value="7.171835" calcext:value-type="float">
            <text:p>7.171835</text:p>
          </table:table-cell>
          <table:table-cell office:value-type="float" office:value="1398" calcext:value-type="float">
            <text:p>1398</text:p>
          </table:table-cell>
          <table:table-cell table:number-columns-repeated="17"/>
        </table:table-row>
        <table:table-row table:style-name="ro1">
          <table:table-cell office:value-type="float" office:value="38323434" calcext:value-type="float">
            <text:p>38323434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([.A82]-[.A$3])*0.000001" office:value-type="float" office:value="7.187299" calcext:value-type="float">
            <text:p>7.187299</text:p>
          </table:table-cell>
          <table:table-cell office:value-type="float" office:value="1368" calcext:value-type="float">
            <text:p>1368</text:p>
          </table:table-cell>
          <table:table-cell table:number-columns-repeated="17"/>
        </table:table-row>
        <table:table-row table:style-name="ro1">
          <table:table-cell office:value-type="float" office:value="38338896" calcext:value-type="float">
            <text:p>38338896</text:p>
          </table:table-cell>
          <table:table-cell office:value-type="float" office:value="1338" calcext:value-type="float">
            <text:p>1338</text:p>
          </table:table-cell>
          <table:table-cell/>
          <table:table-cell table:formula="of:=([.A83]-[.A$3])*0.000001" office:value-type="float" office:value="7.202761" calcext:value-type="float">
            <text:p>7.202761</text:p>
          </table:table-cell>
          <table:table-cell office:value-type="float" office:value="1338" calcext:value-type="float">
            <text:p>1338</text:p>
          </table:table-cell>
          <table:table-cell table:number-columns-repeated="17"/>
        </table:table-row>
        <table:table-row table:style-name="ro1">
          <table:table-cell office:value-type="float" office:value="38354364" calcext:value-type="float">
            <text:p>38354364</text:p>
          </table:table-cell>
          <table:table-cell office:value-type="float" office:value="1308" calcext:value-type="float">
            <text:p>1308</text:p>
          </table:table-cell>
          <table:table-cell/>
          <table:table-cell table:formula="of:=([.A84]-[.A$3])*0.000001" office:value-type="float" office:value="7.218229" calcext:value-type="float">
            <text:p>7.218229</text:p>
          </table:table-cell>
          <table:table-cell office:value-type="float" office:value="1308" calcext:value-type="float">
            <text:p>1308</text:p>
          </table:table-cell>
          <table:table-cell table:number-columns-repeated="17"/>
        </table:table-row>
        <table:table-row table:style-name="ro1">
          <table:table-cell office:value-type="float" office:value="38369816" calcext:value-type="float">
            <text:p>38369816</text:p>
          </table:table-cell>
          <table:table-cell office:value-type="float" office:value="1278" calcext:value-type="float">
            <text:p>1278</text:p>
          </table:table-cell>
          <table:table-cell/>
          <table:table-cell table:formula="of:=([.A85]-[.A$3])*0.000001" office:value-type="float" office:value="7.233681" calcext:value-type="float">
            <text:p>7.233681</text:p>
          </table:table-cell>
          <table:table-cell office:value-type="float" office:value="1278" calcext:value-type="float">
            <text:p>1278</text:p>
          </table:table-cell>
          <table:table-cell table:number-columns-repeated="17"/>
        </table:table-row>
        <table:table-row table:style-name="ro1">
          <table:table-cell office:value-type="float" office:value="38385284" calcext:value-type="float">
            <text:p>38385284</text:p>
          </table:table-cell>
          <table:table-cell office:value-type="float" office:value="1248" calcext:value-type="float">
            <text:p>1248</text:p>
          </table:table-cell>
          <table:table-cell/>
          <table:table-cell table:formula="of:=([.A86]-[.A$3])*0.000001" office:value-type="float" office:value="7.249149" calcext:value-type="float">
            <text:p>7.249149</text:p>
          </table:table-cell>
          <table:table-cell office:value-type="float" office:value="1248" calcext:value-type="float">
            <text:p>1248</text:p>
          </table:table-cell>
          <table:table-cell table:number-columns-repeated="17"/>
        </table:table-row>
        <table:table-row table:style-name="ro1">
          <table:table-cell office:value-type="float" office:value="38400753" calcext:value-type="float">
            <text:p>38400753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([.A87]-[.A$3])*0.000001" office:value-type="float" office:value="7.264618" calcext:value-type="float">
            <text:p>7.264618</text:p>
          </table:table-cell>
          <table:table-cell office:value-type="float" office:value="1218" calcext:value-type="float">
            <text:p>1218</text:p>
          </table:table-cell>
          <table:table-cell table:number-columns-repeated="17"/>
        </table:table-row>
        <table:table-row table:style-name="ro1">
          <table:table-cell office:value-type="float" office:value="38416219" calcext:value-type="float">
            <text:p>38416219</text:p>
          </table:table-cell>
          <table:table-cell office:value-type="float" office:value="1188" calcext:value-type="float">
            <text:p>1188</text:p>
          </table:table-cell>
          <table:table-cell/>
          <table:table-cell table:formula="of:=([.A88]-[.A$3])*0.000001" office:value-type="float" office:value="7.280084" calcext:value-type="float">
            <text:p>7.280084</text:p>
          </table:table-cell>
          <table:table-cell office:value-type="float" office:value="1188" calcext:value-type="float">
            <text:p>1188</text:p>
          </table:table-cell>
          <table:table-cell table:number-columns-repeated="17"/>
        </table:table-row>
        <table:table-row table:style-name="ro1">
          <table:table-cell office:value-type="float" office:value="38431684" calcext:value-type="float">
            <text:p>38431684</text:p>
          </table:table-cell>
          <table:table-cell office:value-type="float" office:value="1158" calcext:value-type="float">
            <text:p>1158</text:p>
          </table:table-cell>
          <table:table-cell/>
          <table:table-cell table:formula="of:=([.A89]-[.A$3])*0.000001" office:value-type="float" office:value="7.295549" calcext:value-type="float">
            <text:p>7.295549</text:p>
          </table:table-cell>
          <table:table-cell office:value-type="float" office:value="1158" calcext:value-type="float">
            <text:p>1158</text:p>
          </table:table-cell>
          <table:table-cell table:number-columns-repeated="17"/>
        </table:table-row>
        <table:table-row table:style-name="ro1">
          <table:table-cell office:value-type="float" office:value="38447147" calcext:value-type="float">
            <text:p>38447147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([.A90]-[.A$3])*0.000001" office:value-type="float" office:value="7.311012" calcext:value-type="float">
            <text:p>7.311012</text:p>
          </table:table-cell>
          <table:table-cell office:value-type="float" office:value="1128" calcext:value-type="float">
            <text:p>1128</text:p>
          </table:table-cell>
          <table:table-cell table:number-columns-repeated="17"/>
        </table:table-row>
        <table:table-row table:style-name="ro1">
          <table:table-cell office:value-type="float" office:value="38462614" calcext:value-type="float">
            <text:p>38462614</text:p>
          </table:table-cell>
          <table:table-cell office:value-type="float" office:value="1098" calcext:value-type="float">
            <text:p>1098</text:p>
          </table:table-cell>
          <table:table-cell/>
          <table:table-cell table:formula="of:=([.A91]-[.A$3])*0.000001" office:value-type="float" office:value="7.326479" calcext:value-type="float">
            <text:p>7.326479</text:p>
          </table:table-cell>
          <table:table-cell office:value-type="float" office:value="1098" calcext:value-type="float">
            <text:p>1098</text:p>
          </table:table-cell>
          <table:table-cell table:number-columns-repeated="17"/>
        </table:table-row>
        <table:table-row table:style-name="ro1">
          <table:table-cell office:value-type="float" office:value="38478079" calcext:value-type="float">
            <text:p>38478079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([.A92]-[.A$3])*0.000001" office:value-type="float" office:value="7.341944" calcext:value-type="float">
            <text:p>7.341944</text:p>
          </table:table-cell>
          <table:table-cell office:value-type="float" office:value="1068" calcext:value-type="float">
            <text:p>1068</text:p>
          </table:table-cell>
          <table:table-cell table:number-columns-repeated="17"/>
        </table:table-row>
        <table:table-row table:style-name="ro1">
          <table:table-cell office:value-type="float" office:value="38493546" calcext:value-type="float">
            <text:p>38493546</text:p>
          </table:table-cell>
          <table:table-cell office:value-type="float" office:value="1038" calcext:value-type="float">
            <text:p>1038</text:p>
          </table:table-cell>
          <table:table-cell/>
          <table:table-cell table:formula="of:=([.A93]-[.A$3])*0.000001" office:value-type="float" office:value="7.357411" calcext:value-type="float">
            <text:p>7.357411</text:p>
          </table:table-cell>
          <table:table-cell office:value-type="float" office:value="1038" calcext:value-type="float">
            <text:p>1038</text:p>
          </table:table-cell>
          <table:table-cell table:number-columns-repeated="17"/>
        </table:table-row>
        <table:table-row table:style-name="ro1">
          <table:table-cell office:value-type="float" office:value="38509015" calcext:value-type="float">
            <text:p>38509015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([.A94]-[.A$3])*0.000001" office:value-type="float" office:value="7.37288" calcext:value-type="float">
            <text:p>7.37288</text:p>
          </table:table-cell>
          <table:table-cell office:value-type="float" office:value="1008" calcext:value-type="float">
            <text:p>1008</text:p>
          </table:table-cell>
          <table:table-cell table:number-columns-repeated="17"/>
        </table:table-row>
        <table:table-row table:style-name="ro1">
          <table:table-cell office:value-type="float" office:value="38524484" calcext:value-type="float">
            <text:p>38524484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([.A95]-[.A$3])*0.000001" office:value-type="float" office:value="7.388349" calcext:value-type="float">
            <text:p>7.388349</text:p>
          </table:table-cell>
          <table:table-cell office:value-type="float" office:value="978" calcext:value-type="float">
            <text:p>978</text:p>
          </table:table-cell>
          <table:table-cell table:number-columns-repeated="17"/>
        </table:table-row>
        <table:table-row table:style-name="ro1">
          <table:table-cell office:value-type="float" office:value="38539948" calcext:value-type="float">
            <text:p>38539948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([.A96]-[.A$3])*0.000001" office:value-type="float" office:value="7.403813" calcext:value-type="float">
            <text:p>7.403813</text:p>
          </table:table-cell>
          <table:table-cell office:value-type="float" office:value="948" calcext:value-type="float">
            <text:p>948</text:p>
          </table:table-cell>
          <table:table-cell table:number-columns-repeated="17"/>
        </table:table-row>
        <table:table-row table:style-name="ro1">
          <table:table-cell office:value-type="float" office:value="38555411" calcext:value-type="float">
            <text:p>38555411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([.A97]-[.A$3])*0.000001" office:value-type="float" office:value="7.419276" calcext:value-type="float">
            <text:p>7.419276</text:p>
          </table:table-cell>
          <table:table-cell office:value-type="float" office:value="918" calcext:value-type="float">
            <text:p>918</text:p>
          </table:table-cell>
          <table:table-cell table:number-columns-repeated="17"/>
        </table:table-row>
        <table:table-row table:style-name="ro1">
          <table:table-cell office:value-type="float" office:value="38570873" calcext:value-type="float">
            <text:p>38570873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([.A98]-[.A$3])*0.000001" office:value-type="float" office:value="7.434738" calcext:value-type="float">
            <text:p>7.434738</text:p>
          </table:table-cell>
          <table:table-cell office:value-type="float" office:value="888" calcext:value-type="float">
            <text:p>888</text:p>
          </table:table-cell>
          <table:table-cell table:number-columns-repeated="17"/>
        </table:table-row>
        <table:table-row table:style-name="ro1">
          <table:table-cell office:value-type="float" office:value="38586338" calcext:value-type="float">
            <text:p>38586338</text:p>
          </table:table-cell>
          <table:table-cell office:value-type="float" office:value="858" calcext:value-type="float">
            <text:p>858</text:p>
          </table:table-cell>
          <table:table-cell/>
          <table:table-cell table:formula="of:=([.A99]-[.A$3])*0.000001" office:value-type="float" office:value="7.450203" calcext:value-type="float">
            <text:p>7.450203</text:p>
          </table:table-cell>
          <table:table-cell office:value-type="float" office:value="858" calcext:value-type="float">
            <text:p>858</text:p>
          </table:table-cell>
          <table:table-cell table:number-columns-repeated="17"/>
        </table:table-row>
        <table:table-row table:style-name="ro1">
          <table:table-cell office:value-type="float" office:value="38601802" calcext:value-type="float">
            <text:p>38601802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([.A100]-[.A$3])*0.000001" office:value-type="float" office:value="7.465667" calcext:value-type="float">
            <text:p>7.465667</text:p>
          </table:table-cell>
          <table:table-cell office:value-type="float" office:value="828" calcext:value-type="float">
            <text:p>828</text:p>
          </table:table-cell>
          <table:table-cell table:number-columns-repeated="17"/>
        </table:table-row>
        <table:table-row table:style-name="ro1">
          <table:table-cell office:value-type="float" office:value="38617269" calcext:value-type="float">
            <text:p>38617269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([.A101]-[.A$3])*0.000001" office:value-type="float" office:value="7.481134" calcext:value-type="float">
            <text:p>7.481134</text:p>
          </table:table-cell>
          <table:table-cell office:value-type="float" office:value="798" calcext:value-type="float">
            <text:p>798</text:p>
          </table:table-cell>
          <table:table-cell table:number-columns-repeated="17"/>
        </table:table-row>
        <table:table-row table:style-name="ro1">
          <table:table-cell office:value-type="float" office:value="38632731" calcext:value-type="float">
            <text:p>38632731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([.A102]-[.A$3])*0.000001" office:value-type="float" office:value="7.496596" calcext:value-type="float">
            <text:p>7.496596</text:p>
          </table:table-cell>
          <table:table-cell office:value-type="float" office:value="768" calcext:value-type="float">
            <text:p>768</text:p>
          </table:table-cell>
          <table:table-cell table:number-columns-repeated="17"/>
        </table:table-row>
        <table:table-row table:style-name="ro1">
          <table:table-cell office:value-type="float" office:value="38648189" calcext:value-type="float">
            <text:p>38648189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([.A103]-[.A$3])*0.000001" office:value-type="float" office:value="7.512054" calcext:value-type="float">
            <text:p>7.512054</text:p>
          </table:table-cell>
          <table:table-cell office:value-type="float" office:value="738" calcext:value-type="float">
            <text:p>738</text:p>
          </table:table-cell>
          <table:table-cell table:number-columns-repeated="17"/>
        </table:table-row>
        <table:table-row table:style-name="ro1">
          <table:table-cell office:value-type="float" office:value="38663648" calcext:value-type="float">
            <text:p>38663648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([.A104]-[.A$3])*0.000001" office:value-type="float" office:value="7.527513" calcext:value-type="float">
            <text:p>7.527513</text:p>
          </table:table-cell>
          <table:table-cell office:value-type="float" office:value="708" calcext:value-type="float">
            <text:p>708</text:p>
          </table:table-cell>
          <table:table-cell table:number-columns-repeated="17"/>
        </table:table-row>
        <table:table-row table:style-name="ro1">
          <table:table-cell office:value-type="float" office:value="38679110" calcext:value-type="float">
            <text:p>38679110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([.A105]-[.A$3])*0.000001" office:value-type="float" office:value="7.542975" calcext:value-type="float">
            <text:p>7.542975</text:p>
          </table:table-cell>
          <table:table-cell office:value-type="float" office:value="678" calcext:value-type="float">
            <text:p>678</text:p>
          </table:table-cell>
          <table:table-cell table:number-columns-repeated="17"/>
        </table:table-row>
        <table:table-row table:style-name="ro1">
          <table:table-cell office:value-type="float" office:value="38694572" calcext:value-type="float">
            <text:p>38694572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([.A106]-[.A$3])*0.000001" office:value-type="float" office:value="7.558437" calcext:value-type="float">
            <text:p>7.558437</text:p>
          </table:table-cell>
          <table:table-cell office:value-type="float" office:value="648" calcext:value-type="float">
            <text:p>648</text:p>
          </table:table-cell>
          <table:table-cell table:number-columns-repeated="17"/>
        </table:table-row>
        <table:table-row table:style-name="ro1">
          <table:table-cell office:value-type="float" office:value="38710038" calcext:value-type="float">
            <text:p>38710038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([.A107]-[.A$3])*0.000001" office:value-type="float" office:value="7.573903" calcext:value-type="float">
            <text:p>7.573903</text:p>
          </table:table-cell>
          <table:table-cell office:value-type="float" office:value="618" calcext:value-type="float">
            <text:p>618</text:p>
          </table:table-cell>
          <table:table-cell table:number-columns-repeated="17"/>
        </table:table-row>
        <table:table-row table:style-name="ro1">
          <table:table-cell office:value-type="float" office:value="38725510" calcext:value-type="float">
            <text:p>38725510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([.A108]-[.A$3])*0.000001" office:value-type="float" office:value="7.589375" calcext:value-type="float">
            <text:p>7.589375</text:p>
          </table:table-cell>
          <table:table-cell office:value-type="float" office:value="588" calcext:value-type="float">
            <text:p>588</text:p>
          </table:table-cell>
          <table:table-cell table:number-columns-repeated="17"/>
        </table:table-row>
        <table:table-row table:style-name="ro1">
          <table:table-cell office:value-type="float" office:value="38740974" calcext:value-type="float">
            <text:p>38740974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[.A109]-[.A$3])*0.000001" office:value-type="float" office:value="7.604839" calcext:value-type="float">
            <text:p>7.604839</text:p>
          </table:table-cell>
          <table:table-cell office:value-type="float" office:value="558" calcext:value-type="float">
            <text:p>558</text:p>
          </table:table-cell>
          <table:table-cell table:number-columns-repeated="17"/>
        </table:table-row>
        <table:table-row table:style-name="ro1">
          <table:table-cell office:value-type="float" office:value="38756430" calcext:value-type="float">
            <text:p>38756430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([.A110]-[.A$3])*0.000001" office:value-type="float" office:value="7.620295" calcext:value-type="float">
            <text:p>7.620295</text:p>
          </table:table-cell>
          <table:table-cell office:value-type="float" office:value="528" calcext:value-type="float">
            <text:p>528</text:p>
          </table:table-cell>
          <table:table-cell table:number-columns-repeated="17"/>
        </table:table-row>
        <table:table-row table:style-name="ro1">
          <table:table-cell office:value-type="float" office:value="38771891" calcext:value-type="float">
            <text:p>38771891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([.A111]-[.A$3])*0.000001" office:value-type="float" office:value="7.635756" calcext:value-type="float">
            <text:p>7.635756</text:p>
          </table:table-cell>
          <table:table-cell office:value-type="float" office:value="498" calcext:value-type="float">
            <text:p>498</text:p>
          </table:table-cell>
          <table:table-cell table:number-columns-repeated="17"/>
        </table:table-row>
        <table:table-row table:style-name="ro1">
          <table:table-cell office:value-type="float" office:value="38787356" calcext:value-type="float">
            <text:p>38787356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([.A112]-[.A$3])*0.000001" office:value-type="float" office:value="7.651221" calcext:value-type="float">
            <text:p>7.651221</text:p>
          </table:table-cell>
          <table:table-cell office:value-type="float" office:value="468" calcext:value-type="float">
            <text:p>468</text:p>
          </table:table-cell>
          <table:table-cell table:number-columns-repeated="17"/>
        </table:table-row>
        <table:table-row table:style-name="ro1">
          <table:table-cell office:value-type="float" office:value="38802814" calcext:value-type="float">
            <text:p>38802814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113]-[.A$3])*0.000001" office:value-type="float" office:value="7.666679" calcext:value-type="float">
            <text:p>7.666679</text:p>
          </table:table-cell>
          <table:table-cell office:value-type="float" office:value="438" calcext:value-type="float">
            <text:p>438</text:p>
          </table:table-cell>
          <table:table-cell table:number-columns-repeated="17"/>
        </table:table-row>
        <table:table-row table:style-name="ro1">
          <table:table-cell office:value-type="float" office:value="38818275" calcext:value-type="float">
            <text:p>38818275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([.A114]-[.A$3])*0.000001" office:value-type="float" office:value="7.68214" calcext:value-type="float">
            <text:p>7.68214</text:p>
          </table:table-cell>
          <table:table-cell office:value-type="float" office:value="408" calcext:value-type="float">
            <text:p>408</text:p>
          </table:table-cell>
          <table:table-cell table:number-columns-repeated="17"/>
        </table:table-row>
        <table:table-row table:style-name="ro1">
          <table:table-cell office:value-type="float" office:value="38833735" calcext:value-type="float">
            <text:p>38833735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([.A115]-[.A$3])*0.000001" office:value-type="float" office:value="7.6976" calcext:value-type="float">
            <text:p>7.6976</text:p>
          </table:table-cell>
          <table:table-cell office:value-type="float" office:value="378" calcext:value-type="float">
            <text:p>378</text:p>
          </table:table-cell>
          <table:table-cell table:number-columns-repeated="17"/>
        </table:table-row>
        <table:table-row table:style-name="ro1">
          <table:table-cell office:value-type="float" office:value="38849201" calcext:value-type="float">
            <text:p>38849201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([.A116]-[.A$3])*0.000001" office:value-type="float" office:value="7.713066" calcext:value-type="float">
            <text:p>7.713066</text:p>
          </table:table-cell>
          <table:table-cell office:value-type="float" office:value="348" calcext:value-type="float">
            <text:p>348</text:p>
          </table:table-cell>
          <table:table-cell table:number-columns-repeated="17"/>
        </table:table-row>
        <table:table-row table:style-name="ro1">
          <table:table-cell office:value-type="float" office:value="38864657" calcext:value-type="float">
            <text:p>38864657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([.A117]-[.A$3])*0.000001" office:value-type="float" office:value="7.728522" calcext:value-type="float">
            <text:p>7.728522</text:p>
          </table:table-cell>
          <table:table-cell office:value-type="float" office:value="318" calcext:value-type="float">
            <text:p>318</text:p>
          </table:table-cell>
          <table:table-cell table:number-columns-repeated="17"/>
        </table:table-row>
        <table:table-row table:style-name="ro1">
          <table:table-cell office:value-type="float" office:value="38880121" calcext:value-type="float">
            <text:p>38880121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([.A118]-[.A$3])*0.000001" office:value-type="float" office:value="7.743986" calcext:value-type="float">
            <text:p>7.743986</text:p>
          </table:table-cell>
          <table:table-cell office:value-type="float" office:value="288" calcext:value-type="float">
            <text:p>288</text:p>
          </table:table-cell>
          <table:table-cell table:number-columns-repeated="17"/>
        </table:table-row>
        <table:table-row table:style-name="ro1">
          <table:table-cell office:value-type="float" office:value="38895585" calcext:value-type="float">
            <text:p>38895585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([.A119]-[.A$3])*0.000001" office:value-type="float" office:value="7.75945" calcext:value-type="float">
            <text:p>7.75945</text:p>
          </table:table-cell>
          <table:table-cell office:value-type="float" office:value="258" calcext:value-type="float">
            <text:p>258</text:p>
          </table:table-cell>
          <table:table-cell table:number-columns-repeated="17"/>
        </table:table-row>
        <table:table-row table:style-name="ro1">
          <table:table-cell office:value-type="float" office:value="38911048" calcext:value-type="float">
            <text:p>38911048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([.A120]-[.A$3])*0.000001" office:value-type="float" office:value="7.774913" calcext:value-type="float">
            <text:p>7.774913</text:p>
          </table:table-cell>
          <table:table-cell office:value-type="float" office:value="228" calcext:value-type="float">
            <text:p>228</text:p>
          </table:table-cell>
          <table:table-cell table:number-columns-repeated="17"/>
        </table:table-row>
        <table:table-row table:style-name="ro1">
          <table:table-cell office:value-type="float" office:value="38926513" calcext:value-type="float">
            <text:p>38926513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([.A121]-[.A$3])*0.000001" office:value-type="float" office:value="7.790378" calcext:value-type="float">
            <text:p>7.790378</text:p>
          </table:table-cell>
          <table:table-cell office:value-type="float" office:value="198" calcext:value-type="float">
            <text:p>198</text:p>
          </table:table-cell>
          <table:table-cell table:number-columns-repeated="17"/>
        </table:table-row>
        <table:table-row table:style-name="ro1">
          <table:table-cell office:value-type="float" office:value="38941984" calcext:value-type="float">
            <text:p>38941984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([.A122]-[.A$3])*0.000001" office:value-type="float" office:value="7.805849" calcext:value-type="float">
            <text:p>7.805849</text:p>
          </table:table-cell>
          <table:table-cell office:value-type="float" office:value="168" calcext:value-type="float">
            <text:p>168</text:p>
          </table:table-cell>
          <table:table-cell table:number-columns-repeated="17"/>
        </table:table-row>
        <table:table-row table:style-name="ro1">
          <table:table-cell office:value-type="float" office:value="38957440" calcext:value-type="float">
            <text:p>3895744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([.A123]-[.A$3])*0.000001" office:value-type="float" office:value="7.821305" calcext:value-type="float">
            <text:p>7.821305</text:p>
          </table:table-cell>
          <table:table-cell office:value-type="float" office:value="138" calcext:value-type="float">
            <text:p>138</text:p>
          </table:table-cell>
          <table:table-cell table:number-columns-repeated="17"/>
        </table:table-row>
        <table:table-row table:style-name="ro1">
          <table:table-cell office:value-type="float" office:value="38972908" calcext:value-type="float">
            <text:p>38972908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([.A124]-[.A$3])*0.000001" office:value-type="float" office:value="7.836773" calcext:value-type="float">
            <text:p>7.836773</text:p>
          </table:table-cell>
          <table:table-cell office:value-type="float" office:value="108" calcext:value-type="float">
            <text:p>108</text:p>
          </table:table-cell>
          <table:table-cell table:number-columns-repeated="17"/>
        </table:table-row>
        <table:table-row table:style-name="ro1">
          <table:table-cell office:value-type="float" office:value="38988371" calcext:value-type="float">
            <text:p>3898837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([.A125]-[.A$3])*0.000001" office:value-type="float" office:value="7.852236" calcext:value-type="float">
            <text:p>7.852236</text:p>
          </table:table-cell>
          <table:table-cell office:value-type="float" office:value="78" calcext:value-type="float">
            <text:p>78</text:p>
          </table:table-cell>
          <table:table-cell table:number-columns-repeated="17"/>
        </table:table-row>
        <table:table-row table:style-name="ro1">
          <table:table-cell office:value-type="float" office:value="39003836" calcext:value-type="float">
            <text:p>3900383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([.A126]-[.A$3])*0.000001" office:value-type="float" office:value="7.867701" calcext:value-type="float">
            <text:p>7.867701</text:p>
          </table:table-cell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office:value-type="float" office:value="39019302" calcext:value-type="float">
            <text:p>3901930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A127]-[.A$3])*0.000001" office:value-type="float" office:value="7.883167" calcext:value-type="float">
            <text:p>7.883167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float" office:value="39034768" calcext:value-type="float">
            <text:p>3903476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128]-[.A$3])*0.000001" office:value-type="float" office:value="7.898633" calcext:value-type="float">
            <text:p>7.898633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float" office:value="39050227" calcext:value-type="float">
            <text:p>3905022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129]-[.A$3])*0.000001" office:value-type="float" office:value="7.914092" calcext:value-type="float">
            <text:p>7.914092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float" office:value="39065691" calcext:value-type="float">
            <text:p>3906569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A130]-[.A$3])*0.000001" office:value-type="float" office:value="7.929556" calcext:value-type="float">
            <text:p>7.929556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float" office:value="39081149" calcext:value-type="float">
            <text:p>3908114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131]-[.A$3])*0.000001" office:value-type="float" office:value="7.945014" calcext:value-type="float">
            <text:p>7.945014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float" office:value="39096609" calcext:value-type="float">
            <text:p>3909660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A132]-[.A$3])*0.000001" office:value-type="float" office:value="7.960474" calcext:value-type="float">
            <text:p>7.960474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9112068" calcext:value-type="float">
            <text:p>3911206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133]-[.A$3])*0.000001" office:value-type="float" office:value="7.975933" calcext:value-type="float">
            <text:p>7.975933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9127528" calcext:value-type="float">
            <text:p>39127528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134]-[.A$3])*0.000001" office:value-type="float" office:value="7.991393" calcext:value-type="float">
            <text:p>7.991393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9142976" calcext:value-type="float">
            <text:p>39142976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135]-[.A$3])*0.000001" office:value-type="float" office:value="8.006841" calcext:value-type="float">
            <text:p>8.00684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39158442" calcext:value-type="float">
            <text:p>3915844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136]-[.A$3])*0.000001" office:value-type="float" office:value="8.022307" calcext:value-type="float">
            <text:p>8.022307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39173905" calcext:value-type="float">
            <text:p>3917390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137]-[.A$3])*0.000001" office:value-type="float" office:value="8.03777" calcext:value-type="float">
            <text:p>8.03777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39189365" calcext:value-type="float">
            <text:p>39189365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138]-[.A$3])*0.000001" office:value-type="float" office:value="8.05323" calcext:value-type="float">
            <text:p>8.0532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39204827" calcext:value-type="float">
            <text:p>39204827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139]-[.A$3])*0.000001" office:value-type="float" office:value="8.068692" calcext:value-type="float">
            <text:p>8.06869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9220289" calcext:value-type="float">
            <text:p>39220289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140]-[.A$3])*0.000001" office:value-type="float" office:value="8.084154" calcext:value-type="float">
            <text:p>8.084154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9235757" calcext:value-type="float">
            <text:p>39235757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141]-[.A$3])*0.000001" office:value-type="float" office:value="8.099622" calcext:value-type="float">
            <text:p>8.099622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9251220" calcext:value-type="float">
            <text:p>39251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42]-[.A$3])*0.000001" office:value-type="float" office:value="8.115085" calcext:value-type="float">
            <text:p>8.11508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9266677" calcext:value-type="float">
            <text:p>3926667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43]-[.A$3])*0.000001" office:value-type="float" office:value="8.130542" calcext:value-type="float">
            <text:p>8.1305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9282143" calcext:value-type="float">
            <text:p>3928214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144]-[.A$3])*0.000001" office:value-type="float" office:value="8.146008" calcext:value-type="float">
            <text:p>8.146008</text:p>
          </table:table-cell>
          <table:table-cell office:value-type="float" office:value="-1" calcext:value-type="float">
            <text:p>-1</text:p>
          </table:table-cell>
          <table:table-cell table:number-columns-repeated="17"/>
        </table:table-row>
        <table:table-row table:style-name="ro1">
          <table:table-cell office:value-type="float" office:value="39297602" calcext:value-type="float">
            <text:p>3929760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145]-[.A$3])*0.000001" office:value-type="float" office:value="8.161467" calcext:value-type="float">
            <text:p>8.161467</text:p>
          </table:table-cell>
          <table:table-cell office:value-type="float" office:value="-2" calcext:value-type="float">
            <text:p>-2</text:p>
          </table:table-cell>
          <table:table-cell table:number-columns-repeated="17"/>
        </table:table-row>
        <table:table-row table:style-name="ro1">
          <table:table-cell office:value-type="float" office:value="39313067" calcext:value-type="float">
            <text:p>39313067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146]-[.A$3])*0.000001" office:value-type="float" office:value="8.176932" calcext:value-type="float">
            <text:p>8.176932</text:p>
          </table:table-cell>
          <table:table-cell office:value-type="float" office:value="-3" calcext:value-type="float">
            <text:p>-3</text:p>
          </table:table-cell>
          <table:table-cell table:number-columns-repeated="17"/>
        </table:table-row>
        <table:table-row table:style-name="ro1">
          <table:table-cell office:value-type="float" office:value="39328524" calcext:value-type="float">
            <text:p>39328524</text:p>
          </table:table-cell>
          <table:table-cell office:value-type="float" office:value="-4" calcext:value-type="float">
            <text:p>-4</text:p>
          </table:table-cell>
          <table:table-cell/>
          <table:table-cell table:formula="of:=([.A147]-[.A$3])*0.000001" office:value-type="float" office:value="8.192389" calcext:value-type="float">
            <text:p>8.192389</text:p>
          </table:table-cell>
          <table:table-cell office:value-type="float" office:value="-4" calcext:value-type="float">
            <text:p>-4</text:p>
          </table:table-cell>
          <table:table-cell table:number-columns-repeated="17"/>
        </table:table-row>
        <table:table-row table:style-name="ro1">
          <table:table-cell office:value-type="float" office:value="39343989" calcext:value-type="float">
            <text:p>39343989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148]-[.A$3])*0.000001" office:value-type="float" office:value="8.207854" calcext:value-type="float">
            <text:p>8.207854</text:p>
          </table:table-cell>
          <table:table-cell office:value-type="float" office:value="-5" calcext:value-type="float">
            <text:p>-5</text:p>
          </table:table-cell>
          <table:table-cell table:number-columns-repeated="17"/>
        </table:table-row>
        <table:table-row table:style-name="ro1">
          <table:table-cell office:value-type="float" office:value="39359453" calcext:value-type="float">
            <text:p>39359453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149]-[.A$3])*0.000001" office:value-type="float" office:value="8.223318" calcext:value-type="float">
            <text:p>8.223318</text:p>
          </table:table-cell>
          <table:table-cell office:value-type="float" office:value="-6" calcext:value-type="float">
            <text:p>-6</text:p>
          </table:table-cell>
          <table:table-cell table:number-columns-repeated="17"/>
        </table:table-row>
        <table:table-row table:style-name="ro1">
          <table:table-cell office:value-type="float" office:value="39374912" calcext:value-type="float">
            <text:p>39374912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150]-[.A$3])*0.000001" office:value-type="float" office:value="8.238777" calcext:value-type="float">
            <text:p>8.238777</text:p>
          </table:table-cell>
          <table:table-cell office:value-type="float" office:value="-7" calcext:value-type="float">
            <text:p>-7</text:p>
          </table:table-cell>
          <table:table-cell table:number-columns-repeated="17"/>
        </table:table-row>
        <table:table-row table:style-name="ro1">
          <table:table-cell office:value-type="float" office:value="39390378" calcext:value-type="float">
            <text:p>39390378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151]-[.A$3])*0.000001" office:value-type="float" office:value="8.254243" calcext:value-type="float">
            <text:p>8.254243</text:p>
          </table:table-cell>
          <table:table-cell office:value-type="float" office:value="-8" calcext:value-type="float">
            <text:p>-8</text:p>
          </table:table-cell>
          <table:table-cell table:number-columns-repeated="17"/>
        </table:table-row>
        <table:table-row table:style-name="ro1">
          <table:table-cell office:value-type="float" office:value="39405843" calcext:value-type="float">
            <text:p>39405843</text:p>
          </table:table-cell>
          <table:table-cell office:value-type="float" office:value="-9" calcext:value-type="float">
            <text:p>-9</text:p>
          </table:table-cell>
          <table:table-cell/>
          <table:table-cell table:formula="of:=([.A152]-[.A$3])*0.000001" office:value-type="float" office:value="8.269708" calcext:value-type="float">
            <text:p>8.269708</text:p>
          </table:table-cell>
          <table:table-cell office:value-type="float" office:value="-9" calcext:value-type="float">
            <text:p>-9</text:p>
          </table:table-cell>
          <table:table-cell table:number-columns-repeated="17"/>
        </table:table-row>
        <table:table-row table:style-name="ro1">
          <table:table-cell office:value-type="float" office:value="39421304" calcext:value-type="float">
            <text:p>39421304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153]-[.A$3])*0.000001" office:value-type="float" office:value="8.285169" calcext:value-type="float">
            <text:p>8.285169</text:p>
          </table:table-cell>
          <table:table-cell office:value-type="float" office:value="-10" calcext:value-type="float">
            <text:p>-10</text:p>
          </table:table-cell>
          <table:table-cell table:number-columns-repeated="17"/>
        </table:table-row>
        <table:table-row table:style-name="ro1">
          <table:table-cell office:value-type="float" office:value="39436769" calcext:value-type="float">
            <text:p>39436769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154]-[.A$3])*0.000001" office:value-type="float" office:value="8.300634" calcext:value-type="float">
            <text:p>8.300634</text:p>
          </table:table-cell>
          <table:table-cell office:value-type="float" office:value="-11" calcext:value-type="float">
            <text:p>-11</text:p>
          </table:table-cell>
          <table:table-cell table:number-columns-repeated="17"/>
        </table:table-row>
        <table:table-row table:style-name="ro1">
          <table:table-cell office:value-type="float" office:value="39452231" calcext:value-type="float">
            <text:p>39452231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([.A155]-[.A$3])*0.000001" office:value-type="float" office:value="8.316096" calcext:value-type="float">
            <text:p>8.316096</text:p>
          </table:table-cell>
          <table:table-cell office:value-type="float" office:value="-12" calcext:value-type="float">
            <text:p>-12</text:p>
          </table:table-cell>
          <table:table-cell table:number-columns-repeated="17"/>
        </table:table-row>
        <table:table-row table:style-name="ro1">
          <table:table-cell office:value-type="float" office:value="39467698" calcext:value-type="float">
            <text:p>39467698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([.A156]-[.A$3])*0.000001" office:value-type="float" office:value="8.331563" calcext:value-type="float">
            <text:p>8.331563</text:p>
          </table:table-cell>
          <table:table-cell office:value-type="float" office:value="-13" calcext:value-type="float">
            <text:p>-13</text:p>
          </table:table-cell>
          <table:table-cell table:number-columns-repeated="17"/>
        </table:table-row>
        <table:table-row table:style-name="ro1">
          <table:table-cell office:value-type="float" office:value="39483166" calcext:value-type="float">
            <text:p>39483166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([.A157]-[.A$3])*0.000001" office:value-type="float" office:value="8.347031" calcext:value-type="float">
            <text:p>8.347031</text:p>
          </table:table-cell>
          <table:table-cell office:value-type="float" office:value="-14" calcext:value-type="float">
            <text:p>-14</text:p>
          </table:table-cell>
          <table:table-cell table:number-columns-repeated="17"/>
        </table:table-row>
        <table:table-row table:style-name="ro1">
          <table:table-cell office:value-type="float" office:value="39498631" calcext:value-type="float">
            <text:p>39498631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A158]-[.A$3])*0.000001" office:value-type="float" office:value="8.362496" calcext:value-type="float">
            <text:p>8.362496</text:p>
          </table:table-cell>
          <table:table-cell office:value-type="float" office:value="-15" calcext:value-type="float">
            <text:p>-15</text:p>
          </table:table-cell>
          <table:table-cell table:number-columns-repeated="17"/>
        </table:table-row>
        <table:table-row table:style-name="ro1">
          <table:table-cell office:value-type="float" office:value="39514093" calcext:value-type="float">
            <text:p>39514093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([.A159]-[.A$3])*0.000001" office:value-type="float" office:value="8.377958" calcext:value-type="float">
            <text:p>8.377958</text:p>
          </table:table-cell>
          <table:table-cell office:value-type="float" office:value="-16" calcext:value-type="float">
            <text:p>-16</text:p>
          </table:table-cell>
          <table:table-cell table:number-columns-repeated="17"/>
        </table:table-row>
        <table:table-row table:style-name="ro1">
          <table:table-cell office:value-type="float" office:value="39529545" calcext:value-type="float">
            <text:p>39529545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([.A160]-[.A$3])*0.000001" office:value-type="float" office:value="8.39341" calcext:value-type="float">
            <text:p>8.39341</text:p>
          </table:table-cell>
          <table:table-cell office:value-type="float" office:value="-46" calcext:value-type="float">
            <text:p>-46</text:p>
          </table:table-cell>
          <table:table-cell table:number-columns-repeated="17"/>
        </table:table-row>
        <table:table-row table:style-name="ro1">
          <table:table-cell office:value-type="float" office:value="39545004" calcext:value-type="float">
            <text:p>39545004</text:p>
          </table:table-cell>
          <table:table-cell office:value-type="float" office:value="-76" calcext:value-type="float">
            <text:p>-76</text:p>
          </table:table-cell>
          <table:table-cell/>
          <table:table-cell table:formula="of:=([.A161]-[.A$3])*0.000001" office:value-type="float" office:value="8.408869" calcext:value-type="float">
            <text:p>8.408869</text:p>
          </table:table-cell>
          <table:table-cell office:value-type="float" office:value="-76" calcext:value-type="float">
            <text:p>-76</text:p>
          </table:table-cell>
          <table:table-cell table:number-columns-repeated="17"/>
        </table:table-row>
        <table:table-row table:style-name="ro1">
          <table:table-cell office:value-type="float" office:value="39560470" calcext:value-type="float">
            <text:p>39560470</text:p>
          </table:table-cell>
          <table:table-cell office:value-type="float" office:value="-106" calcext:value-type="float">
            <text:p>-106</text:p>
          </table:table-cell>
          <table:table-cell/>
          <table:table-cell table:formula="of:=([.A162]-[.A$3])*0.000001" office:value-type="float" office:value="8.424335" calcext:value-type="float">
            <text:p>8.424335</text:p>
          </table:table-cell>
          <table:table-cell office:value-type="float" office:value="-106" calcext:value-type="float">
            <text:p>-106</text:p>
          </table:table-cell>
          <table:table-cell table:number-columns-repeated="17"/>
        </table:table-row>
        <table:table-row table:style-name="ro1">
          <table:table-cell office:value-type="float" office:value="39575934" calcext:value-type="float">
            <text:p>39575934</text:p>
          </table:table-cell>
          <table:table-cell office:value-type="float" office:value="-136" calcext:value-type="float">
            <text:p>-136</text:p>
          </table:table-cell>
          <table:table-cell/>
          <table:table-cell table:formula="of:=([.A163]-[.A$3])*0.000001" office:value-type="float" office:value="8.439799" calcext:value-type="float">
            <text:p>8.439799</text:p>
          </table:table-cell>
          <table:table-cell office:value-type="float" office:value="-136" calcext:value-type="float">
            <text:p>-136</text:p>
          </table:table-cell>
          <table:table-cell table:number-columns-repeated="17"/>
        </table:table-row>
        <table:table-row table:style-name="ro1">
          <table:table-cell office:value-type="float" office:value="39591387" calcext:value-type="float">
            <text:p>39591387</text:p>
          </table:table-cell>
          <table:table-cell office:value-type="float" office:value="-166" calcext:value-type="float">
            <text:p>-166</text:p>
          </table:table-cell>
          <table:table-cell/>
          <table:table-cell table:formula="of:=([.A164]-[.A$3])*0.000001" office:value-type="float" office:value="8.455252" calcext:value-type="float">
            <text:p>8.455252</text:p>
          </table:table-cell>
          <table:table-cell office:value-type="float" office:value="-166" calcext:value-type="float">
            <text:p>-166</text:p>
          </table:table-cell>
          <table:table-cell table:number-columns-repeated="17"/>
        </table:table-row>
        <table:table-row table:style-name="ro1">
          <table:table-cell office:value-type="float" office:value="39606849" calcext:value-type="float">
            <text:p>39606849</text:p>
          </table:table-cell>
          <table:table-cell office:value-type="float" office:value="-196" calcext:value-type="float">
            <text:p>-196</text:p>
          </table:table-cell>
          <table:table-cell/>
          <table:table-cell table:formula="of:=([.A165]-[.A$3])*0.000001" office:value-type="float" office:value="8.470714" calcext:value-type="float">
            <text:p>8.470714</text:p>
          </table:table-cell>
          <table:table-cell office:value-type="float" office:value="-196" calcext:value-type="float">
            <text:p>-196</text:p>
          </table:table-cell>
          <table:table-cell table:number-columns-repeated="17"/>
        </table:table-row>
        <table:table-row table:style-name="ro1">
          <table:table-cell office:value-type="float" office:value="39622312" calcext:value-type="float">
            <text:p>39622312</text:p>
          </table:table-cell>
          <table:table-cell office:value-type="float" office:value="-226" calcext:value-type="float">
            <text:p>-226</text:p>
          </table:table-cell>
          <table:table-cell/>
          <table:table-cell table:formula="of:=([.A166]-[.A$3])*0.000001" office:value-type="float" office:value="8.486177" calcext:value-type="float">
            <text:p>8.486177</text:p>
          </table:table-cell>
          <table:table-cell office:value-type="float" office:value="-226" calcext:value-type="float">
            <text:p>-226</text:p>
          </table:table-cell>
          <table:table-cell table:number-columns-repeated="17"/>
        </table:table-row>
        <table:table-row table:style-name="ro1">
          <table:table-cell office:value-type="float" office:value="39637771" calcext:value-type="float">
            <text:p>39637771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([.A167]-[.A$3])*0.000001" office:value-type="float" office:value="8.501636" calcext:value-type="float">
            <text:p>8.501636</text:p>
          </table:table-cell>
          <table:table-cell office:value-type="float" office:value="-256" calcext:value-type="float">
            <text:p>-256</text:p>
          </table:table-cell>
          <table:table-cell table:number-columns-repeated="17"/>
        </table:table-row>
        <table:table-row table:style-name="ro1">
          <table:table-cell office:value-type="float" office:value="39653237" calcext:value-type="float">
            <text:p>39653237</text:p>
          </table:table-cell>
          <table:table-cell office:value-type="float" office:value="-286" calcext:value-type="float">
            <text:p>-286</text:p>
          </table:table-cell>
          <table:table-cell/>
          <table:table-cell table:formula="of:=([.A168]-[.A$3])*0.000001" office:value-type="float" office:value="8.517102" calcext:value-type="float">
            <text:p>8.517102</text:p>
          </table:table-cell>
          <table:table-cell office:value-type="float" office:value="-286" calcext:value-type="float">
            <text:p>-286</text:p>
          </table:table-cell>
          <table:table-cell table:number-columns-repeated="17"/>
        </table:table-row>
        <table:table-row table:style-name="ro1">
          <table:table-cell office:value-type="float" office:value="39668700" calcext:value-type="float">
            <text:p>39668700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([.A169]-[.A$3])*0.000001" office:value-type="float" office:value="8.532565" calcext:value-type="float">
            <text:p>8.532565</text:p>
          </table:table-cell>
          <table:table-cell office:value-type="float" office:value="-316" calcext:value-type="float">
            <text:p>-316</text:p>
          </table:table-cell>
          <table:table-cell table:number-columns-repeated="17"/>
        </table:table-row>
        <table:table-row table:style-name="ro1">
          <table:table-cell office:value-type="float" office:value="39684167" calcext:value-type="float">
            <text:p>39684167</text:p>
          </table:table-cell>
          <table:table-cell office:value-type="float" office:value="-346" calcext:value-type="float">
            <text:p>-346</text:p>
          </table:table-cell>
          <table:table-cell/>
          <table:table-cell table:formula="of:=([.A170]-[.A$3])*0.000001" office:value-type="float" office:value="8.548032" calcext:value-type="float">
            <text:p>8.548032</text:p>
          </table:table-cell>
          <table:table-cell office:value-type="float" office:value="-346" calcext:value-type="float">
            <text:p>-346</text:p>
          </table:table-cell>
          <table:table-cell table:number-columns-repeated="17"/>
        </table:table-row>
        <table:table-row table:style-name="ro1">
          <table:table-cell office:value-type="float" office:value="39699631" calcext:value-type="float">
            <text:p>39699631</text:p>
          </table:table-cell>
          <table:table-cell office:value-type="float" office:value="-376" calcext:value-type="float">
            <text:p>-376</text:p>
          </table:table-cell>
          <table:table-cell/>
          <table:table-cell table:formula="of:=([.A171]-[.A$3])*0.000001" office:value-type="float" office:value="8.563496" calcext:value-type="float">
            <text:p>8.563496</text:p>
          </table:table-cell>
          <table:table-cell office:value-type="float" office:value="-376" calcext:value-type="float">
            <text:p>-376</text:p>
          </table:table-cell>
          <table:table-cell table:number-columns-repeated="17"/>
        </table:table-row>
        <table:table-row table:style-name="ro1">
          <table:table-cell office:value-type="float" office:value="39715098" calcext:value-type="float">
            <text:p>39715098</text:p>
          </table:table-cell>
          <table:table-cell office:value-type="float" office:value="-406" calcext:value-type="float">
            <text:p>-406</text:p>
          </table:table-cell>
          <table:table-cell/>
          <table:table-cell table:formula="of:=([.A172]-[.A$3])*0.000001" office:value-type="float" office:value="8.578963" calcext:value-type="float">
            <text:p>8.578963</text:p>
          </table:table-cell>
          <table:table-cell office:value-type="float" office:value="-406" calcext:value-type="float">
            <text:p>-406</text:p>
          </table:table-cell>
          <table:table-cell table:number-columns-repeated="17"/>
        </table:table-row>
        <table:table-row table:style-name="ro1">
          <table:table-cell office:value-type="float" office:value="39730564" calcext:value-type="float">
            <text:p>39730564</text:p>
          </table:table-cell>
          <table:table-cell office:value-type="float" office:value="-436" calcext:value-type="float">
            <text:p>-436</text:p>
          </table:table-cell>
          <table:table-cell/>
          <table:table-cell table:formula="of:=([.A173]-[.A$3])*0.000001" office:value-type="float" office:value="8.594429" calcext:value-type="float">
            <text:p>8.594429</text:p>
          </table:table-cell>
          <table:table-cell office:value-type="float" office:value="-436" calcext:value-type="float">
            <text:p>-436</text:p>
          </table:table-cell>
          <table:table-cell table:number-columns-repeated="17"/>
        </table:table-row>
        <table:table-row table:style-name="ro1">
          <table:table-cell office:value-type="float" office:value="39746030" calcext:value-type="float">
            <text:p>39746030</text:p>
          </table:table-cell>
          <table:table-cell office:value-type="float" office:value="-466" calcext:value-type="float">
            <text:p>-466</text:p>
          </table:table-cell>
          <table:table-cell/>
          <table:table-cell table:formula="of:=([.A174]-[.A$3])*0.000001" office:value-type="float" office:value="8.609895" calcext:value-type="float">
            <text:p>8.609895</text:p>
          </table:table-cell>
          <table:table-cell office:value-type="float" office:value="-466" calcext:value-type="float">
            <text:p>-466</text:p>
          </table:table-cell>
          <table:table-cell table:number-columns-repeated="17"/>
        </table:table-row>
        <table:table-row table:style-name="ro1">
          <table:table-cell office:value-type="float" office:value="39761494" calcext:value-type="float">
            <text:p>39761494</text:p>
          </table:table-cell>
          <table:table-cell office:value-type="float" office:value="-496" calcext:value-type="float">
            <text:p>-496</text:p>
          </table:table-cell>
          <table:table-cell/>
          <table:table-cell table:formula="of:=([.A175]-[.A$3])*0.000001" office:value-type="float" office:value="8.625359" calcext:value-type="float">
            <text:p>8.625359</text:p>
          </table:table-cell>
          <table:table-cell office:value-type="float" office:value="-496" calcext:value-type="float">
            <text:p>-496</text:p>
          </table:table-cell>
          <table:table-cell table:number-columns-repeated="17"/>
        </table:table-row>
        <table:table-row table:style-name="ro1">
          <table:table-cell office:value-type="float" office:value="39776958" calcext:value-type="float">
            <text:p>39776958</text:p>
          </table:table-cell>
          <table:table-cell office:value-type="float" office:value="-526" calcext:value-type="float">
            <text:p>-526</text:p>
          </table:table-cell>
          <table:table-cell/>
          <table:table-cell table:formula="of:=([.A176]-[.A$3])*0.000001" office:value-type="float" office:value="8.640823" calcext:value-type="float">
            <text:p>8.640823</text:p>
          </table:table-cell>
          <table:table-cell office:value-type="float" office:value="-526" calcext:value-type="float">
            <text:p>-526</text:p>
          </table:table-cell>
          <table:table-cell table:number-columns-repeated="17"/>
        </table:table-row>
        <table:table-row table:style-name="ro1">
          <table:table-cell office:value-type="float" office:value="39792422" calcext:value-type="float">
            <text:p>39792422</text:p>
          </table:table-cell>
          <table:table-cell office:value-type="float" office:value="-556" calcext:value-type="float">
            <text:p>-556</text:p>
          </table:table-cell>
          <table:table-cell/>
          <table:table-cell table:formula="of:=([.A177]-[.A$3])*0.000001" office:value-type="float" office:value="8.656287" calcext:value-type="float">
            <text:p>8.656287</text:p>
          </table:table-cell>
          <table:table-cell office:value-type="float" office:value="-556" calcext:value-type="float">
            <text:p>-556</text:p>
          </table:table-cell>
          <table:table-cell table:number-columns-repeated="17"/>
        </table:table-row>
        <table:table-row table:style-name="ro1">
          <table:table-cell office:value-type="float" office:value="39807883" calcext:value-type="float">
            <text:p>39807883</text:p>
          </table:table-cell>
          <table:table-cell office:value-type="float" office:value="-586" calcext:value-type="float">
            <text:p>-586</text:p>
          </table:table-cell>
          <table:table-cell/>
          <table:table-cell table:formula="of:=([.A178]-[.A$3])*0.000001" office:value-type="float" office:value="8.671748" calcext:value-type="float">
            <text:p>8.671748</text:p>
          </table:table-cell>
          <table:table-cell office:value-type="float" office:value="-586" calcext:value-type="float">
            <text:p>-586</text:p>
          </table:table-cell>
          <table:table-cell table:number-columns-repeated="17"/>
        </table:table-row>
        <table:table-row table:style-name="ro1">
          <table:table-cell office:value-type="float" office:value="39823345" calcext:value-type="float">
            <text:p>39823345</text:p>
          </table:table-cell>
          <table:table-cell office:value-type="float" office:value="-616" calcext:value-type="float">
            <text:p>-616</text:p>
          </table:table-cell>
          <table:table-cell/>
          <table:table-cell table:formula="of:=([.A179]-[.A$3])*0.000001" office:value-type="float" office:value="8.68721" calcext:value-type="float">
            <text:p>8.68721</text:p>
          </table:table-cell>
          <table:table-cell office:value-type="float" office:value="-616" calcext:value-type="float">
            <text:p>-616</text:p>
          </table:table-cell>
          <table:table-cell table:number-columns-repeated="17"/>
        </table:table-row>
        <table:table-row table:style-name="ro1">
          <table:table-cell office:value-type="float" office:value="39838802" calcext:value-type="float">
            <text:p>39838802</text:p>
          </table:table-cell>
          <table:table-cell office:value-type="float" office:value="-646" calcext:value-type="float">
            <text:p>-646</text:p>
          </table:table-cell>
          <table:table-cell/>
          <table:table-cell table:formula="of:=([.A180]-[.A$3])*0.000001" office:value-type="float" office:value="8.702667" calcext:value-type="float">
            <text:p>8.702667</text:p>
          </table:table-cell>
          <table:table-cell office:value-type="float" office:value="-646" calcext:value-type="float">
            <text:p>-646</text:p>
          </table:table-cell>
          <table:table-cell table:number-columns-repeated="17"/>
        </table:table-row>
        <table:table-row table:style-name="ro1">
          <table:table-cell office:value-type="float" office:value="39854271" calcext:value-type="float">
            <text:p>39854271</text:p>
          </table:table-cell>
          <table:table-cell office:value-type="float" office:value="-676" calcext:value-type="float">
            <text:p>-676</text:p>
          </table:table-cell>
          <table:table-cell/>
          <table:table-cell table:formula="of:=([.A181]-[.A$3])*0.000001" office:value-type="float" office:value="8.718136" calcext:value-type="float">
            <text:p>8.718136</text:p>
          </table:table-cell>
          <table:table-cell office:value-type="float" office:value="-676" calcext:value-type="float">
            <text:p>-676</text:p>
          </table:table-cell>
          <table:table-cell table:number-columns-repeated="17"/>
        </table:table-row>
        <table:table-row table:style-name="ro1">
          <table:table-cell office:value-type="float" office:value="39869732" calcext:value-type="float">
            <text:p>39869732</text:p>
          </table:table-cell>
          <table:table-cell office:value-type="float" office:value="-706" calcext:value-type="float">
            <text:p>-706</text:p>
          </table:table-cell>
          <table:table-cell/>
          <table:table-cell table:formula="of:=([.A182]-[.A$3])*0.000001" office:value-type="float" office:value="8.733597" calcext:value-type="float">
            <text:p>8.733597</text:p>
          </table:table-cell>
          <table:table-cell office:value-type="float" office:value="-706" calcext:value-type="float">
            <text:p>-706</text:p>
          </table:table-cell>
          <table:table-cell table:number-columns-repeated="17"/>
        </table:table-row>
        <table:table-row table:style-name="ro1">
          <table:table-cell office:value-type="float" office:value="39885198" calcext:value-type="float">
            <text:p>39885198</text:p>
          </table:table-cell>
          <table:table-cell office:value-type="float" office:value="-736" calcext:value-type="float">
            <text:p>-736</text:p>
          </table:table-cell>
          <table:table-cell/>
          <table:table-cell table:formula="of:=([.A183]-[.A$3])*0.000001" office:value-type="float" office:value="8.749063" calcext:value-type="float">
            <text:p>8.749063</text:p>
          </table:table-cell>
          <table:table-cell office:value-type="float" office:value="-736" calcext:value-type="float">
            <text:p>-736</text:p>
          </table:table-cell>
          <table:table-cell table:number-columns-repeated="17"/>
        </table:table-row>
        <table:table-row table:style-name="ro1">
          <table:table-cell office:value-type="float" office:value="39900663" calcext:value-type="float">
            <text:p>39900663</text:p>
          </table:table-cell>
          <table:table-cell office:value-type="float" office:value="-766" calcext:value-type="float">
            <text:p>-766</text:p>
          </table:table-cell>
          <table:table-cell/>
          <table:table-cell table:formula="of:=([.A184]-[.A$3])*0.000001" office:value-type="float" office:value="8.764528" calcext:value-type="float">
            <text:p>8.764528</text:p>
          </table:table-cell>
          <table:table-cell office:value-type="float" office:value="-766" calcext:value-type="float">
            <text:p>-766</text:p>
          </table:table-cell>
          <table:table-cell table:number-columns-repeated="17"/>
        </table:table-row>
        <table:table-row table:style-name="ro1">
          <table:table-cell office:value-type="float" office:value="39916112" calcext:value-type="float">
            <text:p>39916112</text:p>
          </table:table-cell>
          <table:table-cell office:value-type="float" office:value="-796" calcext:value-type="float">
            <text:p>-796</text:p>
          </table:table-cell>
          <table:table-cell/>
          <table:table-cell table:formula="of:=([.A185]-[.A$3])*0.000001" office:value-type="float" office:value="8.779977" calcext:value-type="float">
            <text:p>8.779977</text:p>
          </table:table-cell>
          <table:table-cell office:value-type="float" office:value="-796" calcext:value-type="float">
            <text:p>-796</text:p>
          </table:table-cell>
          <table:table-cell table:number-columns-repeated="17"/>
        </table:table-row>
        <table:table-row table:style-name="ro1">
          <table:table-cell office:value-type="float" office:value="39931581" calcext:value-type="float">
            <text:p>39931581</text:p>
          </table:table-cell>
          <table:table-cell office:value-type="float" office:value="-826" calcext:value-type="float">
            <text:p>-826</text:p>
          </table:table-cell>
          <table:table-cell/>
          <table:table-cell table:formula="of:=([.A186]-[.A$3])*0.000001" office:value-type="float" office:value="8.795446" calcext:value-type="float">
            <text:p>8.795446</text:p>
          </table:table-cell>
          <table:table-cell office:value-type="float" office:value="-826" calcext:value-type="float">
            <text:p>-826</text:p>
          </table:table-cell>
          <table:table-cell table:number-columns-repeated="17"/>
        </table:table-row>
        <table:table-row table:style-name="ro1">
          <table:table-cell office:value-type="float" office:value="39947044" calcext:value-type="float">
            <text:p>39947044</text:p>
          </table:table-cell>
          <table:table-cell office:value-type="float" office:value="-856" calcext:value-type="float">
            <text:p>-856</text:p>
          </table:table-cell>
          <table:table-cell/>
          <table:table-cell table:formula="of:=([.A187]-[.A$3])*0.000001" office:value-type="float" office:value="8.810909" calcext:value-type="float">
            <text:p>8.810909</text:p>
          </table:table-cell>
          <table:table-cell office:value-type="float" office:value="-856" calcext:value-type="float">
            <text:p>-856</text:p>
          </table:table-cell>
          <table:table-cell table:number-columns-repeated="17"/>
        </table:table-row>
        <table:table-row table:style-name="ro1">
          <table:table-cell office:value-type="float" office:value="39962506" calcext:value-type="float">
            <text:p>39962506</text:p>
          </table:table-cell>
          <table:table-cell office:value-type="float" office:value="-886" calcext:value-type="float">
            <text:p>-886</text:p>
          </table:table-cell>
          <table:table-cell/>
          <table:table-cell table:formula="of:=([.A188]-[.A$3])*0.000001" office:value-type="float" office:value="8.826371" calcext:value-type="float">
            <text:p>8.826371</text:p>
          </table:table-cell>
          <table:table-cell office:value-type="float" office:value="-886" calcext:value-type="float">
            <text:p>-886</text:p>
          </table:table-cell>
          <table:table-cell table:number-columns-repeated="17"/>
        </table:table-row>
        <table:table-row table:style-name="ro1">
          <table:table-cell office:value-type="float" office:value="39977971" calcext:value-type="float">
            <text:p>39977971</text:p>
          </table:table-cell>
          <table:table-cell office:value-type="float" office:value="-916" calcext:value-type="float">
            <text:p>-916</text:p>
          </table:table-cell>
          <table:table-cell/>
          <table:table-cell table:formula="of:=([.A189]-[.A$3])*0.000001" office:value-type="float" office:value="8.841836" calcext:value-type="float">
            <text:p>8.841836</text:p>
          </table:table-cell>
          <table:table-cell office:value-type="float" office:value="-916" calcext:value-type="float">
            <text:p>-916</text:p>
          </table:table-cell>
          <table:table-cell table:number-columns-repeated="17"/>
        </table:table-row>
        <table:table-row table:style-name="ro1">
          <table:table-cell office:value-type="float" office:value="39993432" calcext:value-type="float">
            <text:p>39993432</text:p>
          </table:table-cell>
          <table:table-cell office:value-type="float" office:value="-946" calcext:value-type="float">
            <text:p>-946</text:p>
          </table:table-cell>
          <table:table-cell/>
          <table:table-cell table:formula="of:=([.A190]-[.A$3])*0.000001" office:value-type="float" office:value="8.857297" calcext:value-type="float">
            <text:p>8.857297</text:p>
          </table:table-cell>
          <table:table-cell office:value-type="float" office:value="-946" calcext:value-type="float">
            <text:p>-946</text:p>
          </table:table-cell>
          <table:table-cell table:number-columns-repeated="17"/>
        </table:table-row>
        <table:table-row table:style-name="ro1">
          <table:table-cell office:value-type="float" office:value="40008893" calcext:value-type="float">
            <text:p>40008893</text:p>
          </table:table-cell>
          <table:table-cell office:value-type="float" office:value="-976" calcext:value-type="float">
            <text:p>-976</text:p>
          </table:table-cell>
          <table:table-cell/>
          <table:table-cell table:formula="of:=([.A191]-[.A$3])*0.000001" office:value-type="float" office:value="8.872758" calcext:value-type="float">
            <text:p>8.872758</text:p>
          </table:table-cell>
          <table:table-cell office:value-type="float" office:value="-976" calcext:value-type="float">
            <text:p>-976</text:p>
          </table:table-cell>
          <table:table-cell table:number-columns-repeated="17"/>
        </table:table-row>
        <table:table-row table:style-name="ro1">
          <table:table-cell office:value-type="float" office:value="40024355" calcext:value-type="float">
            <text:p>40024355</text:p>
          </table:table-cell>
          <table:table-cell office:value-type="float" office:value="-1006" calcext:value-type="float">
            <text:p>-1006</text:p>
          </table:table-cell>
          <table:table-cell/>
          <table:table-cell table:formula="of:=([.A192]-[.A$3])*0.000001" office:value-type="float" office:value="8.88822" calcext:value-type="float">
            <text:p>8.88822</text:p>
          </table:table-cell>
          <table:table-cell office:value-type="float" office:value="-1006" calcext:value-type="float">
            <text:p>-1006</text:p>
          </table:table-cell>
          <table:table-cell table:number-columns-repeated="17"/>
        </table:table-row>
        <table:table-row table:style-name="ro1">
          <table:table-cell office:value-type="float" office:value="40039818" calcext:value-type="float">
            <text:p>40039818</text:p>
          </table:table-cell>
          <table:table-cell office:value-type="float" office:value="-1036" calcext:value-type="float">
            <text:p>-1036</text:p>
          </table:table-cell>
          <table:table-cell/>
          <table:table-cell table:formula="of:=([.A193]-[.A$3])*0.000001" office:value-type="float" office:value="8.903683" calcext:value-type="float">
            <text:p>8.903683</text:p>
          </table:table-cell>
          <table:table-cell office:value-type="float" office:value="-1036" calcext:value-type="float">
            <text:p>-1036</text:p>
          </table:table-cell>
          <table:table-cell table:number-columns-repeated="17"/>
        </table:table-row>
        <table:table-row table:style-name="ro1">
          <table:table-cell office:value-type="float" office:value="40055285" calcext:value-type="float">
            <text:p>40055285</text:p>
          </table:table-cell>
          <table:table-cell office:value-type="float" office:value="-1066" calcext:value-type="float">
            <text:p>-1066</text:p>
          </table:table-cell>
          <table:table-cell/>
          <table:table-cell table:formula="of:=([.A194]-[.A$3])*0.000001" office:value-type="float" office:value="8.91915" calcext:value-type="float">
            <text:p>8.91915</text:p>
          </table:table-cell>
          <table:table-cell office:value-type="float" office:value="-1066" calcext:value-type="float">
            <text:p>-1066</text:p>
          </table:table-cell>
          <table:table-cell table:number-columns-repeated="17"/>
        </table:table-row>
        <table:table-row table:style-name="ro1">
          <table:table-cell office:value-type="float" office:value="40070752" calcext:value-type="float">
            <text:p>40070752</text:p>
          </table:table-cell>
          <table:table-cell office:value-type="float" office:value="-1096" calcext:value-type="float">
            <text:p>-1096</text:p>
          </table:table-cell>
          <table:table-cell/>
          <table:table-cell table:formula="of:=([.A195]-[.A$3])*0.000001" office:value-type="float" office:value="8.934617" calcext:value-type="float">
            <text:p>8.934617</text:p>
          </table:table-cell>
          <table:table-cell office:value-type="float" office:value="-1096" calcext:value-type="float">
            <text:p>-1096</text:p>
          </table:table-cell>
          <table:table-cell table:number-columns-repeated="17"/>
        </table:table-row>
        <table:table-row table:style-name="ro1">
          <table:table-cell office:value-type="float" office:value="40086213" calcext:value-type="float">
            <text:p>40086213</text:p>
          </table:table-cell>
          <table:table-cell office:value-type="float" office:value="-1126" calcext:value-type="float">
            <text:p>-1126</text:p>
          </table:table-cell>
          <table:table-cell/>
          <table:table-cell table:formula="of:=([.A196]-[.A$3])*0.000001" office:value-type="float" office:value="8.950078" calcext:value-type="float">
            <text:p>8.950078</text:p>
          </table:table-cell>
          <table:table-cell office:value-type="float" office:value="-1126" calcext:value-type="float">
            <text:p>-1126</text:p>
          </table:table-cell>
          <table:table-cell table:number-columns-repeated="17"/>
        </table:table-row>
        <table:table-row table:style-name="ro1">
          <table:table-cell office:value-type="float" office:value="40101680" calcext:value-type="float">
            <text:p>40101680</text:p>
          </table:table-cell>
          <table:table-cell office:value-type="float" office:value="-1156" calcext:value-type="float">
            <text:p>-1156</text:p>
          </table:table-cell>
          <table:table-cell/>
          <table:table-cell table:formula="of:=([.A197]-[.A$3])*0.000001" office:value-type="float" office:value="8.965545" calcext:value-type="float">
            <text:p>8.965545</text:p>
          </table:table-cell>
          <table:table-cell office:value-type="float" office:value="-1156" calcext:value-type="float">
            <text:p>-1156</text:p>
          </table:table-cell>
          <table:table-cell table:number-columns-repeated="17"/>
        </table:table-row>
        <table:table-row table:style-name="ro1">
          <table:table-cell office:value-type="float" office:value="40117152" calcext:value-type="float">
            <text:p>40117152</text:p>
          </table:table-cell>
          <table:table-cell office:value-type="float" office:value="-1186" calcext:value-type="float">
            <text:p>-1186</text:p>
          </table:table-cell>
          <table:table-cell/>
          <table:table-cell table:formula="of:=([.A198]-[.A$3])*0.000001" office:value-type="float" office:value="8.981017" calcext:value-type="float">
            <text:p>8.981017</text:p>
          </table:table-cell>
          <table:table-cell office:value-type="float" office:value="-1186" calcext:value-type="float">
            <text:p>-1186</text:p>
          </table:table-cell>
          <table:table-cell table:number-columns-repeated="17"/>
        </table:table-row>
        <table:table-row table:style-name="ro1">
          <table:table-cell office:value-type="float" office:value="40132612" calcext:value-type="float">
            <text:p>40132612</text:p>
          </table:table-cell>
          <table:table-cell office:value-type="float" office:value="-1216" calcext:value-type="float">
            <text:p>-1216</text:p>
          </table:table-cell>
          <table:table-cell/>
          <table:table-cell table:formula="of:=([.A199]-[.A$3])*0.000001" office:value-type="float" office:value="8.996477" calcext:value-type="float">
            <text:p>8.996477</text:p>
          </table:table-cell>
          <table:table-cell office:value-type="float" office:value="-1216" calcext:value-type="float">
            <text:p>-1216</text:p>
          </table:table-cell>
          <table:table-cell table:number-columns-repeated="17"/>
        </table:table-row>
        <table:table-row table:style-name="ro1">
          <table:table-cell office:value-type="float" office:value="40148084" calcext:value-type="float">
            <text:p>40148084</text:p>
          </table:table-cell>
          <table:table-cell office:value-type="float" office:value="-1246" calcext:value-type="float">
            <text:p>-1246</text:p>
          </table:table-cell>
          <table:table-cell/>
          <table:table-cell table:formula="of:=([.A200]-[.A$3])*0.000001" office:value-type="float" office:value="9.011949" calcext:value-type="float">
            <text:p>9.011949</text:p>
          </table:table-cell>
          <table:table-cell office:value-type="float" office:value="-1246" calcext:value-type="float">
            <text:p>-1246</text:p>
          </table:table-cell>
          <table:table-cell table:number-columns-repeated="17"/>
        </table:table-row>
        <table:table-row table:style-name="ro1">
          <table:table-cell office:value-type="float" office:value="40163549" calcext:value-type="float">
            <text:p>40163549</text:p>
          </table:table-cell>
          <table:table-cell office:value-type="float" office:value="-1276" calcext:value-type="float">
            <text:p>-1276</text:p>
          </table:table-cell>
          <table:table-cell/>
          <table:table-cell table:formula="of:=([.A201]-[.A$3])*0.000001" office:value-type="float" office:value="9.027414" calcext:value-type="float">
            <text:p>9.027414</text:p>
          </table:table-cell>
          <table:table-cell office:value-type="float" office:value="-1276" calcext:value-type="float">
            <text:p>-1276</text:p>
          </table:table-cell>
          <table:table-cell table:number-columns-repeated="17"/>
        </table:table-row>
        <table:table-row table:style-name="ro1">
          <table:table-cell office:value-type="float" office:value="40179015" calcext:value-type="float">
            <text:p>40179015</text:p>
          </table:table-cell>
          <table:table-cell office:value-type="float" office:value="-1306" calcext:value-type="float">
            <text:p>-1306</text:p>
          </table:table-cell>
          <table:table-cell/>
          <table:table-cell table:formula="of:=([.A202]-[.A$3])*0.000001" office:value-type="float" office:value="9.04288" calcext:value-type="float">
            <text:p>9.04288</text:p>
          </table:table-cell>
          <table:table-cell office:value-type="float" office:value="-1306" calcext:value-type="float">
            <text:p>-1306</text:p>
          </table:table-cell>
          <table:table-cell table:number-columns-repeated="17"/>
        </table:table-row>
        <table:table-row table:style-name="ro1">
          <table:table-cell office:value-type="float" office:value="40194481" calcext:value-type="float">
            <text:p>40194481</text:p>
          </table:table-cell>
          <table:table-cell office:value-type="float" office:value="-1336" calcext:value-type="float">
            <text:p>-1336</text:p>
          </table:table-cell>
          <table:table-cell/>
          <table:table-cell table:formula="of:=([.A203]-[.A$3])*0.000001" office:value-type="float" office:value="9.058346" calcext:value-type="float">
            <text:p>9.058346</text:p>
          </table:table-cell>
          <table:table-cell office:value-type="float" office:value="-1336" calcext:value-type="float">
            <text:p>-1336</text:p>
          </table:table-cell>
          <table:table-cell table:number-columns-repeated="17"/>
        </table:table-row>
        <table:table-row table:style-name="ro1">
          <table:table-cell office:value-type="float" office:value="40209951" calcext:value-type="float">
            <text:p>40209951</text:p>
          </table:table-cell>
          <table:table-cell office:value-type="float" office:value="-1366" calcext:value-type="float">
            <text:p>-1366</text:p>
          </table:table-cell>
          <table:table-cell/>
          <table:table-cell table:formula="of:=([.A204]-[.A$3])*0.000001" office:value-type="float" office:value="9.073816" calcext:value-type="float">
            <text:p>9.073816</text:p>
          </table:table-cell>
          <table:table-cell office:value-type="float" office:value="-1366" calcext:value-type="float">
            <text:p>-1366</text:p>
          </table:table-cell>
          <table:table-cell table:number-columns-repeated="17"/>
        </table:table-row>
        <table:table-row table:style-name="ro1">
          <table:table-cell office:value-type="float" office:value="40225416" calcext:value-type="float">
            <text:p>40225416</text:p>
          </table:table-cell>
          <table:table-cell office:value-type="float" office:value="-1396" calcext:value-type="float">
            <text:p>-1396</text:p>
          </table:table-cell>
          <table:table-cell/>
          <table:table-cell table:formula="of:=([.A205]-[.A$3])*0.000001" office:value-type="float" office:value="9.089281" calcext:value-type="float">
            <text:p>9.089281</text:p>
          </table:table-cell>
          <table:table-cell office:value-type="float" office:value="-1396" calcext:value-type="float">
            <text:p>-1396</text:p>
          </table:table-cell>
          <table:table-cell table:number-columns-repeated="17"/>
        </table:table-row>
        <table:table-row table:style-name="ro1">
          <table:table-cell office:value-type="float" office:value="40240887" calcext:value-type="float">
            <text:p>40240887</text:p>
          </table:table-cell>
          <table:table-cell office:value-type="float" office:value="-1426" calcext:value-type="float">
            <text:p>-1426</text:p>
          </table:table-cell>
          <table:table-cell/>
          <table:table-cell table:formula="of:=([.A206]-[.A$3])*0.000001" office:value-type="float" office:value="9.104752" calcext:value-type="float">
            <text:p>9.104752</text:p>
          </table:table-cell>
          <table:table-cell office:value-type="float" office:value="-1426" calcext:value-type="float">
            <text:p>-1426</text:p>
          </table:table-cell>
          <table:table-cell table:number-columns-repeated="17"/>
        </table:table-row>
        <table:table-row table:style-name="ro1">
          <table:table-cell office:value-type="float" office:value="40256351" calcext:value-type="float">
            <text:p>40256351</text:p>
          </table:table-cell>
          <table:table-cell office:value-type="float" office:value="-1456" calcext:value-type="float">
            <text:p>-1456</text:p>
          </table:table-cell>
          <table:table-cell/>
          <table:table-cell table:formula="of:=([.A207]-[.A$3])*0.000001" office:value-type="float" office:value="9.120216" calcext:value-type="float">
            <text:p>9.120216</text:p>
          </table:table-cell>
          <table:table-cell office:value-type="float" office:value="-1456" calcext:value-type="float">
            <text:p>-1456</text:p>
          </table:table-cell>
          <table:table-cell table:number-columns-repeated="17"/>
        </table:table-row>
        <table:table-row table:style-name="ro1">
          <table:table-cell office:value-type="float" office:value="40271812" calcext:value-type="float">
            <text:p>40271812</text:p>
          </table:table-cell>
          <table:table-cell office:value-type="float" office:value="-1486" calcext:value-type="float">
            <text:p>-1486</text:p>
          </table:table-cell>
          <table:table-cell/>
          <table:table-cell table:formula="of:=([.A208]-[.A$3])*0.000001" office:value-type="float" office:value="9.135677" calcext:value-type="float">
            <text:p>9.135677</text:p>
          </table:table-cell>
          <table:table-cell office:value-type="float" office:value="-1486" calcext:value-type="float">
            <text:p>-1486</text:p>
          </table:table-cell>
          <table:table-cell table:number-columns-repeated="17"/>
        </table:table-row>
        <table:table-row table:style-name="ro1">
          <table:table-cell office:value-type="float" office:value="40287282" calcext:value-type="float">
            <text:p>40287282</text:p>
          </table:table-cell>
          <table:table-cell office:value-type="float" office:value="-1516" calcext:value-type="float">
            <text:p>-1516</text:p>
          </table:table-cell>
          <table:table-cell/>
          <table:table-cell table:formula="of:=([.A209]-[.A$3])*0.000001" office:value-type="float" office:value="9.151147" calcext:value-type="float">
            <text:p>9.151147</text:p>
          </table:table-cell>
          <table:table-cell office:value-type="float" office:value="-1516" calcext:value-type="float">
            <text:p>-1516</text:p>
          </table:table-cell>
          <table:table-cell table:number-columns-repeated="17"/>
        </table:table-row>
        <table:table-row table:style-name="ro1">
          <table:table-cell office:value-type="float" office:value="40302735" calcext:value-type="float">
            <text:p>40302735</text:p>
          </table:table-cell>
          <table:table-cell office:value-type="float" office:value="-1546" calcext:value-type="float">
            <text:p>-1546</text:p>
          </table:table-cell>
          <table:table-cell/>
          <table:table-cell table:formula="of:=([.A210]-[.A$3])*0.000001" office:value-type="float" office:value="9.1666" calcext:value-type="float">
            <text:p>9.1666</text:p>
          </table:table-cell>
          <table:table-cell office:value-type="float" office:value="-1546" calcext:value-type="float">
            <text:p>-1546</text:p>
          </table:table-cell>
          <table:table-cell table:number-columns-repeated="17"/>
        </table:table-row>
        <table:table-row table:style-name="ro1">
          <table:table-cell office:value-type="float" office:value="40318201" calcext:value-type="float">
            <text:p>40318201</text:p>
          </table:table-cell>
          <table:table-cell office:value-type="float" office:value="-1576" calcext:value-type="float">
            <text:p>-1576</text:p>
          </table:table-cell>
          <table:table-cell/>
          <table:table-cell table:formula="of:=([.A211]-[.A$3])*0.000001" office:value-type="float" office:value="9.182066" calcext:value-type="float">
            <text:p>9.182066</text:p>
          </table:table-cell>
          <table:table-cell office:value-type="float" office:value="-1576" calcext:value-type="float">
            <text:p>-1576</text:p>
          </table:table-cell>
          <table:table-cell table:number-columns-repeated="17"/>
        </table:table-row>
        <table:table-row table:style-name="ro1">
          <table:table-cell office:value-type="float" office:value="40333674" calcext:value-type="float">
            <text:p>40333674</text:p>
          </table:table-cell>
          <table:table-cell office:value-type="float" office:value="-1606" calcext:value-type="float">
            <text:p>-1606</text:p>
          </table:table-cell>
          <table:table-cell/>
          <table:table-cell table:formula="of:=([.A212]-[.A$3])*0.000001" office:value-type="float" office:value="9.197539" calcext:value-type="float">
            <text:p>9.197539</text:p>
          </table:table-cell>
          <table:table-cell office:value-type="float" office:value="-1606" calcext:value-type="float">
            <text:p>-1606</text:p>
          </table:table-cell>
          <table:table-cell table:number-columns-repeated="17"/>
        </table:table-row>
        <table:table-row table:style-name="ro1">
          <table:table-cell office:value-type="float" office:value="40349134" calcext:value-type="float">
            <text:p>40349134</text:p>
          </table:table-cell>
          <table:table-cell office:value-type="float" office:value="-1636" calcext:value-type="float">
            <text:p>-1636</text:p>
          </table:table-cell>
          <table:table-cell/>
          <table:table-cell table:formula="of:=([.A213]-[.A$3])*0.000001" office:value-type="float" office:value="9.212999" calcext:value-type="float">
            <text:p>9.212999</text:p>
          </table:table-cell>
          <table:table-cell office:value-type="float" office:value="-1636" calcext:value-type="float">
            <text:p>-1636</text:p>
          </table:table-cell>
          <table:table-cell table:number-columns-repeated="17"/>
        </table:table-row>
        <table:table-row table:style-name="ro1">
          <table:table-cell office:value-type="float" office:value="40364602" calcext:value-type="float">
            <text:p>40364602</text:p>
          </table:table-cell>
          <table:table-cell office:value-type="float" office:value="-1638" calcext:value-type="float">
            <text:p>-1638</text:p>
          </table:table-cell>
          <table:table-cell/>
          <table:table-cell table:formula="of:=([.A214]-[.A$3])*0.000001" office:value-type="float" office:value="9.228467" calcext:value-type="float">
            <text:p>9.228467</text:p>
          </table:table-cell>
          <table:table-cell office:value-type="float" office:value="-1638" calcext:value-type="float">
            <text:p>-1638</text:p>
          </table:table-cell>
          <table:table-cell table:number-columns-repeated="17"/>
        </table:table-row>
        <table:table-row table:style-name="ro1">
          <table:table-cell office:value-type="float" office:value="46766620" calcext:value-type="float">
            <text:p>46766620</text:p>
          </table:table-cell>
          <table:table-cell office:value-type="float" office:value="-1608" calcext:value-type="float">
            <text:p>-1608</text:p>
          </table:table-cell>
          <table:table-cell/>
          <table:table-cell table:formula="of:=([.A215]-[.A$3])*0.000001" office:value-type="float" office:value="15.630485" calcext:value-type="float">
            <text:p>15.630485</text:p>
          </table:table-cell>
          <table:table-cell office:value-type="float" office:value="-1608" calcext:value-type="float">
            <text:p>-1608</text:p>
          </table:table-cell>
          <table:table-cell table:number-columns-repeated="17"/>
        </table:table-row>
        <table:table-row table:style-name="ro1">
          <table:table-cell office:value-type="float" office:value="46782120" calcext:value-type="float">
            <text:p>46782120</text:p>
          </table:table-cell>
          <table:table-cell office:value-type="float" office:value="-1578" calcext:value-type="float">
            <text:p>-1578</text:p>
          </table:table-cell>
          <table:table-cell/>
          <table:table-cell table:formula="of:=([.A216]-[.A$3])*0.000001" office:value-type="float" office:value="15.645985" calcext:value-type="float">
            <text:p>15.645985</text:p>
          </table:table-cell>
          <table:table-cell office:value-type="float" office:value="-1578" calcext:value-type="float">
            <text:p>-1578</text:p>
          </table:table-cell>
          <table:table-cell table:number-columns-repeated="17"/>
        </table:table-row>
        <table:table-row table:style-name="ro1">
          <table:table-cell office:value-type="float" office:value="46797602" calcext:value-type="float">
            <text:p>46797602</text:p>
          </table:table-cell>
          <table:table-cell office:value-type="float" office:value="-1548" calcext:value-type="float">
            <text:p>-1548</text:p>
          </table:table-cell>
          <table:table-cell/>
          <table:table-cell table:formula="of:=([.A217]-[.A$3])*0.000001" office:value-type="float" office:value="15.661467" calcext:value-type="float">
            <text:p>15.661467</text:p>
          </table:table-cell>
          <table:table-cell office:value-type="float" office:value="-1548" calcext:value-type="float">
            <text:p>-1548</text:p>
          </table:table-cell>
          <table:table-cell table:number-columns-repeated="17"/>
        </table:table-row>
        <table:table-row table:style-name="ro1">
          <table:table-cell office:value-type="float" office:value="46813072" calcext:value-type="float">
            <text:p>46813072</text:p>
          </table:table-cell>
          <table:table-cell office:value-type="float" office:value="-1518" calcext:value-type="float">
            <text:p>-1518</text:p>
          </table:table-cell>
          <table:table-cell/>
          <table:table-cell table:formula="of:=([.A218]-[.A$3])*0.000001" office:value-type="float" office:value="15.676937" calcext:value-type="float">
            <text:p>15.676937</text:p>
          </table:table-cell>
          <table:table-cell office:value-type="float" office:value="-1518" calcext:value-type="float">
            <text:p>-1518</text:p>
          </table:table-cell>
          <table:table-cell table:number-columns-repeated="17"/>
        </table:table-row>
        <table:table-row table:style-name="ro1">
          <table:table-cell office:value-type="float" office:value="46828537" calcext:value-type="float">
            <text:p>46828537</text:p>
          </table:table-cell>
          <table:table-cell office:value-type="float" office:value="-1488" calcext:value-type="float">
            <text:p>-1488</text:p>
          </table:table-cell>
          <table:table-cell/>
          <table:table-cell table:formula="of:=([.A219]-[.A$3])*0.000001" office:value-type="float" office:value="15.692402" calcext:value-type="float">
            <text:p>15.692402</text:p>
          </table:table-cell>
          <table:table-cell office:value-type="float" office:value="-1488" calcext:value-type="float">
            <text:p>-1488</text:p>
          </table:table-cell>
          <table:table-cell table:number-columns-repeated="17"/>
        </table:table-row>
        <table:table-row table:style-name="ro1">
          <table:table-cell office:value-type="float" office:value="46844004" calcext:value-type="float">
            <text:p>46844004</text:p>
          </table:table-cell>
          <table:table-cell office:value-type="float" office:value="-1458" calcext:value-type="float">
            <text:p>-1458</text:p>
          </table:table-cell>
          <table:table-cell/>
          <table:table-cell table:formula="of:=([.A220]-[.A$3])*0.000001" office:value-type="float" office:value="15.707869" calcext:value-type="float">
            <text:p>15.707869</text:p>
          </table:table-cell>
          <table:table-cell office:value-type="float" office:value="-1458" calcext:value-type="float">
            <text:p>-1458</text:p>
          </table:table-cell>
          <table:table-cell table:number-columns-repeated="17"/>
        </table:table-row>
        <table:table-row table:style-name="ro1">
          <table:table-cell office:value-type="float" office:value="46859473" calcext:value-type="float">
            <text:p>46859473</text:p>
          </table:table-cell>
          <table:table-cell office:value-type="float" office:value="-1428" calcext:value-type="float">
            <text:p>-1428</text:p>
          </table:table-cell>
          <table:table-cell/>
          <table:table-cell table:formula="of:=([.A221]-[.A$3])*0.000001" office:value-type="float" office:value="15.723338" calcext:value-type="float">
            <text:p>15.723338</text:p>
          </table:table-cell>
          <table:table-cell office:value-type="float" office:value="-1428" calcext:value-type="float">
            <text:p>-1428</text:p>
          </table:table-cell>
          <table:table-cell table:number-columns-repeated="17"/>
        </table:table-row>
        <table:table-row table:style-name="ro1">
          <table:table-cell office:value-type="float" office:value="46874935" calcext:value-type="float">
            <text:p>46874935</text:p>
          </table:table-cell>
          <table:table-cell office:value-type="float" office:value="-1398" calcext:value-type="float">
            <text:p>-1398</text:p>
          </table:table-cell>
          <table:table-cell/>
          <table:table-cell table:formula="of:=([.A222]-[.A$3])*0.000001" office:value-type="float" office:value="15.7388" calcext:value-type="float">
            <text:p>15.7388</text:p>
          </table:table-cell>
          <table:table-cell office:value-type="float" office:value="-1398" calcext:value-type="float">
            <text:p>-1398</text:p>
          </table:table-cell>
          <table:table-cell table:number-columns-repeated="17"/>
        </table:table-row>
        <table:table-row table:style-name="ro1">
          <table:table-cell office:value-type="float" office:value="46890401" calcext:value-type="float">
            <text:p>46890401</text:p>
          </table:table-cell>
          <table:table-cell office:value-type="float" office:value="-1368" calcext:value-type="float">
            <text:p>-1368</text:p>
          </table:table-cell>
          <table:table-cell/>
          <table:table-cell table:formula="of:=([.A223]-[.A$3])*0.000001" office:value-type="float" office:value="15.754266" calcext:value-type="float">
            <text:p>15.754266</text:p>
          </table:table-cell>
          <table:table-cell office:value-type="float" office:value="-1368" calcext:value-type="float">
            <text:p>-1368</text:p>
          </table:table-cell>
          <table:table-cell table:number-columns-repeated="17"/>
        </table:table-row>
        <table:table-row table:style-name="ro1">
          <table:table-cell office:value-type="float" office:value="46905869" calcext:value-type="float">
            <text:p>46905869</text:p>
          </table:table-cell>
          <table:table-cell office:value-type="float" office:value="-1338" calcext:value-type="float">
            <text:p>-1338</text:p>
          </table:table-cell>
          <table:table-cell/>
          <table:table-cell table:formula="of:=([.A224]-[.A$3])*0.000001" office:value-type="float" office:value="15.769734" calcext:value-type="float">
            <text:p>15.769734</text:p>
          </table:table-cell>
          <table:table-cell office:value-type="float" office:value="-1338" calcext:value-type="float">
            <text:p>-1338</text:p>
          </table:table-cell>
          <table:table-cell table:number-columns-repeated="17"/>
        </table:table-row>
        <table:table-row table:style-name="ro1">
          <table:table-cell office:value-type="float" office:value="46921333" calcext:value-type="float">
            <text:p>46921333</text:p>
          </table:table-cell>
          <table:table-cell office:value-type="float" office:value="-1308" calcext:value-type="float">
            <text:p>-1308</text:p>
          </table:table-cell>
          <table:table-cell/>
          <table:table-cell table:formula="of:=([.A225]-[.A$3])*0.000001" office:value-type="float" office:value="15.785198" calcext:value-type="float">
            <text:p>15.785198</text:p>
          </table:table-cell>
          <table:table-cell office:value-type="float" office:value="-1308" calcext:value-type="float">
            <text:p>-1308</text:p>
          </table:table-cell>
          <table:table-cell table:number-columns-repeated="17"/>
        </table:table-row>
        <table:table-row table:style-name="ro1">
          <table:table-cell office:value-type="float" office:value="46936800" calcext:value-type="float">
            <text:p>46936800</text:p>
          </table:table-cell>
          <table:table-cell office:value-type="float" office:value="-1278" calcext:value-type="float">
            <text:p>-1278</text:p>
          </table:table-cell>
          <table:table-cell/>
          <table:table-cell table:formula="of:=([.A226]-[.A$3])*0.000001" office:value-type="float" office:value="15.800665" calcext:value-type="float">
            <text:p>15.800665</text:p>
          </table:table-cell>
          <table:table-cell office:value-type="float" office:value="-1278" calcext:value-type="float">
            <text:p>-1278</text:p>
          </table:table-cell>
          <table:table-cell table:number-columns-repeated="17"/>
        </table:table-row>
        <table:table-row table:style-name="ro1">
          <table:table-cell office:value-type="float" office:value="46952270" calcext:value-type="float">
            <text:p>46952270</text:p>
          </table:table-cell>
          <table:table-cell office:value-type="float" office:value="-1248" calcext:value-type="float">
            <text:p>-1248</text:p>
          </table:table-cell>
          <table:table-cell/>
          <table:table-cell table:formula="of:=([.A227]-[.A$3])*0.000001" office:value-type="float" office:value="15.816135" calcext:value-type="float">
            <text:p>15.816135</text:p>
          </table:table-cell>
          <table:table-cell office:value-type="float" office:value="-1248" calcext:value-type="float">
            <text:p>-1248</text:p>
          </table:table-cell>
          <table:table-cell table:number-columns-repeated="17"/>
        </table:table-row>
        <table:table-row table:style-name="ro1">
          <table:table-cell office:value-type="float" office:value="46967730" calcext:value-type="float">
            <text:p>46967730</text:p>
          </table:table-cell>
          <table:table-cell office:value-type="float" office:value="-1218" calcext:value-type="float">
            <text:p>-1218</text:p>
          </table:table-cell>
          <table:table-cell/>
          <table:table-cell table:formula="of:=([.A228]-[.A$3])*0.000001" office:value-type="float" office:value="15.831595" calcext:value-type="float">
            <text:p>15.831595</text:p>
          </table:table-cell>
          <table:table-cell office:value-type="float" office:value="-1218" calcext:value-type="float">
            <text:p>-1218</text:p>
          </table:table-cell>
          <table:table-cell table:number-columns-repeated="17"/>
        </table:table-row>
        <table:table-row table:style-name="ro1">
          <table:table-cell office:value-type="float" office:value="46983195" calcext:value-type="float">
            <text:p>46983195</text:p>
          </table:table-cell>
          <table:table-cell office:value-type="float" office:value="-1188" calcext:value-type="float">
            <text:p>-1188</text:p>
          </table:table-cell>
          <table:table-cell/>
          <table:table-cell table:formula="of:=([.A229]-[.A$3])*0.000001" office:value-type="float" office:value="15.84706" calcext:value-type="float">
            <text:p>15.84706</text:p>
          </table:table-cell>
          <table:table-cell office:value-type="float" office:value="-1188" calcext:value-type="float">
            <text:p>-1188</text:p>
          </table:table-cell>
          <table:table-cell table:number-columns-repeated="17"/>
        </table:table-row>
        <table:table-row table:style-name="ro1">
          <table:table-cell office:value-type="float" office:value="46998667" calcext:value-type="float">
            <text:p>46998667</text:p>
          </table:table-cell>
          <table:table-cell office:value-type="float" office:value="-1158" calcext:value-type="float">
            <text:p>-1158</text:p>
          </table:table-cell>
          <table:table-cell/>
          <table:table-cell table:formula="of:=([.A230]-[.A$3])*0.000001" office:value-type="float" office:value="15.862532" calcext:value-type="float">
            <text:p>15.862532</text:p>
          </table:table-cell>
          <table:table-cell office:value-type="float" office:value="-1158" calcext:value-type="float">
            <text:p>-1158</text:p>
          </table:table-cell>
          <table:table-cell table:number-columns-repeated="17"/>
        </table:table-row>
        <table:table-row table:style-name="ro1">
          <table:table-cell office:value-type="float" office:value="47014138" calcext:value-type="float">
            <text:p>47014138</text:p>
          </table:table-cell>
          <table:table-cell office:value-type="float" office:value="-1128" calcext:value-type="float">
            <text:p>-1128</text:p>
          </table:table-cell>
          <table:table-cell/>
          <table:table-cell table:formula="of:=([.A231]-[.A$3])*0.000001" office:value-type="float" office:value="15.878003" calcext:value-type="float">
            <text:p>15.878003</text:p>
          </table:table-cell>
          <table:table-cell office:value-type="float" office:value="-1128" calcext:value-type="float">
            <text:p>-1128</text:p>
          </table:table-cell>
          <table:table-cell table:number-columns-repeated="17"/>
        </table:table-row>
        <table:table-row table:style-name="ro1">
          <table:table-cell office:value-type="float" office:value="47029607" calcext:value-type="float">
            <text:p>47029607</text:p>
          </table:table-cell>
          <table:table-cell office:value-type="float" office:value="-1098" calcext:value-type="float">
            <text:p>-1098</text:p>
          </table:table-cell>
          <table:table-cell/>
          <table:table-cell table:formula="of:=([.A232]-[.A$3])*0.000001" office:value-type="float" office:value="15.893472" calcext:value-type="float">
            <text:p>15.893472</text:p>
          </table:table-cell>
          <table:table-cell office:value-type="float" office:value="-1098" calcext:value-type="float">
            <text:p>-1098</text:p>
          </table:table-cell>
          <table:table-cell table:number-columns-repeated="17"/>
        </table:table-row>
        <table:table-row table:style-name="ro1">
          <table:table-cell office:value-type="float" office:value="47045067" calcext:value-type="float">
            <text:p>47045067</text:p>
          </table:table-cell>
          <table:table-cell office:value-type="float" office:value="-1068" calcext:value-type="float">
            <text:p>-1068</text:p>
          </table:table-cell>
          <table:table-cell/>
          <table:table-cell table:formula="of:=([.A233]-[.A$3])*0.000001" office:value-type="float" office:value="15.908932" calcext:value-type="float">
            <text:p>15.908932</text:p>
          </table:table-cell>
          <table:table-cell office:value-type="float" office:value="-1068" calcext:value-type="float">
            <text:p>-1068</text:p>
          </table:table-cell>
          <table:table-cell table:number-columns-repeated="17"/>
        </table:table-row>
        <table:table-row table:style-name="ro1">
          <table:table-cell office:value-type="float" office:value="47060530" calcext:value-type="float">
            <text:p>47060530</text:p>
          </table:table-cell>
          <table:table-cell office:value-type="float" office:value="-1038" calcext:value-type="float">
            <text:p>-1038</text:p>
          </table:table-cell>
          <table:table-cell/>
          <table:table-cell table:formula="of:=([.A234]-[.A$3])*0.000001" office:value-type="float" office:value="15.924395" calcext:value-type="float">
            <text:p>15.924395</text:p>
          </table:table-cell>
          <table:table-cell office:value-type="float" office:value="-1038" calcext:value-type="float">
            <text:p>-1038</text:p>
          </table:table-cell>
          <table:table-cell table:number-columns-repeated="17"/>
        </table:table-row>
        <table:table-row table:style-name="ro1">
          <table:table-cell office:value-type="float" office:value="47075996" calcext:value-type="float">
            <text:p>47075996</text:p>
          </table:table-cell>
          <table:table-cell office:value-type="float" office:value="-1008" calcext:value-type="float">
            <text:p>-1008</text:p>
          </table:table-cell>
          <table:table-cell/>
          <table:table-cell table:formula="of:=([.A235]-[.A$3])*0.000001" office:value-type="float" office:value="15.939861" calcext:value-type="float">
            <text:p>15.939861</text:p>
          </table:table-cell>
          <table:table-cell office:value-type="float" office:value="-1008" calcext:value-type="float">
            <text:p>-1008</text:p>
          </table:table-cell>
          <table:table-cell table:number-columns-repeated="17"/>
        </table:table-row>
        <table:table-row table:style-name="ro1">
          <table:table-cell office:value-type="float" office:value="47091463" calcext:value-type="float">
            <text:p>47091463</text:p>
          </table:table-cell>
          <table:table-cell office:value-type="float" office:value="-978" calcext:value-type="float">
            <text:p>-978</text:p>
          </table:table-cell>
          <table:table-cell/>
          <table:table-cell table:formula="of:=([.A236]-[.A$3])*0.000001" office:value-type="float" office:value="15.955328" calcext:value-type="float">
            <text:p>15.955328</text:p>
          </table:table-cell>
          <table:table-cell office:value-type="float" office:value="-978" calcext:value-type="float">
            <text:p>-978</text:p>
          </table:table-cell>
          <table:table-cell table:number-columns-repeated="17"/>
        </table:table-row>
        <table:table-row table:style-name="ro1">
          <table:table-cell office:value-type="float" office:value="47106929" calcext:value-type="float">
            <text:p>47106929</text:p>
          </table:table-cell>
          <table:table-cell office:value-type="float" office:value="-948" calcext:value-type="float">
            <text:p>-948</text:p>
          </table:table-cell>
          <table:table-cell/>
          <table:table-cell table:formula="of:=([.A237]-[.A$3])*0.000001" office:value-type="float" office:value="15.970794" calcext:value-type="float">
            <text:p>15.970794</text:p>
          </table:table-cell>
          <table:table-cell office:value-type="float" office:value="-948" calcext:value-type="float">
            <text:p>-948</text:p>
          </table:table-cell>
          <table:table-cell table:number-columns-repeated="17"/>
        </table:table-row>
        <table:table-row table:style-name="ro1">
          <table:table-cell office:value-type="float" office:value="47122390" calcext:value-type="float">
            <text:p>47122390</text:p>
          </table:table-cell>
          <table:table-cell office:value-type="float" office:value="-918" calcext:value-type="float">
            <text:p>-918</text:p>
          </table:table-cell>
          <table:table-cell/>
          <table:table-cell table:formula="of:=([.A238]-[.A$3])*0.000001" office:value-type="float" office:value="15.986255" calcext:value-type="float">
            <text:p>15.986255</text:p>
          </table:table-cell>
          <table:table-cell office:value-type="float" office:value="-918" calcext:value-type="float">
            <text:p>-918</text:p>
          </table:table-cell>
          <table:table-cell table:number-columns-repeated="17"/>
        </table:table-row>
        <table:table-row table:style-name="ro1">
          <table:table-cell office:value-type="float" office:value="47137853" calcext:value-type="float">
            <text:p>47137853</text:p>
          </table:table-cell>
          <table:table-cell office:value-type="float" office:value="-888" calcext:value-type="float">
            <text:p>-888</text:p>
          </table:table-cell>
          <table:table-cell/>
          <table:table-cell table:formula="of:=([.A239]-[.A$3])*0.000001" office:value-type="float" office:value="16.001718" calcext:value-type="float">
            <text:p>16.001718</text:p>
          </table:table-cell>
          <table:table-cell office:value-type="float" office:value="-888" calcext:value-type="float">
            <text:p>-888</text:p>
          </table:table-cell>
          <table:table-cell table:number-columns-repeated="17"/>
        </table:table-row>
        <table:table-row table:style-name="ro1">
          <table:table-cell office:value-type="float" office:value="47153317" calcext:value-type="float">
            <text:p>47153317</text:p>
          </table:table-cell>
          <table:table-cell office:value-type="float" office:value="-858" calcext:value-type="float">
            <text:p>-858</text:p>
          </table:table-cell>
          <table:table-cell/>
          <table:table-cell table:formula="of:=([.A240]-[.A$3])*0.000001" office:value-type="float" office:value="16.017182" calcext:value-type="float">
            <text:p>16.017182</text:p>
          </table:table-cell>
          <table:table-cell office:value-type="float" office:value="-858" calcext:value-type="float">
            <text:p>-858</text:p>
          </table:table-cell>
          <table:table-cell table:number-columns-repeated="17"/>
        </table:table-row>
        <table:table-row table:style-name="ro1">
          <table:table-cell office:value-type="float" office:value="47168780" calcext:value-type="float">
            <text:p>47168780</text:p>
          </table:table-cell>
          <table:table-cell office:value-type="float" office:value="-828" calcext:value-type="float">
            <text:p>-828</text:p>
          </table:table-cell>
          <table:table-cell/>
          <table:table-cell table:formula="of:=([.A241]-[.A$3])*0.000001" office:value-type="float" office:value="16.032645" calcext:value-type="float">
            <text:p>16.032645</text:p>
          </table:table-cell>
          <table:table-cell office:value-type="float" office:value="-828" calcext:value-type="float">
            <text:p>-828</text:p>
          </table:table-cell>
          <table:table-cell table:number-columns-repeated="17"/>
        </table:table-row>
        <table:table-row table:style-name="ro1">
          <table:table-cell office:value-type="float" office:value="47184242" calcext:value-type="float">
            <text:p>47184242</text:p>
          </table:table-cell>
          <table:table-cell office:value-type="float" office:value="-798" calcext:value-type="float">
            <text:p>-798</text:p>
          </table:table-cell>
          <table:table-cell/>
          <table:table-cell table:formula="of:=([.A242]-[.A$3])*0.000001" office:value-type="float" office:value="16.048107" calcext:value-type="float">
            <text:p>16.048107</text:p>
          </table:table-cell>
          <table:table-cell office:value-type="float" office:value="-798" calcext:value-type="float">
            <text:p>-798</text:p>
          </table:table-cell>
          <table:table-cell table:number-columns-repeated="17"/>
        </table:table-row>
        <table:table-row table:style-name="ro1">
          <table:table-cell office:value-type="float" office:value="47199702" calcext:value-type="float">
            <text:p>47199702</text:p>
          </table:table-cell>
          <table:table-cell office:value-type="float" office:value="-768" calcext:value-type="float">
            <text:p>-768</text:p>
          </table:table-cell>
          <table:table-cell/>
          <table:table-cell table:formula="of:=([.A243]-[.A$3])*0.000001" office:value-type="float" office:value="16.063567" calcext:value-type="float">
            <text:p>16.063567</text:p>
          </table:table-cell>
          <table:table-cell office:value-type="float" office:value="-768" calcext:value-type="float">
            <text:p>-768</text:p>
          </table:table-cell>
          <table:table-cell table:number-columns-repeated="17"/>
        </table:table-row>
        <table:table-row table:style-name="ro1">
          <table:table-cell office:value-type="float" office:value="47215168" calcext:value-type="float">
            <text:p>47215168</text:p>
          </table:table-cell>
          <table:table-cell office:value-type="float" office:value="-738" calcext:value-type="float">
            <text:p>-738</text:p>
          </table:table-cell>
          <table:table-cell/>
          <table:table-cell table:formula="of:=([.A244]-[.A$3])*0.000001" office:value-type="float" office:value="16.079033" calcext:value-type="float">
            <text:p>16.079033</text:p>
          </table:table-cell>
          <table:table-cell office:value-type="float" office:value="-738" calcext:value-type="float">
            <text:p>-738</text:p>
          </table:table-cell>
          <table:table-cell table:number-columns-repeated="17"/>
        </table:table-row>
        <table:table-row table:style-name="ro1">
          <table:table-cell office:value-type="float" office:value="47230634" calcext:value-type="float">
            <text:p>47230634</text:p>
          </table:table-cell>
          <table:table-cell office:value-type="float" office:value="-708" calcext:value-type="float">
            <text:p>-708</text:p>
          </table:table-cell>
          <table:table-cell/>
          <table:table-cell table:formula="of:=([.A245]-[.A$3])*0.000001" office:value-type="float" office:value="16.094499" calcext:value-type="float">
            <text:p>16.094499</text:p>
          </table:table-cell>
          <table:table-cell office:value-type="float" office:value="-708" calcext:value-type="float">
            <text:p>-708</text:p>
          </table:table-cell>
          <table:table-cell table:number-columns-repeated="17"/>
        </table:table-row>
        <table:table-row table:style-name="ro1">
          <table:table-cell office:value-type="float" office:value="47246095" calcext:value-type="float">
            <text:p>47246095</text:p>
          </table:table-cell>
          <table:table-cell office:value-type="float" office:value="-678" calcext:value-type="float">
            <text:p>-678</text:p>
          </table:table-cell>
          <table:table-cell/>
          <table:table-cell table:formula="of:=([.A246]-[.A$3])*0.000001" office:value-type="float" office:value="16.10996" calcext:value-type="float">
            <text:p>16.10996</text:p>
          </table:table-cell>
          <table:table-cell office:value-type="float" office:value="-678" calcext:value-type="float">
            <text:p>-678</text:p>
          </table:table-cell>
          <table:table-cell table:number-columns-repeated="17"/>
        </table:table-row>
        <table:table-row table:style-name="ro1">
          <table:table-cell office:value-type="float" office:value="47261561" calcext:value-type="float">
            <text:p>47261561</text:p>
          </table:table-cell>
          <table:table-cell office:value-type="float" office:value="-648" calcext:value-type="float">
            <text:p>-648</text:p>
          </table:table-cell>
          <table:table-cell/>
          <table:table-cell table:formula="of:=([.A247]-[.A$3])*0.000001" office:value-type="float" office:value="16.125426" calcext:value-type="float">
            <text:p>16.125426</text:p>
          </table:table-cell>
          <table:table-cell office:value-type="float" office:value="-648" calcext:value-type="float">
            <text:p>-648</text:p>
          </table:table-cell>
          <table:table-cell table:number-columns-repeated="17"/>
        </table:table-row>
        <table:table-row table:style-name="ro1">
          <table:table-cell office:value-type="float" office:value="47277033" calcext:value-type="float">
            <text:p>47277033</text:p>
          </table:table-cell>
          <table:table-cell office:value-type="float" office:value="-618" calcext:value-type="float">
            <text:p>-618</text:p>
          </table:table-cell>
          <table:table-cell/>
          <table:table-cell table:formula="of:=([.A248]-[.A$3])*0.000001" office:value-type="float" office:value="16.140898" calcext:value-type="float">
            <text:p>16.140898</text:p>
          </table:table-cell>
          <table:table-cell office:value-type="float" office:value="-618" calcext:value-type="float">
            <text:p>-618</text:p>
          </table:table-cell>
          <table:table-cell table:number-columns-repeated="17"/>
        </table:table-row>
        <table:table-row table:style-name="ro1">
          <table:table-cell office:value-type="float" office:value="47292499" calcext:value-type="float">
            <text:p>47292499</text:p>
          </table:table-cell>
          <table:table-cell office:value-type="float" office:value="-588" calcext:value-type="float">
            <text:p>-588</text:p>
          </table:table-cell>
          <table:table-cell/>
          <table:table-cell table:formula="of:=([.A249]-[.A$3])*0.000001" office:value-type="float" office:value="16.156364" calcext:value-type="float">
            <text:p>16.156364</text:p>
          </table:table-cell>
          <table:table-cell office:value-type="float" office:value="-588" calcext:value-type="float">
            <text:p>-588</text:p>
          </table:table-cell>
          <table:table-cell table:number-columns-repeated="17"/>
        </table:table-row>
        <table:table-row table:style-name="ro1">
          <table:table-cell office:value-type="float" office:value="47307968" calcext:value-type="float">
            <text:p>47307968</text:p>
          </table:table-cell>
          <table:table-cell office:value-type="float" office:value="-558" calcext:value-type="float">
            <text:p>-558</text:p>
          </table:table-cell>
          <table:table-cell/>
          <table:table-cell table:formula="of:=([.A250]-[.A$3])*0.000001" office:value-type="float" office:value="16.171833" calcext:value-type="float">
            <text:p>16.171833</text:p>
          </table:table-cell>
          <table:table-cell office:value-type="float" office:value="-558" calcext:value-type="float">
            <text:p>-558</text:p>
          </table:table-cell>
          <table:table-cell table:number-columns-repeated="17"/>
        </table:table-row>
        <table:table-row table:style-name="ro1">
          <table:table-cell office:value-type="float" office:value="47323434" calcext:value-type="float">
            <text:p>47323434</text:p>
          </table:table-cell>
          <table:table-cell office:value-type="float" office:value="-528" calcext:value-type="float">
            <text:p>-528</text:p>
          </table:table-cell>
          <table:table-cell/>
          <table:table-cell table:formula="of:=([.A251]-[.A$3])*0.000001" office:value-type="float" office:value="16.187299" calcext:value-type="float">
            <text:p>16.187299</text:p>
          </table:table-cell>
          <table:table-cell office:value-type="float" office:value="-528" calcext:value-type="float">
            <text:p>-528</text:p>
          </table:table-cell>
          <table:table-cell table:number-columns-repeated="17"/>
        </table:table-row>
        <table:table-row table:style-name="ro1">
          <table:table-cell office:value-type="float" office:value="47338900" calcext:value-type="float">
            <text:p>47338900</text:p>
          </table:table-cell>
          <table:table-cell office:value-type="float" office:value="-498" calcext:value-type="float">
            <text:p>-498</text:p>
          </table:table-cell>
          <table:table-cell/>
          <table:table-cell table:formula="of:=([.A252]-[.A$3])*0.000001" office:value-type="float" office:value="16.202765" calcext:value-type="float">
            <text:p>16.202765</text:p>
          </table:table-cell>
          <table:table-cell office:value-type="float" office:value="-498" calcext:value-type="float">
            <text:p>-498</text:p>
          </table:table-cell>
          <table:table-cell table:number-columns-repeated="17"/>
        </table:table-row>
        <table:table-row table:style-name="ro1">
          <table:table-cell office:value-type="float" office:value="47354348" calcext:value-type="float">
            <text:p>47354348</text:p>
          </table:table-cell>
          <table:table-cell office:value-type="float" office:value="-468" calcext:value-type="float">
            <text:p>-468</text:p>
          </table:table-cell>
          <table:table-cell/>
          <table:table-cell table:formula="of:=([.A253]-[.A$3])*0.000001" office:value-type="float" office:value="16.218213" calcext:value-type="float">
            <text:p>16.218213</text:p>
          </table:table-cell>
          <table:table-cell office:value-type="float" office:value="-468" calcext:value-type="float">
            <text:p>-468</text:p>
          </table:table-cell>
          <table:table-cell table:number-columns-repeated="17"/>
        </table:table-row>
        <table:table-row table:style-name="ro1">
          <table:table-cell office:value-type="float" office:value="47369813" calcext:value-type="float">
            <text:p>47369813</text:p>
          </table:table-cell>
          <table:table-cell office:value-type="float" office:value="-438" calcext:value-type="float">
            <text:p>-438</text:p>
          </table:table-cell>
          <table:table-cell/>
          <table:table-cell table:formula="of:=([.A254]-[.A$3])*0.000001" office:value-type="float" office:value="16.233678" calcext:value-type="float">
            <text:p>16.233678</text:p>
          </table:table-cell>
          <table:table-cell office:value-type="float" office:value="-438" calcext:value-type="float">
            <text:p>-438</text:p>
          </table:table-cell>
          <table:table-cell table:number-columns-repeated="17"/>
        </table:table-row>
        <table:table-row table:style-name="ro1">
          <table:table-cell office:value-type="float" office:value="47385275" calcext:value-type="float">
            <text:p>47385275</text:p>
          </table:table-cell>
          <table:table-cell office:value-type="float" office:value="-408" calcext:value-type="float">
            <text:p>-408</text:p>
          </table:table-cell>
          <table:table-cell/>
          <table:table-cell table:formula="of:=([.A255]-[.A$3])*0.000001" office:value-type="float" office:value="16.24914" calcext:value-type="float">
            <text:p>16.24914</text:p>
          </table:table-cell>
          <table:table-cell office:value-type="float" office:value="-408" calcext:value-type="float">
            <text:p>-408</text:p>
          </table:table-cell>
          <table:table-cell table:number-columns-repeated="17"/>
        </table:table-row>
        <table:table-row table:style-name="ro1">
          <table:table-cell office:value-type="float" office:value="47400741" calcext:value-type="float">
            <text:p>47400741</text:p>
          </table:table-cell>
          <table:table-cell office:value-type="float" office:value="-378" calcext:value-type="float">
            <text:p>-378</text:p>
          </table:table-cell>
          <table:table-cell/>
          <table:table-cell table:formula="of:=([.A256]-[.A$3])*0.000001" office:value-type="float" office:value="16.264606" calcext:value-type="float">
            <text:p>16.264606</text:p>
          </table:table-cell>
          <table:table-cell office:value-type="float" office:value="-378" calcext:value-type="float">
            <text:p>-378</text:p>
          </table:table-cell>
          <table:table-cell table:number-columns-repeated="17"/>
        </table:table-row>
        <table:table-row table:style-name="ro1">
          <table:table-cell office:value-type="float" office:value="47416206" calcext:value-type="float">
            <text:p>47416206</text:p>
          </table:table-cell>
          <table:table-cell office:value-type="float" office:value="-348" calcext:value-type="float">
            <text:p>-348</text:p>
          </table:table-cell>
          <table:table-cell/>
          <table:table-cell table:formula="of:=([.A257]-[.A$3])*0.000001" office:value-type="float" office:value="16.280071" calcext:value-type="float">
            <text:p>16.280071</text:p>
          </table:table-cell>
          <table:table-cell office:value-type="float" office:value="-348" calcext:value-type="float">
            <text:p>-348</text:p>
          </table:table-cell>
          <table:table-cell table:number-columns-repeated="17"/>
        </table:table-row>
        <table:table-row table:style-name="ro1">
          <table:table-cell office:value-type="float" office:value="47431670" calcext:value-type="float">
            <text:p>47431670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([.A258]-[.A$3])*0.000001" office:value-type="float" office:value="16.295535" calcext:value-type="float">
            <text:p>16.295535</text:p>
          </table:table-cell>
          <table:table-cell office:value-type="float" office:value="-318" calcext:value-type="float">
            <text:p>-318</text:p>
          </table:table-cell>
          <table:table-cell table:number-columns-repeated="17"/>
        </table:table-row>
        <table:table-row table:style-name="ro1">
          <table:table-cell office:value-type="float" office:value="47447131" calcext:value-type="float">
            <text:p>47447131</text:p>
          </table:table-cell>
          <table:table-cell office:value-type="float" office:value="-288" calcext:value-type="float">
            <text:p>-288</text:p>
          </table:table-cell>
          <table:table-cell/>
          <table:table-cell table:formula="of:=([.A259]-[.A$3])*0.000001" office:value-type="float" office:value="16.310996" calcext:value-type="float">
            <text:p>16.310996</text:p>
          </table:table-cell>
          <table:table-cell office:value-type="float" office:value="-288" calcext:value-type="float">
            <text:p>-288</text:p>
          </table:table-cell>
          <table:table-cell table:number-columns-repeated="17"/>
        </table:table-row>
        <table:table-row table:style-name="ro1">
          <table:table-cell office:value-type="float" office:value="47462596" calcext:value-type="float">
            <text:p>47462596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([.A260]-[.A$3])*0.000001" office:value-type="float" office:value="16.326461" calcext:value-type="float">
            <text:p>16.326461</text:p>
          </table:table-cell>
          <table:table-cell office:value-type="float" office:value="-258" calcext:value-type="float">
            <text:p>-258</text:p>
          </table:table-cell>
          <table:table-cell table:number-columns-repeated="17"/>
        </table:table-row>
        <table:table-row table:style-name="ro1">
          <table:table-cell office:value-type="float" office:value="47478058" calcext:value-type="float">
            <text:p>47478058</text:p>
          </table:table-cell>
          <table:table-cell office:value-type="float" office:value="-228" calcext:value-type="float">
            <text:p>-228</text:p>
          </table:table-cell>
          <table:table-cell/>
          <table:table-cell table:formula="of:=([.A261]-[.A$3])*0.000001" office:value-type="float" office:value="16.341923" calcext:value-type="float">
            <text:p>16.341923</text:p>
          </table:table-cell>
          <table:table-cell office:value-type="float" office:value="-228" calcext:value-type="float">
            <text:p>-228</text:p>
          </table:table-cell>
          <table:table-cell table:number-columns-repeated="17"/>
        </table:table-row>
        <table:table-row table:style-name="ro1">
          <table:table-cell office:value-type="float" office:value="47493518" calcext:value-type="float">
            <text:p>47493518</text:p>
          </table:table-cell>
          <table:table-cell office:value-type="float" office:value="-198" calcext:value-type="float">
            <text:p>-198</text:p>
          </table:table-cell>
          <table:table-cell/>
          <table:table-cell table:formula="of:=([.A262]-[.A$3])*0.000001" office:value-type="float" office:value="16.357383" calcext:value-type="float">
            <text:p>16.357383</text:p>
          </table:table-cell>
          <table:table-cell office:value-type="float" office:value="-198" calcext:value-type="float">
            <text:p>-198</text:p>
          </table:table-cell>
          <table:table-cell table:number-columns-repeated="17"/>
        </table:table-row>
        <table:table-row table:style-name="ro1">
          <table:table-cell office:value-type="float" office:value="47508984" calcext:value-type="float">
            <text:p>47508984</text:p>
          </table:table-cell>
          <table:table-cell office:value-type="float" office:value="-168" calcext:value-type="float">
            <text:p>-168</text:p>
          </table:table-cell>
          <table:table-cell/>
          <table:table-cell table:formula="of:=([.A263]-[.A$3])*0.000001" office:value-type="float" office:value="16.372849" calcext:value-type="float">
            <text:p>16.372849</text:p>
          </table:table-cell>
          <table:table-cell office:value-type="float" office:value="-168" calcext:value-type="float">
            <text:p>-168</text:p>
          </table:table-cell>
          <table:table-cell table:number-columns-repeated="17"/>
        </table:table-row>
        <table:table-row table:style-name="ro1">
          <table:table-cell office:value-type="float" office:value="47524449" calcext:value-type="float">
            <text:p>47524449</text:p>
          </table:table-cell>
          <table:table-cell office:value-type="float" office:value="-138" calcext:value-type="float">
            <text:p>-138</text:p>
          </table:table-cell>
          <table:table-cell/>
          <table:table-cell table:formula="of:=([.A264]-[.A$3])*0.000001" office:value-type="float" office:value="16.388314" calcext:value-type="float">
            <text:p>16.388314</text:p>
          </table:table-cell>
          <table:table-cell office:value-type="float" office:value="-138" calcext:value-type="float">
            <text:p>-138</text:p>
          </table:table-cell>
          <table:table-cell table:number-columns-repeated="17"/>
        </table:table-row>
        <table:table-row table:style-name="ro1">
          <table:table-cell office:value-type="float" office:value="47539912" calcext:value-type="float">
            <text:p>47539912</text:p>
          </table:table-cell>
          <table:table-cell office:value-type="float" office:value="-108" calcext:value-type="float">
            <text:p>-108</text:p>
          </table:table-cell>
          <table:table-cell/>
          <table:table-cell table:formula="of:=([.A265]-[.A$3])*0.000001" office:value-type="float" office:value="16.403777" calcext:value-type="float">
            <text:p>16.403777</text:p>
          </table:table-cell>
          <table:table-cell office:value-type="float" office:value="-108" calcext:value-type="float">
            <text:p>-108</text:p>
          </table:table-cell>
          <table:table-cell table:number-columns-repeated="17"/>
        </table:table-row>
        <table:table-row table:style-name="ro1">
          <table:table-cell office:value-type="float" office:value="47555376" calcext:value-type="float">
            <text:p>47555376</text:p>
          </table:table-cell>
          <table:table-cell office:value-type="float" office:value="-78" calcext:value-type="float">
            <text:p>-78</text:p>
          </table:table-cell>
          <table:table-cell/>
          <table:table-cell table:formula="of:=([.A266]-[.A$3])*0.000001" office:value-type="float" office:value="16.419241" calcext:value-type="float">
            <text:p>16.419241</text:p>
          </table:table-cell>
          <table:table-cell office:value-type="float" office:value="-78" calcext:value-type="float">
            <text:p>-78</text:p>
          </table:table-cell>
          <table:table-cell table:number-columns-repeated="17"/>
        </table:table-row>
        <table:table-row table:style-name="ro1">
          <table:table-cell office:value-type="float" office:value="47570838" calcext:value-type="float">
            <text:p>47570838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([.A267]-[.A$3])*0.000001" office:value-type="float" office:value="16.434703" calcext:value-type="float">
            <text:p>16.434703</text:p>
          </table:table-cell>
          <table:table-cell office:value-type="float" office:value="-48" calcext:value-type="float">
            <text:p>-48</text:p>
          </table:table-cell>
          <table:table-cell table:number-columns-repeated="17"/>
        </table:table-row>
        <table:table-row table:style-name="ro1">
          <table:table-cell office:value-type="float" office:value="47586303" calcext:value-type="float">
            <text:p>47586303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([.A268]-[.A$3])*0.000001" office:value-type="float" office:value="16.450168" calcext:value-type="float">
            <text:p>16.450168</text:p>
          </table:table-cell>
          <table:table-cell office:value-type="float" office:value="-20" calcext:value-type="float">
            <text:p>-20</text:p>
          </table:table-cell>
          <table:table-cell table:number-columns-repeated="17"/>
        </table:table-row>
        <table:table-row table:style-name="ro1">
          <table:table-cell office:value-type="float" office:value="47601772" calcext:value-type="float">
            <text:p>47601772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A269]-[.A$3])*0.000001" office:value-type="float" office:value="16.465637" calcext:value-type="float">
            <text:p>16.465637</text:p>
          </table:table-cell>
          <table:table-cell office:value-type="float" office:value="-41" calcext:value-type="float">
            <text:p>-41</text:p>
          </table:table-cell>
          <table:table-cell table:number-columns-repeated="17"/>
        </table:table-row>
        <table:table-row table:style-name="ro1">
          <table:table-cell office:value-type="float" office:value="47617236" calcext:value-type="float">
            <text:p>47617236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([.A270]-[.A$3])*0.000001" office:value-type="float" office:value="16.481101" calcext:value-type="float">
            <text:p>16.481101</text:p>
          </table:table-cell>
          <table:table-cell office:value-type="float" office:value="-15" calcext:value-type="float">
            <text:p>-15</text:p>
          </table:table-cell>
          <table:table-cell table:number-columns-repeated="17"/>
        </table:table-row>
        <table:table-row table:style-name="ro1">
          <table:table-cell office:value-type="float" office:value="47632699" calcext:value-type="float">
            <text:p>47632699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([.A271]-[.A$3])*0.000001" office:value-type="float" office:value="16.496564" calcext:value-type="float">
            <text:p>16.496564</text:p>
          </table:table-cell>
          <table:table-cell office:value-type="float" office:value="-14" calcext:value-type="float">
            <text:p>-14</text:p>
          </table:table-cell>
          <table:table-cell table:number-columns-repeated="17"/>
        </table:table-row>
        <table:table-row table:style-name="ro1">
          <table:table-cell office:value-type="float" office:value="47648159" calcext:value-type="float">
            <text:p>47648159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([.A272]-[.A$3])*0.000001" office:value-type="float" office:value="16.512024" calcext:value-type="float">
            <text:p>16.512024</text:p>
          </table:table-cell>
          <table:table-cell office:value-type="float" office:value="-13" calcext:value-type="float">
            <text:p>-13</text:p>
          </table:table-cell>
          <table:table-cell table:number-columns-repeated="17"/>
        </table:table-row>
        <table:table-row table:style-name="ro1">
          <table:table-cell office:value-type="float" office:value="47663615" calcext:value-type="float">
            <text:p>47663615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273]-[.A$3])*0.000001" office:value-type="float" office:value="16.52748" calcext:value-type="float">
            <text:p>16.52748</text:p>
          </table:table-cell>
          <table:table-cell office:value-type="float" office:value="-12" calcext:value-type="float">
            <text:p>-12</text:p>
          </table:table-cell>
          <table:table-cell table:number-columns-repeated="17"/>
        </table:table-row>
        <table:table-row table:style-name="ro1">
          <table:table-cell office:value-type="float" office:value="47679080" calcext:value-type="float">
            <text:p>4767908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274]-[.A$3])*0.000001" office:value-type="float" office:value="16.542945" calcext:value-type="float">
            <text:p>16.542945</text:p>
          </table:table-cell>
          <table:table-cell office:value-type="float" office:value="-11" calcext:value-type="float">
            <text:p>-11</text:p>
          </table:table-cell>
          <table:table-cell table:number-columns-repeated="17"/>
        </table:table-row>
        <table:table-row table:style-name="ro1">
          <table:table-cell office:value-type="float" office:value="47694545" calcext:value-type="float">
            <text:p>47694545</text:p>
          </table:table-cell>
          <table:table-cell office:value-type="float" office:value="-9" calcext:value-type="float">
            <text:p>-9</text:p>
          </table:table-cell>
          <table:table-cell/>
          <table:table-cell table:formula="of:=([.A275]-[.A$3])*0.000001" office:value-type="float" office:value="16.55841" calcext:value-type="float">
            <text:p>16.55841</text:p>
          </table:table-cell>
          <table:table-cell office:value-type="float" office:value="-10" calcext:value-type="float">
            <text:p>-10</text:p>
          </table:table-cell>
          <table:table-cell table:number-columns-repeated="17"/>
        </table:table-row>
        <table:table-row table:style-name="ro1">
          <table:table-cell office:value-type="float" office:value="47710003" calcext:value-type="float">
            <text:p>47710003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276]-[.A$3])*0.000001" office:value-type="float" office:value="16.573868" calcext:value-type="float">
            <text:p>16.573868</text:p>
          </table:table-cell>
          <table:table-cell office:value-type="float" office:value="-9" calcext:value-type="float">
            <text:p>-9</text:p>
          </table:table-cell>
          <table:table-cell table:number-columns-repeated="17"/>
        </table:table-row>
        <table:table-row table:style-name="ro1">
          <table:table-cell office:value-type="float" office:value="47725468" calcext:value-type="float">
            <text:p>47725468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277]-[.A$3])*0.000001" office:value-type="float" office:value="16.589333" calcext:value-type="float">
            <text:p>16.589333</text:p>
          </table:table-cell>
          <table:table-cell office:value-type="float" office:value="-8" calcext:value-type="float">
            <text:p>-8</text:p>
          </table:table-cell>
          <table:table-cell table:number-columns-repeated="17"/>
        </table:table-row>
        <table:table-row table:style-name="ro1">
          <table:table-cell office:value-type="float" office:value="47740926" calcext:value-type="float">
            <text:p>47740926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278]-[.A$3])*0.000001" office:value-type="float" office:value="16.604791" calcext:value-type="float">
            <text:p>16.604791</text:p>
          </table:table-cell>
          <table:table-cell office:value-type="float" office:value="-7" calcext:value-type="float">
            <text:p>-7</text:p>
          </table:table-cell>
          <table:table-cell table:number-columns-repeated="17"/>
        </table:table-row>
        <table:table-row table:style-name="ro1">
          <table:table-cell office:value-type="float" office:value="47756385" calcext:value-type="float">
            <text:p>47756385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279]-[.A$3])*0.000001" office:value-type="float" office:value="16.62025" calcext:value-type="float">
            <text:p>16.62025</text:p>
          </table:table-cell>
          <table:table-cell office:value-type="float" office:value="-6" calcext:value-type="float">
            <text:p>-6</text:p>
          </table:table-cell>
          <table:table-cell table:number-columns-repeated="17"/>
        </table:table-row>
        <table:table-row table:style-name="ro1">
          <table:table-cell office:value-type="float" office:value="47771854" calcext:value-type="float">
            <text:p>47771854</text:p>
          </table:table-cell>
          <table:table-cell office:value-type="float" office:value="-4" calcext:value-type="float">
            <text:p>-4</text:p>
          </table:table-cell>
          <table:table-cell/>
          <table:table-cell table:formula="of:=([.A280]-[.A$3])*0.000001" office:value-type="float" office:value="16.635719" calcext:value-type="float">
            <text:p>16.635719</text:p>
          </table:table-cell>
          <table:table-cell office:value-type="float" office:value="-5" calcext:value-type="float">
            <text:p>-5</text:p>
          </table:table-cell>
          <table:table-cell table:number-columns-repeated="17"/>
        </table:table-row>
        <table:table-row table:style-name="ro1">
          <table:table-cell office:value-type="float" office:value="47787315" calcext:value-type="float">
            <text:p>47787315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281]-[.A$3])*0.000001" office:value-type="float" office:value="16.65118" calcext:value-type="float">
            <text:p>16.65118</text:p>
          </table:table-cell>
          <table:table-cell office:value-type="float" office:value="-4" calcext:value-type="float">
            <text:p>-4</text:p>
          </table:table-cell>
          <table:table-cell table:number-columns-repeated="17"/>
        </table:table-row>
        <table:table-row table:style-name="ro1">
          <table:table-cell office:value-type="float" office:value="47802782" calcext:value-type="float">
            <text:p>4780278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282]-[.A$3])*0.000001" office:value-type="float" office:value="16.666647" calcext:value-type="float">
            <text:p>16.666647</text:p>
          </table:table-cell>
          <table:table-cell office:value-type="float" office:value="-3" calcext:value-type="float">
            <text:p>-3</text:p>
          </table:table-cell>
          <table:table-cell table:number-columns-repeated="17"/>
        </table:table-row>
        <table:table-row table:style-name="ro1">
          <table:table-cell office:value-type="float" office:value="47818248" calcext:value-type="float">
            <text:p>47818248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283]-[.A$3])*0.000001" office:value-type="float" office:value="16.682113" calcext:value-type="float">
            <text:p>16.682113</text:p>
          </table:table-cell>
          <table:table-cell office:value-type="float" office:value="-2" calcext:value-type="float">
            <text:p>-2</text:p>
          </table:table-cell>
          <table:table-cell table:number-columns-repeated="17"/>
        </table:table-row>
        <table:table-row table:style-name="ro1">
          <table:table-cell office:value-type="float" office:value="47833708" calcext:value-type="float">
            <text:p>4783370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84]-[.A$3])*0.000001" office:value-type="float" office:value="16.697573" calcext:value-type="float">
            <text:p>16.697573</text:p>
          </table:table-cell>
          <table:table-cell office:value-type="float" office:value="-1" calcext:value-type="float">
            <text:p>-1</text:p>
          </table:table-cell>
          <table:table-cell table:number-columns-repeated="17"/>
        </table:table-row>
        <table:table-row table:style-name="ro1">
          <table:table-cell office:value-type="float" office:value="47849171" calcext:value-type="float">
            <text:p>4784917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85]-[.A$3])*0.000001" office:value-type="float" office:value="16.713036" calcext:value-type="float">
            <text:p>16.7130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7864634" calcext:value-type="float">
            <text:p>4786463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286]-[.A$3])*0.000001" office:value-type="float" office:value="16.728499" calcext:value-type="float">
            <text:p>16.728499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47880098" calcext:value-type="float">
            <text:p>4788009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287]-[.A$3])*0.000001" office:value-type="float" office:value="16.743963" calcext:value-type="float">
            <text:p>16.74396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47895555" calcext:value-type="float">
            <text:p>4789555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288]-[.A$3])*0.000001" office:value-type="float" office:value="16.75942" calcext:value-type="float">
            <text:p>16.7594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7911009" calcext:value-type="float">
            <text:p>47911009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289]-[.A$3])*0.000001" office:value-type="float" office:value="16.774874" calcext:value-type="float">
            <text:p>16.774874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47926468" calcext:value-type="float">
            <text:p>47926468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290]-[.A$3])*0.000001" office:value-type="float" office:value="16.790333" calcext:value-type="float">
            <text:p>16.79033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7941925" calcext:value-type="float">
            <text:p>47941925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291]-[.A$3])*0.000001" office:value-type="float" office:value="16.80579" calcext:value-type="float">
            <text:p>16.80579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47957386" calcext:value-type="float">
            <text:p>47957386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292]-[.A$3])*0.000001" office:value-type="float" office:value="16.821251" calcext:value-type="float">
            <text:p>16.821251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47972847" calcext:value-type="float">
            <text:p>47972847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293]-[.A$3])*0.000001" office:value-type="float" office:value="16.836712" calcext:value-type="float">
            <text:p>16.83671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47988311" calcext:value-type="float">
            <text:p>479883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294]-[.A$3])*0.000001" office:value-type="float" office:value="16.852176" calcext:value-type="float">
            <text:p>16.852176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50723682" calcext:value-type="float">
            <text:p>50723682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295]-[.A$3])*0.000001" office:value-type="float" office:value="19.587547" calcext:value-type="float">
            <text:p>19.587547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50739191" calcext:value-type="float">
            <text:p>5073919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296]-[.A$3])*0.000001" office:value-type="float" office:value="19.603056" calcext:value-type="float">
            <text:p>19.603056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50754663" calcext:value-type="float">
            <text:p>50754663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297]-[.A$3])*0.000001" office:value-type="float" office:value="19.618528" calcext:value-type="float">
            <text:p>19.618528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float" office:value="50770125" calcext:value-type="float">
            <text:p>5077012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298]-[.A$3])*0.000001" office:value-type="float" office:value="19.63399" calcext:value-type="float">
            <text:p>19.63399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float" office:value="50785590" calcext:value-type="float">
            <text:p>50785590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299]-[.A$3])*0.000001" office:value-type="float" office:value="19.649455" calcext:value-type="float">
            <text:p>19.649455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float" office:value="50801040" calcext:value-type="float">
            <text:p>50801040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300]-[.A$3])*0.000001" office:value-type="float" office:value="19.664905" calcext:value-type="float">
            <text:p>19.664905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float" office:value="50816504" calcext:value-type="float">
            <text:p>50816504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301]-[.A$3])*0.000001" office:value-type="float" office:value="19.680369" calcext:value-type="float">
            <text:p>19.680369</text:p>
          </table:table-cell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office:value-type="float" office:value="50831961" calcext:value-type="float">
            <text:p>5083196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302]-[.A$3])*0.000001" office:value-type="float" office:value="19.695826" calcext:value-type="float">
            <text:p>19.695826</text:p>
          </table:table-cell>
          <table:table-cell office:value-type="float" office:value="46" calcext:value-type="float">
            <text:p>46</text:p>
          </table:table-cell>
          <table:table-cell table:number-columns-repeated="17"/>
        </table:table-row>
        <table:table-row table:style-name="ro1">
          <table:table-cell office:value-type="float" office:value="50847424" calcext:value-type="float">
            <text:p>5084742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03]-[.A$3])*0.000001" office:value-type="float" office:value="19.711289" calcext:value-type="float">
            <text:p>19.711289</text:p>
          </table:table-cell>
          <table:table-cell office:value-type="float" office:value="76" calcext:value-type="float">
            <text:p>76</text:p>
          </table:table-cell>
          <table:table-cell table:number-columns-repeated="17"/>
        </table:table-row>
        <table:table-row table:style-name="ro1">
          <table:table-cell office:value-type="float" office:value="50862889" calcext:value-type="float">
            <text:p>5086288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04]-[.A$3])*0.000001" office:value-type="float" office:value="19.726754" calcext:value-type="float">
            <text:p>19.726754</text:p>
          </table:table-cell>
          <table:table-cell office:value-type="float" office:value="106" calcext:value-type="float">
            <text:p>106</text:p>
          </table:table-cell>
          <table:table-cell table:number-columns-repeated="17"/>
        </table:table-row>
        <table:table-row table:style-name="ro1">
          <table:table-cell office:value-type="float" office:value="50878352" calcext:value-type="float">
            <text:p>5087835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305]-[.A$3])*0.000001" office:value-type="float" office:value="19.742217" calcext:value-type="float">
            <text:p>19.742217</text:p>
          </table:table-cell>
          <table:table-cell office:value-type="float" office:value="136" calcext:value-type="float">
            <text:p>136</text:p>
          </table:table-cell>
          <table:table-cell table:number-columns-repeated="17"/>
        </table:table-row>
        <table:table-row table:style-name="ro1">
          <table:table-cell office:value-type="float" office:value="50893811" calcext:value-type="float">
            <text:p>5089381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306]-[.A$3])*0.000001" office:value-type="float" office:value="19.757676" calcext:value-type="float">
            <text:p>19.757676</text:p>
          </table:table-cell>
          <table:table-cell office:value-type="float" office:value="166" calcext:value-type="float">
            <text:p>166</text:p>
          </table:table-cell>
          <table:table-cell table:number-columns-repeated="17"/>
        </table:table-row>
        <table:table-row table:style-name="ro1">
          <table:table-cell office:value-type="float" office:value="50909274" calcext:value-type="float">
            <text:p>5090927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307]-[.A$3])*0.000001" office:value-type="float" office:value="19.773139" calcext:value-type="float">
            <text:p>19.773139</text:p>
          </table:table-cell>
          <table:table-cell office:value-type="float" office:value="196" calcext:value-type="float">
            <text:p>196</text:p>
          </table:table-cell>
          <table:table-cell table:number-columns-repeated="17"/>
        </table:table-row>
        <table:table-row table:style-name="ro1">
          <table:table-cell office:value-type="float" office:value="50924735" calcext:value-type="float">
            <text:p>5092473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([.A308]-[.A$3])*0.000001" office:value-type="float" office:value="19.7886" calcext:value-type="float">
            <text:p>19.7886</text:p>
          </table:table-cell>
          <table:table-cell office:value-type="float" office:value="226" calcext:value-type="float">
            <text:p>226</text:p>
          </table:table-cell>
          <table:table-cell table:number-columns-repeated="17"/>
        </table:table-row>
        <table:table-row table:style-name="ro1">
          <table:table-cell office:value-type="float" office:value="50940196" calcext:value-type="float">
            <text:p>50940196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309]-[.A$3])*0.000001" office:value-type="float" office:value="19.804061" calcext:value-type="float">
            <text:p>19.804061</text:p>
          </table:table-cell>
          <table:table-cell office:value-type="float" office:value="256" calcext:value-type="float">
            <text:p>256</text:p>
          </table:table-cell>
          <table:table-cell table:number-columns-repeated="17"/>
        </table:table-row>
        <table:table-row table:style-name="ro1">
          <table:table-cell office:value-type="float" office:value="50955655" calcext:value-type="float">
            <text:p>50955655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310]-[.A$3])*0.000001" office:value-type="float" office:value="19.81952" calcext:value-type="float">
            <text:p>19.81952</text:p>
          </table:table-cell>
          <table:table-cell office:value-type="float" office:value="286" calcext:value-type="float">
            <text:p>286</text:p>
          </table:table-cell>
          <table:table-cell table:number-columns-repeated="17"/>
        </table:table-row>
        <table:table-row table:style-name="ro1">
          <table:table-cell office:value-type="float" office:value="50971118" calcext:value-type="float">
            <text:p>50971118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311]-[.A$3])*0.000001" office:value-type="float" office:value="19.834983" calcext:value-type="float">
            <text:p>19.834983</text:p>
          </table:table-cell>
          <table:table-cell office:value-type="float" office:value="316" calcext:value-type="float">
            <text:p>316</text:p>
          </table:table-cell>
          <table:table-cell table:number-columns-repeated="17"/>
        </table:table-row>
        <table:table-row table:style-name="ro1">
          <table:table-cell office:value-type="float" office:value="50986582" calcext:value-type="float">
            <text:p>50986582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312]-[.A$3])*0.000001" office:value-type="float" office:value="19.850447" calcext:value-type="float">
            <text:p>19.850447</text:p>
          </table:table-cell>
          <table:table-cell office:value-type="float" office:value="346" calcext:value-type="float">
            <text:p>346</text:p>
          </table:table-cell>
          <table:table-cell table:number-columns-repeated="17"/>
        </table:table-row>
        <table:table-row table:style-name="ro1">
          <table:table-cell office:value-type="float" office:value="51002049" calcext:value-type="float">
            <text:p>51002049</text:p>
          </table:table-cell>
          <table:table-cell office:value-type="float" office:value="-9" calcext:value-type="float">
            <text:p>-9</text:p>
          </table:table-cell>
          <table:table-cell/>
          <table:table-cell table:formula="of:=([.A313]-[.A$3])*0.000001" office:value-type="float" office:value="19.865914" calcext:value-type="float">
            <text:p>19.865914</text:p>
          </table:table-cell>
          <table:table-cell office:value-type="float" office:value="376" calcext:value-type="float">
            <text:p>376</text:p>
          </table:table-cell>
          <table:table-cell table:number-columns-repeated="17"/>
        </table:table-row>
        <table:table-row table:style-name="ro1">
          <table:table-cell office:value-type="float" office:value="51017513" calcext:value-type="float">
            <text:p>51017513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314]-[.A$3])*0.000001" office:value-type="float" office:value="19.881378" calcext:value-type="float">
            <text:p>19.881378</text:p>
          </table:table-cell>
          <table:table-cell office:value-type="float" office:value="406" calcext:value-type="float">
            <text:p>406</text:p>
          </table:table-cell>
          <table:table-cell table:number-columns-repeated="17"/>
        </table:table-row>
        <table:table-row table:style-name="ro1">
          <table:table-cell office:value-type="float" office:value="51032976" calcext:value-type="float">
            <text:p>51032976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315]-[.A$3])*0.000001" office:value-type="float" office:value="19.896841" calcext:value-type="float">
            <text:p>19.896841</text:p>
          </table:table-cell>
          <table:table-cell office:value-type="float" office:value="436" calcext:value-type="float">
            <text:p>436</text:p>
          </table:table-cell>
          <table:table-cell table:number-columns-repeated="17"/>
        </table:table-row>
        <table:table-row table:style-name="ro1">
          <table:table-cell office:value-type="float" office:value="51048443" calcext:value-type="float">
            <text:p>51048443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([.A316]-[.A$3])*0.000001" office:value-type="float" office:value="19.912308" calcext:value-type="float">
            <text:p>19.912308</text:p>
          </table:table-cell>
          <table:table-cell office:value-type="float" office:value="466" calcext:value-type="float">
            <text:p>466</text:p>
          </table:table-cell>
          <table:table-cell table:number-columns-repeated="17"/>
        </table:table-row>
        <table:table-row table:style-name="ro1">
          <table:table-cell office:value-type="float" office:value="51063901" calcext:value-type="float">
            <text:p>51063901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([.A317]-[.A$3])*0.000001" office:value-type="float" office:value="19.927766" calcext:value-type="float">
            <text:p>19.927766</text:p>
          </table:table-cell>
          <table:table-cell office:value-type="float" office:value="496" calcext:value-type="float">
            <text:p>496</text:p>
          </table:table-cell>
          <table:table-cell table:number-columns-repeated="17"/>
        </table:table-row>
        <table:table-row table:style-name="ro1">
          <table:table-cell office:value-type="float" office:value="51079369" calcext:value-type="float">
            <text:p>51079369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([.A318]-[.A$3])*0.000001" office:value-type="float" office:value="19.943234" calcext:value-type="float">
            <text:p>19.943234</text:p>
          </table:table-cell>
          <table:table-cell office:value-type="float" office:value="526" calcext:value-type="float">
            <text:p>526</text:p>
          </table:table-cell>
          <table:table-cell table:number-columns-repeated="17"/>
        </table:table-row>
        <table:table-row table:style-name="ro1">
          <table:table-cell office:value-type="float" office:value="51094834" calcext:value-type="float">
            <text:p>51094834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A319]-[.A$3])*0.000001" office:value-type="float" office:value="19.958699" calcext:value-type="float">
            <text:p>19.958699</text:p>
          </table:table-cell>
          <table:table-cell office:value-type="float" office:value="556" calcext:value-type="float">
            <text:p>556</text:p>
          </table:table-cell>
          <table:table-cell table:number-columns-repeated="17"/>
        </table:table-row>
        <table:table-row table:style-name="ro1">
          <table:table-cell office:value-type="float" office:value="51110297" calcext:value-type="float">
            <text:p>51110297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([.A320]-[.A$3])*0.000001" office:value-type="float" office:value="19.974162" calcext:value-type="float">
            <text:p>19.974162</text:p>
          </table:table-cell>
          <table:table-cell office:value-type="float" office:value="586" calcext:value-type="float">
            <text:p>586</text:p>
          </table:table-cell>
          <table:table-cell table:number-columns-repeated="17"/>
        </table:table-row>
        <table:table-row table:style-name="ro1">
          <table:table-cell office:value-type="float" office:value="51125760" calcext:value-type="float">
            <text:p>51125760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([.A321]-[.A$3])*0.000001" office:value-type="float" office:value="19.989625" calcext:value-type="float">
            <text:p>19.989625</text:p>
          </table:table-cell>
          <table:table-cell office:value-type="float" office:value="616" calcext:value-type="float">
            <text:p>616</text:p>
          </table:table-cell>
          <table:table-cell table:number-columns-repeated="17"/>
        </table:table-row>
        <table:table-row table:style-name="ro1">
          <table:table-cell office:value-type="float" office:value="54481245" calcext:value-type="float">
            <text:p>54481245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A322]-[.A$3])*0.000001" office:value-type="float" office:value="23.34511" calcext:value-type="float">
            <text:p>23.34511</text:p>
          </table:table-cell>
          <table:table-cell office:value-type="float" office:value="646" calcext:value-type="float">
            <text:p>646</text:p>
          </table:table-cell>
          <table:table-cell table:number-columns-repeated="17"/>
        </table:table-row>
        <table:table-row table:style-name="ro1">
          <table:table-cell office:value-type="float" office:value="54496752" calcext:value-type="float">
            <text:p>54496752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([.A323]-[.A$3])*0.000001" office:value-type="float" office:value="23.360617" calcext:value-type="float">
            <text:p>23.360617</text:p>
          </table:table-cell>
          <table:table-cell office:value-type="float" office:value="676" calcext:value-type="float">
            <text:p>676</text:p>
          </table:table-cell>
          <table:table-cell table:number-columns-repeated="17"/>
        </table:table-row>
        <table:table-row table:style-name="ro1">
          <table:table-cell office:value-type="float" office:value="54512224" calcext:value-type="float">
            <text:p>54512224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([.A324]-[.A$3])*0.000001" office:value-type="float" office:value="23.376089" calcext:value-type="float">
            <text:p>23.376089</text:p>
          </table:table-cell>
          <table:table-cell office:value-type="float" office:value="706" calcext:value-type="float">
            <text:p>706</text:p>
          </table:table-cell>
          <table:table-cell table:number-columns-repeated="17"/>
        </table:table-row>
        <table:table-row table:style-name="ro1">
          <table:table-cell office:value-type="float" office:value="54527689" calcext:value-type="float">
            <text:p>54527689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([.A325]-[.A$3])*0.000001" office:value-type="float" office:value="23.391554" calcext:value-type="float">
            <text:p>23.391554</text:p>
          </table:table-cell>
          <table:table-cell office:value-type="float" office:value="736" calcext:value-type="float">
            <text:p>736</text:p>
          </table:table-cell>
          <table:table-cell table:number-columns-repeated="17"/>
        </table:table-row>
        <table:table-row table:style-name="ro1">
          <table:table-cell office:value-type="float" office:value="54543158" calcext:value-type="float">
            <text:p>54543158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326]-[.A$3])*0.000001" office:value-type="float" office:value="23.407023" calcext:value-type="float">
            <text:p>23.407023</text:p>
          </table:table-cell>
          <table:table-cell office:value-type="float" office:value="766" calcext:value-type="float">
            <text:p>766</text:p>
          </table:table-cell>
          <table:table-cell table:number-columns-repeated="17"/>
        </table:table-row>
        <table:table-row table:style-name="ro1">
          <table:table-cell office:value-type="float" office:value="54558618" calcext:value-type="float">
            <text:p>54558618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327]-[.A$3])*0.000001" office:value-type="float" office:value="23.422483" calcext:value-type="float">
            <text:p>23.422483</text:p>
          </table:table-cell>
          <table:table-cell office:value-type="float" office:value="796" calcext:value-type="float">
            <text:p>796</text:p>
          </table:table-cell>
          <table:table-cell table:number-columns-repeated="17"/>
        </table:table-row>
        <table:table-row table:style-name="ro1">
          <table:table-cell office:value-type="float" office:value="54574067" calcext:value-type="float">
            <text:p>54574067</text:p>
          </table:table-cell>
          <table:table-cell office:value-type="float" office:value="-9" calcext:value-type="float">
            <text:p>-9</text:p>
          </table:table-cell>
          <table:table-cell/>
          <table:table-cell table:formula="of:=([.A328]-[.A$3])*0.000001" office:value-type="float" office:value="23.437932" calcext:value-type="float">
            <text:p>23.437932</text:p>
          </table:table-cell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office:value-type="float" office:value="54589534" calcext:value-type="float">
            <text:p>54589534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329]-[.A$3])*0.000001" office:value-type="float" office:value="23.453399" calcext:value-type="float">
            <text:p>23.453399</text:p>
          </table:table-cell>
          <table:table-cell office:value-type="float" office:value="856" calcext:value-type="float">
            <text:p>856</text:p>
          </table:table-cell>
          <table:table-cell table:number-columns-repeated="17"/>
        </table:table-row>
        <table:table-row table:style-name="ro1">
          <table:table-cell office:value-type="float" office:value="54604999" calcext:value-type="float">
            <text:p>54604999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330]-[.A$3])*0.000001" office:value-type="float" office:value="23.468864" calcext:value-type="float">
            <text:p>23.468864</text:p>
          </table:table-cell>
          <table:table-cell office:value-type="float" office:value="886" calcext:value-type="float">
            <text:p>886</text:p>
          </table:table-cell>
          <table:table-cell table:number-columns-repeated="17"/>
        </table:table-row>
        <table:table-row table:style-name="ro1">
          <table:table-cell office:value-type="float" office:value="54620464" calcext:value-type="float">
            <text:p>54620464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331]-[.A$3])*0.000001" office:value-type="float" office:value="23.484329" calcext:value-type="float">
            <text:p>23.484329</text:p>
          </table:table-cell>
          <table:table-cell office:value-type="float" office:value="916" calcext:value-type="float">
            <text:p>916</text:p>
          </table:table-cell>
          <table:table-cell table:number-columns-repeated="17"/>
        </table:table-row>
        <table:table-row table:style-name="ro1">
          <table:table-cell office:value-type="float" office:value="54635923" calcext:value-type="float">
            <text:p>5463592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332]-[.A$3])*0.000001" office:value-type="float" office:value="23.499788" calcext:value-type="float">
            <text:p>23.499788</text:p>
          </table:table-cell>
          <table:table-cell office:value-type="float" office:value="946" calcext:value-type="float">
            <text:p>946</text:p>
          </table:table-cell>
          <table:table-cell table:number-columns-repeated="17"/>
        </table:table-row>
        <table:table-row table:style-name="ro1">
          <table:table-cell office:value-type="float" office:value="54651385" calcext:value-type="float">
            <text:p>5465138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([.A333]-[.A$3])*0.000001" office:value-type="float" office:value="23.51525" calcext:value-type="float">
            <text:p>23.51525</text:p>
          </table:table-cell>
          <table:table-cell office:value-type="float" office:value="976" calcext:value-type="float">
            <text:p>976</text:p>
          </table:table-cell>
          <table:table-cell table:number-columns-repeated="17"/>
        </table:table-row>
        <table:table-row table:style-name="ro1">
          <table:table-cell office:value-type="float" office:value="54666848" calcext:value-type="float">
            <text:p>5466684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334]-[.A$3])*0.000001" office:value-type="float" office:value="23.530713" calcext:value-type="float">
            <text:p>23.530713</text:p>
          </table:table-cell>
          <table:table-cell office:value-type="float" office:value="1006" calcext:value-type="float">
            <text:p>1006</text:p>
          </table:table-cell>
          <table:table-cell table:number-columns-repeated="17"/>
        </table:table-row>
        <table:table-row table:style-name="ro1">
          <table:table-cell office:value-type="float" office:value="54682313" calcext:value-type="float">
            <text:p>54682313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335]-[.A$3])*0.000001" office:value-type="float" office:value="23.546178" calcext:value-type="float">
            <text:p>23.546178</text:p>
          </table:table-cell>
          <table:table-cell office:value-type="float" office:value="1036" calcext:value-type="float">
            <text:p>1036</text:p>
          </table:table-cell>
          <table:table-cell table:number-columns-repeated="17"/>
        </table:table-row>
        <table:table-row table:style-name="ro1">
          <table:table-cell office:value-type="float" office:value="54697775" calcext:value-type="float">
            <text:p>5469777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336]-[.A$3])*0.000001" office:value-type="float" office:value="23.56164" calcext:value-type="float">
            <text:p>23.56164</text:p>
          </table:table-cell>
          <table:table-cell office:value-type="float" office:value="1066" calcext:value-type="float">
            <text:p>1066</text:p>
          </table:table-cell>
          <table:table-cell table:number-columns-repeated="17"/>
        </table:table-row>
        <table:table-row table:style-name="ro1">
          <table:table-cell office:value-type="float" office:value="54713236" calcext:value-type="float">
            <text:p>54713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37]-[.A$3])*0.000001" office:value-type="float" office:value="23.577101" calcext:value-type="float">
            <text:p>23.577101</text:p>
          </table:table-cell>
          <table:table-cell office:value-type="float" office:value="1096" calcext:value-type="float">
            <text:p>1096</text:p>
          </table:table-cell>
          <table:table-cell table:number-columns-repeated="17"/>
        </table:table-row>
        <table:table-row table:style-name="ro1">
          <table:table-cell office:value-type="float" office:value="54728699" calcext:value-type="float">
            <text:p>5472869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38]-[.A$3])*0.000001" office:value-type="float" office:value="23.592564" calcext:value-type="float">
            <text:p>23.592564</text:p>
          </table:table-cell>
          <table:table-cell office:value-type="float" office:value="1126" calcext:value-type="float">
            <text:p>1126</text:p>
          </table:table-cell>
          <table:table-cell table:number-columns-repeated="17"/>
        </table:table-row>
        <table:table-row table:style-name="ro1">
          <table:table-cell office:value-type="float" office:value="54744159" calcext:value-type="float">
            <text:p>54744159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339]-[.A$3])*0.000001" office:value-type="float" office:value="23.608024" calcext:value-type="float">
            <text:p>23.608024</text:p>
          </table:table-cell>
          <table:table-cell office:value-type="float" office:value="1156" calcext:value-type="float">
            <text:p>1156</text:p>
          </table:table-cell>
          <table:table-cell table:number-columns-repeated="17"/>
        </table:table-row>
        <table:table-row table:style-name="ro1">
          <table:table-cell office:value-type="float" office:value="54759618" calcext:value-type="float">
            <text:p>5475961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340]-[.A$3])*0.000001" office:value-type="float" office:value="23.623483" calcext:value-type="float">
            <text:p>23.623483</text:p>
          </table:table-cell>
          <table:table-cell office:value-type="float" office:value="1186" calcext:value-type="float">
            <text:p>1186</text:p>
          </table:table-cell>
          <table:table-cell table:number-columns-repeated="17"/>
        </table:table-row>
        <table:table-row table:style-name="ro1">
          <table:table-cell office:value-type="float" office:value="54775084" calcext:value-type="float">
            <text:p>54775084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341]-[.A$3])*0.000001" office:value-type="float" office:value="23.638949" calcext:value-type="float">
            <text:p>23.638949</text:p>
          </table:table-cell>
          <table:table-cell office:value-type="float" office:value="1216" calcext:value-type="float">
            <text:p>1216</text:p>
          </table:table-cell>
          <table:table-cell table:number-columns-repeated="17"/>
        </table:table-row>
        <table:table-row table:style-name="ro1">
          <table:table-cell office:value-type="float" office:value="54790540" calcext:value-type="float">
            <text:p>54790540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342]-[.A$3])*0.000001" office:value-type="float" office:value="23.654405" calcext:value-type="float">
            <text:p>23.654405</text:p>
          </table:table-cell>
          <table:table-cell office:value-type="float" office:value="1246" calcext:value-type="float">
            <text:p>1246</text:p>
          </table:table-cell>
          <table:table-cell table:number-columns-repeated="17"/>
        </table:table-row>
        <table:table-row table:style-name="ro1">
          <table:table-cell office:value-type="float" office:value="54806010" calcext:value-type="float">
            <text:p>54806010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343]-[.A$3])*0.000001" office:value-type="float" office:value="23.669875" calcext:value-type="float">
            <text:p>23.669875</text:p>
          </table:table-cell>
          <table:table-cell office:value-type="float" office:value="1276" calcext:value-type="float">
            <text:p>1276</text:p>
          </table:table-cell>
          <table:table-cell table:number-columns-repeated="17"/>
        </table:table-row>
        <table:table-row table:style-name="ro1">
          <table:table-cell office:value-type="float" office:value="54821464" calcext:value-type="float">
            <text:p>54821464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344]-[.A$3])*0.000001" office:value-type="float" office:value="23.685329" calcext:value-type="float">
            <text:p>23.685329</text:p>
          </table:table-cell>
          <table:table-cell office:value-type="float" office:value="1306" calcext:value-type="float">
            <text:p>1306</text:p>
          </table:table-cell>
          <table:table-cell table:number-columns-repeated="17"/>
        </table:table-row>
        <table:table-row table:style-name="ro1">
          <table:table-cell office:value-type="float" office:value="54836932" calcext:value-type="float">
            <text:p>54836932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345]-[.A$3])*0.000001" office:value-type="float" office:value="23.700797" calcext:value-type="float">
            <text:p>23.700797</text:p>
          </table:table-cell>
          <table:table-cell office:value-type="float" office:value="1336" calcext:value-type="float">
            <text:p>1336</text:p>
          </table:table-cell>
          <table:table-cell table:number-columns-repeated="17"/>
        </table:table-row>
        <table:table-row table:style-name="ro1">
          <table:table-cell office:value-type="float" office:value="54852392" calcext:value-type="float">
            <text:p>54852392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346]-[.A$3])*0.000001" office:value-type="float" office:value="23.716257" calcext:value-type="float">
            <text:p>23.716257</text:p>
          </table:table-cell>
          <table:table-cell office:value-type="float" office:value="1366" calcext:value-type="float">
            <text:p>1366</text:p>
          </table:table-cell>
          <table:table-cell table:number-columns-repeated="17"/>
        </table:table-row>
        <table:table-row table:style-name="ro1">
          <table:table-cell office:value-type="float" office:value="54867850" calcext:value-type="float">
            <text:p>548678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347]-[.A$3])*0.000001" office:value-type="float" office:value="23.731715" calcext:value-type="float">
            <text:p>23.731715</text:p>
          </table:table-cell>
          <table:table-cell office:value-type="float" office:value="1396" calcext:value-type="float">
            <text:p>1396</text:p>
          </table:table-cell>
          <table:table-cell table:number-columns-repeated="17"/>
        </table:table-row>
        <table:table-row table:style-name="ro1">
          <table:table-cell office:value-type="float" office:value="54883315" calcext:value-type="float">
            <text:p>548833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A348]-[.A$3])*0.000001" office:value-type="float" office:value="23.74718" calcext:value-type="float">
            <text:p>23.74718</text:p>
          </table:table-cell>
          <table:table-cell office:value-type="float" office:value="1426" calcext:value-type="float">
            <text:p>1426</text:p>
          </table:table-cell>
          <table:table-cell table:number-columns-repeated="17"/>
        </table:table-row>
        <table:table-row table:style-name="ro1">
          <table:table-cell office:value-type="float" office:value="54898780" calcext:value-type="float">
            <text:p>548987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349]-[.A$3])*0.000001" office:value-type="float" office:value="23.762645" calcext:value-type="float">
            <text:p>23.762645</text:p>
          </table:table-cell>
          <table:table-cell office:value-type="float" office:value="1456" calcext:value-type="float">
            <text:p>1456</text:p>
          </table:table-cell>
          <table:table-cell table:number-columns-repeated="17"/>
        </table:table-row>
        <table:table-row table:style-name="ro1">
          <table:table-cell office:value-type="float" office:value="54914249" calcext:value-type="float">
            <text:p>5491424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A350]-[.A$3])*0.000001" office:value-type="float" office:value="23.778114" calcext:value-type="float">
            <text:p>23.778114</text:p>
          </table:table-cell>
          <table:table-cell office:value-type="float" office:value="1486" calcext:value-type="float">
            <text:p>1486</text:p>
          </table:table-cell>
          <table:table-cell table:number-columns-repeated="17"/>
        </table:table-row>
        <table:table-row table:style-name="ro1">
          <table:table-cell office:value-type="float" office:value="54929708" calcext:value-type="float">
            <text:p>5492970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351]-[.A$3])*0.000001" office:value-type="float" office:value="23.793573" calcext:value-type="float">
            <text:p>23.793573</text:p>
          </table:table-cell>
          <table:table-cell office:value-type="float" office:value="1516" calcext:value-type="float">
            <text:p>1516</text:p>
          </table:table-cell>
          <table:table-cell table:number-columns-repeated="17"/>
        </table:table-row>
        <table:table-row table:style-name="ro1">
          <table:table-cell office:value-type="float" office:value="54945168" calcext:value-type="float">
            <text:p>5494516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352]-[.A$3])*0.000001" office:value-type="float" office:value="23.809033" calcext:value-type="float">
            <text:p>23.809033</text:p>
          </table:table-cell>
          <table:table-cell office:value-type="float" office:value="1546" calcext:value-type="float">
            <text:p>1546</text:p>
          </table:table-cell>
          <table:table-cell table:number-columns-repeated="17"/>
        </table:table-row>
        <table:table-row table:style-name="ro1">
          <table:table-cell office:value-type="float" office:value="54960610" calcext:value-type="float">
            <text:p>549606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A353]-[.A$3])*0.000001" office:value-type="float" office:value="23.824475" calcext:value-type="float">
            <text:p>23.824475</text:p>
          </table:table-cell>
          <table:table-cell office:value-type="float" office:value="1576" calcext:value-type="float">
            <text:p>1576</text:p>
          </table:table-cell>
          <table:table-cell table:number-columns-repeated="17"/>
        </table:table-row>
        <table:table-row table:style-name="ro1">
          <table:table-cell office:value-type="float" office:value="54976071" calcext:value-type="float">
            <text:p>5497607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([.A354]-[.A$3])*0.000001" office:value-type="float" office:value="23.839936" calcext:value-type="float">
            <text:p>23.839936</text:p>
          </table:table-cell>
          <table:table-cell office:value-type="float" office:value="1606" calcext:value-type="float">
            <text:p>1606</text:p>
          </table:table-cell>
          <table:table-cell table:number-columns-repeated="17"/>
        </table:table-row>
        <table:table-row table:style-name="ro1">
          <table:table-cell office:value-type="float" office:value="54991530" calcext:value-type="float">
            <text:p>5499153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[.A355]-[.A$3])*0.000001" office:value-type="float" office:value="23.855395" calcext:value-type="float">
            <text:p>23.855395</text:p>
          </table:table-cell>
          <table:table-cell office:value-type="float" office:value="1636" calcext:value-type="float">
            <text:p>1636</text:p>
          </table:table-cell>
          <table:table-cell table:number-columns-repeated="17"/>
        </table:table-row>
        <table:table-row table:style-name="ro1">
          <table:table-cell office:value-type="float" office:value="55006996" calcext:value-type="float">
            <text:p>55006996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([.A356]-[.A$3])*0.000001" office:value-type="float" office:value="23.870861" calcext:value-type="float">
            <text:p>23.870861</text:p>
          </table:table-cell>
          <table:table-cell office:value-type="float" office:value="1638" calcext:value-type="float">
            <text:p>1638</text:p>
          </table:table-cell>
          <table:table-cell table:number-columns-repeated="17"/>
        </table:table-row>
        <table:table-row table:style-name="ro1">
          <table:table-cell office:value-type="float" office:value="55022455" calcext:value-type="float">
            <text:p>55022455</text:p>
          </table:table-cell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55037922" calcext:value-type="float">
            <text:p>55037922</text:p>
          </table:table-cell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55053393" calcext:value-type="float">
            <text:p>55053393</text:p>
          </table:table-cell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55068860" calcext:value-type="float">
            <text:p>55068860</text:p>
          </table:table-cell>
          <table:table-cell office:value-type="float" office:value="226" calcext:value-type="float">
            <text:p>226</text:p>
          </table:table-cell>
          <table:table-cell table:number-columns-repeated="20"/>
        </table:table-row>
        <table:table-row table:style-name="ro1">
          <table:table-cell office:value-type="float" office:value="55084326" calcext:value-type="float">
            <text:p>55084326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55099796" calcext:value-type="float">
            <text:p>55099796</text:p>
          </table:table-cell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office:value-type="float" office:value="55115266" calcext:value-type="float">
            <text:p>55115266</text:p>
          </table:table-cell>
          <table:table-cell office:value-type="float" office:value="316" calcext:value-type="float">
            <text:p>316</text:p>
          </table:table-cell>
          <table:table-cell table:number-columns-repeated="20"/>
        </table:table-row>
        <table:table-row table:style-name="ro1">
          <table:table-cell office:value-type="float" office:value="55130725" calcext:value-type="float">
            <text:p>55130725</text:p>
          </table:table-cell>
          <table:table-cell office:value-type="float" office:value="346" calcext:value-type="float">
            <text:p>346</text:p>
          </table:table-cell>
          <table:table-cell table:number-columns-repeated="20"/>
        </table:table-row>
        <table:table-row table:style-name="ro1">
          <table:table-cell office:value-type="float" office:value="55146191" calcext:value-type="float">
            <text:p>55146191</text:p>
          </table:table-cell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55161653" calcext:value-type="float">
            <text:p>55161653</text:p>
          </table:table-cell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55177114" calcext:value-type="float">
            <text:p>55177114</text:p>
          </table:table-cell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 office:value-type="float" office:value="55192574" calcext:value-type="float">
            <text:p>55192574</text:p>
          </table:table-cell>
          <table:table-cell office:value-type="float" office:value="466" calcext:value-type="float">
            <text:p>466</text:p>
          </table:table-cell>
          <table:table-cell table:number-columns-repeated="20"/>
        </table:table-row>
        <table:table-row table:style-name="ro1">
          <table:table-cell office:value-type="float" office:value="55208033" calcext:value-type="float">
            <text:p>55208033</text:p>
          </table:table-cell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float" office:value="55223497" calcext:value-type="float">
            <text:p>55223497</text:p>
          </table:table-cell>
          <table:table-cell office:value-type="float" office:value="526" calcext:value-type="float">
            <text:p>526</text:p>
          </table:table-cell>
          <table:table-cell table:number-columns-repeated="20"/>
        </table:table-row>
        <table:table-row table:style-name="ro1">
          <table:table-cell office:value-type="float" office:value="55238965" calcext:value-type="float">
            <text:p>55238965</text:p>
          </table:table-cell>
          <table:table-cell office:value-type="float" office:value="556" calcext:value-type="float">
            <text:p>556</text:p>
          </table:table-cell>
          <table:table-cell table:number-columns-repeated="20"/>
        </table:table-row>
        <table:table-row table:style-name="ro1">
          <table:table-cell office:value-type="float" office:value="55254437" calcext:value-type="float">
            <text:p>55254437</text:p>
          </table:table-cell>
          <table:table-cell office:value-type="float" office:value="586" calcext:value-type="float">
            <text:p>586</text:p>
          </table:table-cell>
          <table:table-cell table:number-columns-repeated="20"/>
        </table:table-row>
        <table:table-row table:style-name="ro1">
          <table:table-cell office:value-type="float" office:value="55269899" calcext:value-type="float">
            <text:p>55269899</text:p>
          </table:table-cell>
          <table:table-cell office:value-type="float" office:value="616" calcext:value-type="float">
            <text:p>616</text:p>
          </table:table-cell>
          <table:table-cell table:number-columns-repeated="20"/>
        </table:table-row>
        <table:table-row table:style-name="ro1">
          <table:table-cell office:value-type="float" office:value="55285364" calcext:value-type="float">
            <text:p>55285364</text:p>
          </table:table-cell>
          <table:table-cell office:value-type="float" office:value="646" calcext:value-type="float">
            <text:p>646</text:p>
          </table:table-cell>
          <table:table-cell table:number-columns-repeated="20"/>
        </table:table-row>
        <table:table-row table:style-name="ro1">
          <table:table-cell office:value-type="float" office:value="55300833" calcext:value-type="float">
            <text:p>55300833</text:p>
          </table:table-cell>
          <table:table-cell office:value-type="float" office:value="676" calcext:value-type="float">
            <text:p>676</text:p>
          </table:table-cell>
          <table:table-cell table:number-columns-repeated="20"/>
        </table:table-row>
        <table:table-row table:style-name="ro1">
          <table:table-cell office:value-type="float" office:value="55316294" calcext:value-type="float">
            <text:p>55316294</text:p>
          </table:table-cell>
          <table:table-cell office:value-type="float" office:value="706" calcext:value-type="float">
            <text:p>706</text:p>
          </table:table-cell>
          <table:table-cell table:number-columns-repeated="20"/>
        </table:table-row>
        <table:table-row table:style-name="ro1">
          <table:table-cell office:value-type="float" office:value="55331765" calcext:value-type="float">
            <text:p>55331765</text:p>
          </table:table-cell>
          <table:table-cell office:value-type="float" office:value="736" calcext:value-type="float">
            <text:p>736</text:p>
          </table:table-cell>
          <table:table-cell table:number-columns-repeated="20"/>
        </table:table-row>
        <table:table-row table:style-name="ro1">
          <table:table-cell office:value-type="float" office:value="55347221" calcext:value-type="float">
            <text:p>55347221</text:p>
          </table:table-cell>
          <table:table-cell office:value-type="float" office:value="766" calcext:value-type="float">
            <text:p>766</text:p>
          </table:table-cell>
          <table:table-cell table:number-columns-repeated="20"/>
        </table:table-row>
        <table:table-row table:style-name="ro1">
          <table:table-cell office:value-type="float" office:value="55362684" calcext:value-type="float">
            <text:p>55362684</text:p>
          </table:table-cell>
          <table:table-cell office:value-type="float" office:value="796" calcext:value-type="float">
            <text:p>796</text:p>
          </table:table-cell>
          <table:table-cell table:number-columns-repeated="20"/>
        </table:table-row>
        <table:table-row table:style-name="ro1">
          <table:table-cell office:value-type="float" office:value="55378149" calcext:value-type="float">
            <text:p>55378149</text:p>
          </table:table-cell>
          <table:table-cell office:value-type="float" office:value="826" calcext:value-type="float">
            <text:p>826</text:p>
          </table:table-cell>
          <table:table-cell table:number-columns-repeated="20"/>
        </table:table-row>
        <table:table-row table:style-name="ro1">
          <table:table-cell office:value-type="float" office:value="55393613" calcext:value-type="float">
            <text:p>55393613</text:p>
          </table:table-cell>
          <table:table-cell office:value-type="float" office:value="856" calcext:value-type="float">
            <text:p>856</text:p>
          </table:table-cell>
          <table:table-cell table:number-columns-repeated="20"/>
        </table:table-row>
        <table:table-row table:style-name="ro1">
          <table:table-cell office:value-type="float" office:value="55409071" calcext:value-type="float">
            <text:p>55409071</text:p>
          </table:table-cell>
          <table:table-cell office:value-type="float" office:value="886" calcext:value-type="float">
            <text:p>886</text:p>
          </table:table-cell>
          <table:table-cell table:number-columns-repeated="20"/>
        </table:table-row>
        <table:table-row table:style-name="ro1">
          <table:table-cell office:value-type="float" office:value="55424536" calcext:value-type="float">
            <text:p>55424536</text:p>
          </table:table-cell>
          <table:table-cell office:value-type="float" office:value="916" calcext:value-type="float">
            <text:p>916</text:p>
          </table:table-cell>
          <table:table-cell table:number-columns-repeated="20"/>
        </table:table-row>
        <table:table-row table:style-name="ro1">
          <table:table-cell office:value-type="float" office:value="55439997" calcext:value-type="float">
            <text:p>55439997</text:p>
          </table:table-cell>
          <table:table-cell office:value-type="float" office:value="946" calcext:value-type="float">
            <text:p>946</text:p>
          </table:table-cell>
          <table:table-cell table:number-columns-repeated="20"/>
        </table:table-row>
        <table:table-row table:style-name="ro1">
          <table:table-cell office:value-type="float" office:value="55455462" calcext:value-type="float">
            <text:p>55455462</text:p>
          </table:table-cell>
          <table:table-cell office:value-type="float" office:value="976" calcext:value-type="float">
            <text:p>976</text:p>
          </table:table-cell>
          <table:table-cell table:number-columns-repeated="20"/>
        </table:table-row>
        <table:table-row table:style-name="ro1">
          <table:table-cell office:value-type="float" office:value="55470924" calcext:value-type="float">
            <text:p>55470924</text:p>
          </table:table-cell>
          <table:table-cell office:value-type="float" office:value="1006" calcext:value-type="float">
            <text:p>1006</text:p>
          </table:table-cell>
          <table:table-cell table:number-columns-repeated="20"/>
        </table:table-row>
        <table:table-row table:style-name="ro1">
          <table:table-cell office:value-type="float" office:value="55486386" calcext:value-type="float">
            <text:p>55486386</text:p>
          </table:table-cell>
          <table:table-cell office:value-type="float" office:value="1036" calcext:value-type="float">
            <text:p>1036</text:p>
          </table:table-cell>
          <table:table-cell table:number-columns-repeated="20"/>
        </table:table-row>
        <table:table-row table:style-name="ro1">
          <table:table-cell office:value-type="float" office:value="55501863" calcext:value-type="float">
            <text:p>55501863</text:p>
          </table:table-cell>
          <table:table-cell office:value-type="float" office:value="1066" calcext:value-type="float">
            <text:p>1066</text:p>
          </table:table-cell>
          <table:table-cell table:number-columns-repeated="20"/>
        </table:table-row>
        <table:table-row table:style-name="ro1">
          <table:table-cell office:value-type="float" office:value="55517335" calcext:value-type="float">
            <text:p>55517335</text:p>
          </table:table-cell>
          <table:table-cell office:value-type="float" office:value="1096" calcext:value-type="float">
            <text:p>1096</text:p>
          </table:table-cell>
          <table:table-cell table:number-columns-repeated="20"/>
        </table:table-row>
        <table:table-row table:style-name="ro1">
          <table:table-cell office:value-type="float" office:value="55532803" calcext:value-type="float">
            <text:p>55532803</text:p>
          </table:table-cell>
          <table:table-cell office:value-type="float" office:value="1126" calcext:value-type="float">
            <text:p>1126</text:p>
          </table:table-cell>
          <table:table-cell table:number-columns-repeated="20"/>
        </table:table-row>
        <table:table-row table:style-name="ro1">
          <table:table-cell office:value-type="float" office:value="55548267" calcext:value-type="float">
            <text:p>55548267</text:p>
          </table:table-cell>
          <table:table-cell office:value-type="float" office:value="1156" calcext:value-type="float">
            <text:p>1156</text:p>
          </table:table-cell>
          <table:table-cell table:number-columns-repeated="20"/>
        </table:table-row>
        <table:table-row table:style-name="ro1">
          <table:table-cell office:value-type="float" office:value="55563736" calcext:value-type="float">
            <text:p>55563736</text:p>
          </table:table-cell>
          <table:table-cell office:value-type="float" office:value="1186" calcext:value-type="float">
            <text:p>1186</text:p>
          </table:table-cell>
          <table:table-cell table:number-columns-repeated="20"/>
        </table:table-row>
        <table:table-row table:style-name="ro1">
          <table:table-cell office:value-type="float" office:value="55579203" calcext:value-type="float">
            <text:p>55579203</text:p>
          </table:table-cell>
          <table:table-cell office:value-type="float" office:value="1216" calcext:value-type="float">
            <text:p>1216</text:p>
          </table:table-cell>
          <table:table-cell table:number-columns-repeated="20"/>
        </table:table-row>
        <table:table-row table:style-name="ro1">
          <table:table-cell office:value-type="float" office:value="55594672" calcext:value-type="float">
            <text:p>55594672</text:p>
          </table:table-cell>
          <table:table-cell office:value-type="float" office:value="1246" calcext:value-type="float">
            <text:p>1246</text:p>
          </table:table-cell>
          <table:table-cell table:number-columns-repeated="20"/>
        </table:table-row>
        <table:table-row table:style-name="ro1">
          <table:table-cell office:value-type="float" office:value="55610137" calcext:value-type="float">
            <text:p>55610137</text:p>
          </table:table-cell>
          <table:table-cell office:value-type="float" office:value="1276" calcext:value-type="float">
            <text:p>1276</text:p>
          </table:table-cell>
          <table:table-cell table:number-columns-repeated="20"/>
        </table:table-row>
        <table:table-row table:style-name="ro1">
          <table:table-cell office:value-type="float" office:value="55625611" calcext:value-type="float">
            <text:p>55625611</text:p>
          </table:table-cell>
          <table:table-cell office:value-type="float" office:value="1306" calcext:value-type="float">
            <text:p>1306</text:p>
          </table:table-cell>
          <table:table-cell table:number-columns-repeated="20"/>
        </table:table-row>
        <table:table-row table:style-name="ro1">
          <table:table-cell office:value-type="float" office:value="55641077" calcext:value-type="float">
            <text:p>55641077</text:p>
          </table:table-cell>
          <table:table-cell office:value-type="float" office:value="1336" calcext:value-type="float">
            <text:p>1336</text:p>
          </table:table-cell>
          <table:table-cell table:number-columns-repeated="20"/>
        </table:table-row>
        <table:table-row table:style-name="ro1">
          <table:table-cell office:value-type="float" office:value="55656540" calcext:value-type="float">
            <text:p>55656540</text:p>
          </table:table-cell>
          <table:table-cell office:value-type="float" office:value="1366" calcext:value-type="float">
            <text:p>1366</text:p>
          </table:table-cell>
          <table:table-cell table:number-columns-repeated="20"/>
        </table:table-row>
        <table:table-row table:style-name="ro1">
          <table:table-cell office:value-type="float" office:value="55672009" calcext:value-type="float">
            <text:p>55672009</text:p>
          </table:table-cell>
          <table:table-cell office:value-type="float" office:value="1396" calcext:value-type="float">
            <text:p>1396</text:p>
          </table:table-cell>
          <table:table-cell table:number-columns-repeated="20"/>
        </table:table-row>
        <table:table-row table:style-name="ro1">
          <table:table-cell office:value-type="float" office:value="55687471" calcext:value-type="float">
            <text:p>55687471</text:p>
          </table:table-cell>
          <table:table-cell office:value-type="float" office:value="1426" calcext:value-type="float">
            <text:p>1426</text:p>
          </table:table-cell>
          <table:table-cell table:number-columns-repeated="20"/>
        </table:table-row>
        <table:table-row table:style-name="ro1">
          <table:table-cell office:value-type="float" office:value="55702938" calcext:value-type="float">
            <text:p>55702938</text:p>
          </table:table-cell>
          <table:table-cell office:value-type="float" office:value="1456" calcext:value-type="float">
            <text:p>1456</text:p>
          </table:table-cell>
          <table:table-cell table:number-columns-repeated="20"/>
        </table:table-row>
        <table:table-row table:style-name="ro1">
          <table:table-cell office:value-type="float" office:value="55718403" calcext:value-type="float">
            <text:p>55718403</text:p>
          </table:table-cell>
          <table:table-cell office:value-type="float" office:value="1486" calcext:value-type="float">
            <text:p>1486</text:p>
          </table:table-cell>
          <table:table-cell table:number-columns-repeated="20"/>
        </table:table-row>
        <table:table-row table:style-name="ro1">
          <table:table-cell office:value-type="float" office:value="55733856" calcext:value-type="float">
            <text:p>55733856</text:p>
          </table:table-cell>
          <table:table-cell office:value-type="float" office:value="1516" calcext:value-type="float">
            <text:p>1516</text:p>
          </table:table-cell>
          <table:table-cell table:number-columns-repeated="20"/>
        </table:table-row>
        <table:table-row table:style-name="ro1">
          <table:table-cell office:value-type="float" office:value="55749328" calcext:value-type="float">
            <text:p>55749328</text:p>
          </table:table-cell>
          <table:table-cell office:value-type="float" office:value="1546" calcext:value-type="float">
            <text:p>1546</text:p>
          </table:table-cell>
          <table:table-cell table:number-columns-repeated="20"/>
        </table:table-row>
        <table:table-row table:style-name="ro1">
          <table:table-cell office:value-type="float" office:value="55764795" calcext:value-type="float">
            <text:p>55764795</text:p>
          </table:table-cell>
          <table:table-cell office:value-type="float" office:value="1576" calcext:value-type="float">
            <text:p>1576</text:p>
          </table:table-cell>
          <table:table-cell table:number-columns-repeated="20"/>
        </table:table-row>
        <table:table-row table:style-name="ro1">
          <table:table-cell office:value-type="float" office:value="55780268" calcext:value-type="float">
            <text:p>55780268</text:p>
          </table:table-cell>
          <table:table-cell office:value-type="float" office:value="1606" calcext:value-type="float">
            <text:p>1606</text:p>
          </table:table-cell>
          <table:table-cell table:number-columns-repeated="20"/>
        </table:table-row>
        <table:table-row table:style-name="ro1">
          <table:table-cell office:value-type="float" office:value="55795738" calcext:value-type="float">
            <text:p>55795738</text:p>
          </table:table-cell>
          <table:table-cell office:value-type="float" office:value="1636" calcext:value-type="float">
            <text:p>1636</text:p>
          </table:table-cell>
          <table:table-cell table:number-columns-repeated="20"/>
        </table:table-row>
        <table:table-row table:style-name="ro1">
          <table:table-cell office:value-type="float" office:value="55811199" calcext:value-type="float">
            <text:p>55811199</text:p>
          </table:table-cell>
          <table:table-cell office:value-type="float" office:value="1638" calcext:value-type="float">
            <text:p>1638</text:p>
          </table:table-cell>
          <table:table-cell table:number-columns-repeated="20"/>
        </table:table-row>
        <table:table-row table:style-name="ro1">
          <table:table-cell office:value-type="float" office:value="58885811" calcext:value-type="float">
            <text:p>58885811</text:p>
          </table:table-cell>
          <table:table-cell office:value-type="float" office:value="1608" calcext:value-type="float">
            <text:p>1608</text:p>
          </table:table-cell>
          <table:table-cell table:number-columns-repeated="20"/>
        </table:table-row>
        <table:table-row table:style-name="ro1">
          <table:table-cell office:value-type="float" office:value="58901316" calcext:value-type="float">
            <text:p>58901316</text:p>
          </table:table-cell>
          <table:table-cell office:value-type="float" office:value="1578" calcext:value-type="float">
            <text:p>1578</text:p>
          </table:table-cell>
          <table:table-cell table:number-columns-repeated="20"/>
        </table:table-row>
        <table:table-row table:style-name="ro1">
          <table:table-cell office:value-type="float" office:value="58916790" calcext:value-type="float">
            <text:p>58916790</text:p>
          </table:table-cell>
          <table:table-cell office:value-type="float" office:value="1548" calcext:value-type="float">
            <text:p>1548</text:p>
          </table:table-cell>
          <table:table-cell table:number-columns-repeated="20"/>
        </table:table-row>
        <table:table-row table:style-name="ro1">
          <table:table-cell office:value-type="float" office:value="58932254" calcext:value-type="float">
            <text:p>58932254</text:p>
          </table:table-cell>
          <table:table-cell office:value-type="float" office:value="1518" calcext:value-type="float">
            <text:p>1518</text:p>
          </table:table-cell>
          <table:table-cell table:number-columns-repeated="20"/>
        </table:table-row>
        <table:table-row table:style-name="ro1">
          <table:table-cell office:value-type="float" office:value="58947719" calcext:value-type="float">
            <text:p>58947719</text:p>
          </table:table-cell>
          <table:table-cell office:value-type="float" office:value="1488" calcext:value-type="float">
            <text:p>1488</text:p>
          </table:table-cell>
          <table:table-cell table:number-columns-repeated="20"/>
        </table:table-row>
        <table:table-row table:style-name="ro1">
          <table:table-cell office:value-type="float" office:value="58963170" calcext:value-type="float">
            <text:p>58963170</text:p>
          </table:table-cell>
          <table:table-cell office:value-type="float" office:value="1458" calcext:value-type="float">
            <text:p>1458</text:p>
          </table:table-cell>
          <table:table-cell table:number-columns-repeated="20"/>
        </table:table-row>
        <table:table-row table:style-name="ro1">
          <table:table-cell office:value-type="float" office:value="58978634" calcext:value-type="float">
            <text:p>58978634</text:p>
          </table:table-cell>
          <table:table-cell office:value-type="float" office:value="1428" calcext:value-type="float">
            <text:p>1428</text:p>
          </table:table-cell>
          <table:table-cell table:number-columns-repeated="20"/>
        </table:table-row>
        <table:table-row table:style-name="ro1">
          <table:table-cell office:value-type="float" office:value="58994103" calcext:value-type="float">
            <text:p>58994103</text:p>
          </table:table-cell>
          <table:table-cell office:value-type="float" office:value="1398" calcext:value-type="float">
            <text:p>1398</text:p>
          </table:table-cell>
          <table:table-cell table:number-columns-repeated="20"/>
        </table:table-row>
        <table:table-row table:style-name="ro1">
          <table:table-cell office:value-type="float" office:value="59009572" calcext:value-type="float">
            <text:p>59009572</text:p>
          </table:table-cell>
          <table:table-cell office:value-type="float" office:value="1368" calcext:value-type="float">
            <text:p>1368</text:p>
          </table:table-cell>
          <table:table-cell table:number-columns-repeated="20"/>
        </table:table-row>
        <table:table-row table:style-name="ro1">
          <table:table-cell office:value-type="float" office:value="59025036" calcext:value-type="float">
            <text:p>59025036</text:p>
          </table:table-cell>
          <table:table-cell office:value-type="float" office:value="1338" calcext:value-type="float">
            <text:p>1338</text:p>
          </table:table-cell>
          <table:table-cell table:number-columns-repeated="20"/>
        </table:table-row>
        <table:table-row table:style-name="ro1">
          <table:table-cell office:value-type="float" office:value="59040498" calcext:value-type="float">
            <text:p>59040498</text:p>
          </table:table-cell>
          <table:table-cell office:value-type="float" office:value="1308" calcext:value-type="float">
            <text:p>1308</text:p>
          </table:table-cell>
          <table:table-cell table:number-columns-repeated="20"/>
        </table:table-row>
        <table:table-row table:style-name="ro1">
          <table:table-cell office:value-type="float" office:value="59055963" calcext:value-type="float">
            <text:p>59055963</text:p>
          </table:table-cell>
          <table:table-cell office:value-type="float" office:value="1278" calcext:value-type="float">
            <text:p>1278</text:p>
          </table:table-cell>
          <table:table-cell table:number-columns-repeated="20"/>
        </table:table-row>
        <table:table-row table:style-name="ro1">
          <table:table-cell office:value-type="float" office:value="59071432" calcext:value-type="float">
            <text:p>59071432</text:p>
          </table:table-cell>
          <table:table-cell office:value-type="float" office:value="1248" calcext:value-type="float">
            <text:p>1248</text:p>
          </table:table-cell>
          <table:table-cell table:number-columns-repeated="20"/>
        </table:table-row>
        <table:table-row table:style-name="ro1">
          <table:table-cell office:value-type="float" office:value="59086900" calcext:value-type="float">
            <text:p>59086900</text:p>
          </table:table-cell>
          <table:table-cell office:value-type="float" office:value="1218" calcext:value-type="float">
            <text:p>1218</text:p>
          </table:table-cell>
          <table:table-cell table:number-columns-repeated="20"/>
        </table:table-row>
        <table:table-row table:style-name="ro1">
          <table:table-cell office:value-type="float" office:value="59102375" calcext:value-type="float">
            <text:p>59102375</text:p>
          </table:table-cell>
          <table:table-cell office:value-type="float" office:value="1188" calcext:value-type="float">
            <text:p>1188</text:p>
          </table:table-cell>
          <table:table-cell table:number-columns-repeated="20"/>
        </table:table-row>
        <table:table-row table:style-name="ro1">
          <table:table-cell office:value-type="float" office:value="59117837" calcext:value-type="float">
            <text:p>59117837</text:p>
          </table:table-cell>
          <table:table-cell office:value-type="float" office:value="1158" calcext:value-type="float">
            <text:p>1158</text:p>
          </table:table-cell>
          <table:table-cell table:number-columns-repeated="20"/>
        </table:table-row>
        <table:table-row table:style-name="ro1">
          <table:table-cell office:value-type="float" office:value="59133304" calcext:value-type="float">
            <text:p>59133304</text:p>
          </table:table-cell>
          <table:table-cell office:value-type="float" office:value="1128" calcext:value-type="float">
            <text:p>1128</text:p>
          </table:table-cell>
          <table:table-cell table:number-columns-repeated="20"/>
        </table:table-row>
        <table:table-row table:style-name="ro1">
          <table:table-cell office:value-type="float" office:value="59148771" calcext:value-type="float">
            <text:p>59148771</text:p>
          </table:table-cell>
          <table:table-cell office:value-type="float" office:value="1098" calcext:value-type="float">
            <text:p>1098</text:p>
          </table:table-cell>
          <table:table-cell table:number-columns-repeated="20"/>
        </table:table-row>
        <table:table-row table:style-name="ro1">
          <table:table-cell office:value-type="float" office:value="59164235" calcext:value-type="float">
            <text:p>59164235</text:p>
          </table:table-cell>
          <table:table-cell office:value-type="float" office:value="1068" calcext:value-type="float">
            <text:p>1068</text:p>
          </table:table-cell>
          <table:table-cell table:number-columns-repeated="20"/>
        </table:table-row>
        <table:table-row table:style-name="ro1">
          <table:table-cell office:value-type="float" office:value="59179700" calcext:value-type="float">
            <text:p>59179700</text:p>
          </table:table-cell>
          <table:table-cell office:value-type="float" office:value="1038" calcext:value-type="float">
            <text:p>1038</text:p>
          </table:table-cell>
          <table:table-cell table:number-columns-repeated="20"/>
        </table:table-row>
        <table:table-row table:style-name="ro1">
          <table:table-cell office:value-type="float" office:value="59195165" calcext:value-type="float">
            <text:p>59195165</text:p>
          </table:table-cell>
          <table:table-cell office:value-type="float" office:value="1008" calcext:value-type="float">
            <text:p>1008</text:p>
          </table:table-cell>
          <table:table-cell table:number-columns-repeated="20"/>
        </table:table-row>
        <table:table-row table:style-name="ro1">
          <table:table-cell office:value-type="float" office:value="59210627" calcext:value-type="float">
            <text:p>59210627</text:p>
          </table:table-cell>
          <table:table-cell office:value-type="float" office:value="978" calcext:value-type="float">
            <text:p>978</text:p>
          </table:table-cell>
          <table:table-cell table:number-columns-repeated="20"/>
        </table:table-row>
        <table:table-row table:style-name="ro1">
          <table:table-cell office:value-type="float" office:value="59226093" calcext:value-type="float">
            <text:p>59226093</text:p>
          </table:table-cell>
          <table:table-cell office:value-type="float" office:value="948" calcext:value-type="float">
            <text:p>948</text:p>
          </table:table-cell>
          <table:table-cell table:number-columns-repeated="20"/>
        </table:table-row>
        <table:table-row table:style-name="ro1">
          <table:table-cell office:value-type="float" office:value="59241557" calcext:value-type="float">
            <text:p>59241557</text:p>
          </table:table-cell>
          <table:table-cell office:value-type="float" office:value="918" calcext:value-type="float">
            <text:p>918</text:p>
          </table:table-cell>
          <table:table-cell table:number-columns-repeated="20"/>
        </table:table-row>
        <table:table-row table:style-name="ro1">
          <table:table-cell office:value-type="float" office:value="59257020" calcext:value-type="float">
            <text:p>59257020</text:p>
          </table:table-cell>
          <table:table-cell office:value-type="float" office:value="888" calcext:value-type="float">
            <text:p>888</text:p>
          </table:table-cell>
          <table:table-cell table:number-columns-repeated="20"/>
        </table:table-row>
        <table:table-row table:style-name="ro1">
          <table:table-cell office:value-type="float" office:value="59272484" calcext:value-type="float">
            <text:p>59272484</text:p>
          </table:table-cell>
          <table:table-cell office:value-type="float" office:value="858" calcext:value-type="float">
            <text:p>858</text:p>
          </table:table-cell>
          <table:table-cell table:number-columns-repeated="20"/>
        </table:table-row>
        <table:table-row table:style-name="ro1">
          <table:table-cell office:value-type="float" office:value="59287953" calcext:value-type="float">
            <text:p>59287953</text:p>
          </table:table-cell>
          <table:table-cell office:value-type="float" office:value="828" calcext:value-type="float">
            <text:p>828</text:p>
          </table:table-cell>
          <table:table-cell table:number-columns-repeated="20"/>
        </table:table-row>
        <table:table-row table:style-name="ro1">
          <table:table-cell office:value-type="float" office:value="59303416" calcext:value-type="float">
            <text:p>59303416</text:p>
          </table:table-cell>
          <table:table-cell office:value-type="float" office:value="798" calcext:value-type="float">
            <text:p>798</text:p>
          </table:table-cell>
          <table:table-cell table:number-columns-repeated="20"/>
        </table:table-row>
        <table:table-row table:style-name="ro1">
          <table:table-cell office:value-type="float" office:value="59318881" calcext:value-type="float">
            <text:p>59318881</text:p>
          </table:table-cell>
          <table:table-cell office:value-type="float" office:value="768" calcext:value-type="float">
            <text:p>768</text:p>
          </table:table-cell>
          <table:table-cell table:number-columns-repeated="20"/>
        </table:table-row>
        <table:table-row table:style-name="ro1">
          <table:table-cell office:value-type="float" office:value="59334349" calcext:value-type="float">
            <text:p>59334349</text:p>
          </table:table-cell>
          <table:table-cell office:value-type="float" office:value="738" calcext:value-type="float">
            <text:p>738</text:p>
          </table:table-cell>
          <table:table-cell table:number-columns-repeated="20"/>
        </table:table-row>
        <table:table-row table:style-name="ro1">
          <table:table-cell office:value-type="float" office:value="59349800" calcext:value-type="float">
            <text:p>59349800</text:p>
          </table:table-cell>
          <table:table-cell office:value-type="float" office:value="708" calcext:value-type="float">
            <text:p>708</text:p>
          </table:table-cell>
          <table:table-cell table:number-columns-repeated="20"/>
        </table:table-row>
        <table:table-row table:style-name="ro1">
          <table:table-cell office:value-type="float" office:value="59365261" calcext:value-type="float">
            <text:p>59365261</text:p>
          </table:table-cell>
          <table:table-cell office:value-type="float" office:value="678" calcext:value-type="float">
            <text:p>678</text:p>
          </table:table-cell>
          <table:table-cell table:number-columns-repeated="20"/>
        </table:table-row>
        <table:table-row table:style-name="ro1">
          <table:table-cell office:value-type="float" office:value="59380723" calcext:value-type="float">
            <text:p>59380723</text:p>
          </table:table-cell>
          <table:table-cell office:value-type="float" office:value="648" calcext:value-type="float">
            <text:p>648</text:p>
          </table:table-cell>
          <table:table-cell table:number-columns-repeated="20"/>
        </table:table-row>
        <table:table-row table:style-name="ro1">
          <table:table-cell office:value-type="float" office:value="59396190" calcext:value-type="float">
            <text:p>59396190</text:p>
          </table:table-cell>
          <table:table-cell office:value-type="float" office:value="618" calcext:value-type="float">
            <text:p>618</text:p>
          </table:table-cell>
          <table:table-cell table:number-columns-repeated="20"/>
        </table:table-row>
        <table:table-row table:style-name="ro1">
          <table:table-cell office:value-type="float" office:value="59411651" calcext:value-type="float">
            <text:p>59411651</text:p>
          </table:table-cell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9427115" calcext:value-type="float">
            <text:p>59427115</text:p>
          </table:table-cell>
          <table:table-cell office:value-type="float" office:value="558" calcext:value-type="float">
            <text:p>558</text:p>
          </table:table-cell>
          <table:table-cell table:number-columns-repeated="20"/>
        </table:table-row>
        <table:table-row table:style-name="ro1">
          <table:table-cell office:value-type="float" office:value="59442582" calcext:value-type="float">
            <text:p>59442582</text:p>
          </table:table-cell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9458041" calcext:value-type="float">
            <text:p>59458041</text:p>
          </table:table-cell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59473507" calcext:value-type="float">
            <text:p>59473507</text:p>
          </table:table-cell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 office:value-type="float" office:value="59488963" calcext:value-type="float">
            <text:p>59488963</text:p>
          </table:table-cell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59504427" calcext:value-type="float">
            <text:p>59504427</text:p>
          </table:table-cell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59519885" calcext:value-type="float">
            <text:p>59519885</text:p>
          </table:table-cell>
          <table:table-cell office:value-type="float" office:value="378" calcext:value-type="float">
            <text:p>378</text:p>
          </table:table-cell>
          <table:table-cell table:number-columns-repeated="20"/>
        </table:table-row>
        <table:table-row table:style-name="ro1">
          <table:table-cell office:value-type="float" office:value="59535353" calcext:value-type="float">
            <text:p>59535353</text:p>
          </table:table-cell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 office:value-type="float" office:value="59550815" calcext:value-type="float">
            <text:p>59550815</text:p>
          </table:table-cell>
          <table:table-cell office:value-type="float" office:value="318" calcext:value-type="float">
            <text:p>318</text:p>
          </table:table-cell>
          <table:table-cell table:number-columns-repeated="20"/>
        </table:table-row>
        <table:table-row table:style-name="ro1">
          <table:table-cell office:value-type="float" office:value="59566282" calcext:value-type="float">
            <text:p>59566282</text:p>
          </table:table-cell>
          <table:table-cell office:value-type="float" office:value="288" calcext:value-type="float">
            <text:p>288</text:p>
          </table:table-cell>
          <table:table-cell table:number-columns-repeated="20"/>
        </table:table-row>
        <table:table-row table:style-name="ro1">
          <table:table-cell office:value-type="float" office:value="59581748" calcext:value-type="float">
            <text:p>59581748</text:p>
          </table:table-cell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59597215" calcext:value-type="float">
            <text:p>59597215</text:p>
          </table:table-cell>
          <table:table-cell office:value-type="float" office:value="228" calcext:value-type="float">
            <text:p>228</text:p>
          </table:table-cell>
          <table:table-cell table:number-columns-repeated="20"/>
        </table:table-row>
        <table:table-row table:style-name="ro1">
          <table:table-cell office:value-type="float" office:value="59612679" calcext:value-type="float">
            <text:p>59612679</text:p>
          </table:table-cell>
          <table:table-cell office:value-type="float" office:value="198" calcext:value-type="float">
            <text:p>198</text:p>
          </table:table-cell>
          <table:table-cell table:number-columns-repeated="20"/>
        </table:table-row>
        <table:table-row table:style-name="ro1">
          <table:table-cell office:value-type="float" office:value="59628147" calcext:value-type="float">
            <text:p>59628147</text:p>
          </table:table-cell>
          <table:table-cell office:value-type="float" office:value="168" calcext:value-type="float">
            <text:p>168</text:p>
          </table:table-cell>
          <table:table-cell table:number-columns-repeated="20"/>
        </table:table-row>
        <table:table-row table:style-name="ro1">
          <table:table-cell office:value-type="float" office:value="59643615" calcext:value-type="float">
            <text:p>59643615</text:p>
          </table:table-cell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59659078" calcext:value-type="float">
            <text:p>59659078</text:p>
          </table:table-cell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59674543" calcext:value-type="float">
            <text:p>59674543</text:p>
          </table:table-cell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59690010" calcext:value-type="float">
            <text:p>59690010</text:p>
          </table:table-cell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59705470" calcext:value-type="float">
            <text:p>59705470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59720930" calcext:value-type="float">
            <text:p>59720930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59736374" calcext:value-type="float">
            <text:p>59736374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59751837" calcext:value-type="float">
            <text:p>59751837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59767296" calcext:value-type="float">
            <text:p>59767296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59782756" calcext:value-type="float">
            <text:p>59782756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59798224" calcext:value-type="float">
            <text:p>59798224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59813680" calcext:value-type="float">
            <text:p>59813680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59829145" calcext:value-type="float">
            <text:p>59829145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59844611" calcext:value-type="float">
            <text:p>59844611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59860076" calcext:value-type="float">
            <text:p>59860076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59875535" calcext:value-type="float">
            <text:p>59875535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59890995" calcext:value-type="float">
            <text:p>59890995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59906461" calcext:value-type="float">
            <text:p>59906461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59921925" calcext:value-type="float">
            <text:p>5992192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59937380" calcext:value-type="float">
            <text:p>5993738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59952845" calcext:value-type="float">
            <text:p>5995284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59968307" calcext:value-type="float">
            <text:p>5996830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9983767" calcext:value-type="float">
            <text:p>59983767</text:p>
          </table:table-cell>
          <table:table-cell office:value-type="float" office:value="-2" calcext:value-type="float">
            <text:p>-2</text:p>
          </table:table-cell>
          <table:table-cell table:number-columns-repeated="20"/>
        </table:table-row>
        <table:table-row table:style-name="ro1">
          <table:table-cell office:value-type="float" office:value="59999228" calcext:value-type="float">
            <text:p>59999228</text:p>
          </table:table-cell>
          <table:table-cell office:value-type="float" office:value="-3" calcext:value-type="float">
            <text:p>-3</text:p>
          </table:table-cell>
          <table:table-cell table:number-columns-repeated="20"/>
        </table:table-row>
        <table:table-row table:style-name="ro1">
          <table:table-cell office:value-type="float" office:value="60014688" calcext:value-type="float">
            <text:p>60014688</text:p>
          </table:table-cell>
          <table:table-cell office:value-type="float" office:value="-4" calcext:value-type="float">
            <text:p>-4</text:p>
          </table:table-cell>
          <table:table-cell table:number-columns-repeated="20"/>
        </table:table-row>
        <table:table-row table:style-name="ro1">
          <table:table-cell office:value-type="float" office:value="60030158" calcext:value-type="float">
            <text:p>60030158</text:p>
          </table:table-cell>
          <table:table-cell office:value-type="float" office:value="-5" calcext:value-type="float">
            <text:p>-5</text:p>
          </table:table-cell>
          <table:table-cell table:number-columns-repeated="20"/>
        </table:table-row>
        <table:table-row table:style-name="ro1">
          <table:table-cell office:value-type="float" office:value="60045619" calcext:value-type="float">
            <text:p>60045619</text:p>
          </table:table-cell>
          <table:table-cell office:value-type="float" office:value="-6" calcext:value-type="float">
            <text:p>-6</text:p>
          </table:table-cell>
          <table:table-cell table:number-columns-repeated="20"/>
        </table:table-row>
        <table:table-row table:style-name="ro1">
          <table:table-cell office:value-type="float" office:value="60061085" calcext:value-type="float">
            <text:p>60061085</text:p>
          </table:table-cell>
          <table:table-cell office:value-type="float" office:value="-7" calcext:value-type="float">
            <text:p>-7</text:p>
          </table:table-cell>
          <table:table-cell table:number-columns-repeated="20"/>
        </table:table-row>
        <table:table-row table:style-name="ro1">
          <table:table-cell office:value-type="float" office:value="60076547" calcext:value-type="float">
            <text:p>60076547</text:p>
          </table:table-cell>
          <table:table-cell office:value-type="float" office:value="-8" calcext:value-type="float">
            <text:p>-8</text:p>
          </table:table-cell>
          <table:table-cell table:number-columns-repeated="20"/>
        </table:table-row>
        <table:table-row table:style-name="ro1">
          <table:table-cell office:value-type="float" office:value="60092008" calcext:value-type="float">
            <text:p>60092008</text:p>
          </table:table-cell>
          <table:table-cell office:value-type="float" office:value="-9" calcext:value-type="float">
            <text:p>-9</text:p>
          </table:table-cell>
          <table:table-cell table:number-columns-repeated="20"/>
        </table:table-row>
        <table:table-row table:style-name="ro1">
          <table:table-cell office:value-type="float" office:value="60107476" calcext:value-type="float">
            <text:p>60107476</text:p>
          </table:table-cell>
          <table:table-cell office:value-type="float" office:value="-10" calcext:value-type="float">
            <text:p>-10</text:p>
          </table:table-cell>
          <table:table-cell table:number-columns-repeated="20"/>
        </table:table-row>
        <table:table-row table:style-name="ro1">
          <table:table-cell office:value-type="float" office:value="60122926" calcext:value-type="float">
            <text:p>60122926</text:p>
          </table:table-cell>
          <table:table-cell office:value-type="float" office:value="-11" calcext:value-type="float">
            <text:p>-11</text:p>
          </table:table-cell>
          <table:table-cell table:number-columns-repeated="20"/>
        </table:table-row>
        <table:table-row table:style-name="ro1">
          <table:table-cell office:value-type="float" office:value="60138389" calcext:value-type="float">
            <text:p>60138389</text:p>
          </table:table-cell>
          <table:table-cell office:value-type="float" office:value="-12" calcext:value-type="float">
            <text:p>-12</text:p>
          </table:table-cell>
          <table:table-cell table:number-columns-repeated="20"/>
        </table:table-row>
        <table:table-row table:style-name="ro1">
          <table:table-cell office:value-type="float" office:value="60153853" calcext:value-type="float">
            <text:p>60153853</text:p>
          </table:table-cell>
          <table:table-cell office:value-type="float" office:value="-13" calcext:value-type="float">
            <text:p>-13</text:p>
          </table:table-cell>
          <table:table-cell table:number-columns-repeated="20"/>
        </table:table-row>
        <table:table-row table:style-name="ro1">
          <table:table-cell office:value-type="float" office:value="60169315" calcext:value-type="float">
            <text:p>60169315</text:p>
          </table:table-cell>
          <table:table-cell office:value-type="float" office:value="-14" calcext:value-type="float">
            <text:p>-14</text:p>
          </table:table-cell>
          <table:table-cell table:number-columns-repeated="20"/>
        </table:table-row>
        <table:table-row table:style-name="ro1">
          <table:table-cell office:value-type="float" office:value="60184782" calcext:value-type="float">
            <text:p>60184782</text:p>
          </table:table-cell>
          <table:table-cell office:value-type="float" office:value="-15" calcext:value-type="float">
            <text:p>-15</text:p>
          </table:table-cell>
          <table:table-cell table:number-columns-repeated="20"/>
        </table:table-row>
        <table:table-row table:style-name="ro1">
          <table:table-cell office:value-type="float" office:value="60200244" calcext:value-type="float">
            <text:p>60200244</text:p>
          </table:table-cell>
          <table:table-cell office:value-type="float" office:value="-16" calcext:value-type="float">
            <text:p>-16</text:p>
          </table:table-cell>
          <table:table-cell table:number-columns-repeated="20"/>
        </table:table-row>
        <table:table-row table:style-name="ro1">
          <table:table-cell office:value-type="float" office:value="60215712" calcext:value-type="float">
            <text:p>60215712</text:p>
          </table:table-cell>
          <table:table-cell office:value-type="float" office:value="-46" calcext:value-type="float">
            <text:p>-46</text:p>
          </table:table-cell>
          <table:table-cell table:number-columns-repeated="20"/>
        </table:table-row>
        <table:table-row table:style-name="ro1">
          <table:table-cell office:value-type="float" office:value="60231176" calcext:value-type="float">
            <text:p>60231176</text:p>
          </table:table-cell>
          <table:table-cell office:value-type="float" office:value="-76" calcext:value-type="float">
            <text:p>-76</text:p>
          </table:table-cell>
          <table:table-cell table:number-columns-repeated="20"/>
        </table:table-row>
        <table:table-row table:style-name="ro1">
          <table:table-cell office:value-type="float" office:value="60246634" calcext:value-type="float">
            <text:p>60246634</text:p>
          </table:table-cell>
          <table:table-cell office:value-type="float" office:value="-106" calcext:value-type="float">
            <text:p>-106</text:p>
          </table:table-cell>
          <table:table-cell table:number-columns-repeated="20"/>
        </table:table-row>
        <table:table-row table:style-name="ro1">
          <table:table-cell office:value-type="float" office:value="60262099" calcext:value-type="float">
            <text:p>60262099</text:p>
          </table:table-cell>
          <table:table-cell office:value-type="float" office:value="-136" calcext:value-type="float">
            <text:p>-136</text:p>
          </table:table-cell>
          <table:table-cell table:number-columns-repeated="20"/>
        </table:table-row>
        <table:table-row table:style-name="ro1">
          <table:table-cell office:value-type="float" office:value="60277565" calcext:value-type="float">
            <text:p>60277565</text:p>
          </table:table-cell>
          <table:table-cell office:value-type="float" office:value="-166" calcext:value-type="float">
            <text:p>-166</text:p>
          </table:table-cell>
          <table:table-cell table:number-columns-repeated="20"/>
        </table:table-row>
        <table:table-row table:style-name="ro1">
          <table:table-cell office:value-type="float" office:value="60293032" calcext:value-type="float">
            <text:p>60293032</text:p>
          </table:table-cell>
          <table:table-cell office:value-type="float" office:value="-196" calcext:value-type="float">
            <text:p>-196</text:p>
          </table:table-cell>
          <table:table-cell table:number-columns-repeated="20"/>
        </table:table-row>
        <table:table-row table:style-name="ro1">
          <table:table-cell office:value-type="float" office:value="60308500" calcext:value-type="float">
            <text:p>60308500</text:p>
          </table:table-cell>
          <table:table-cell office:value-type="float" office:value="-226" calcext:value-type="float">
            <text:p>-226</text:p>
          </table:table-cell>
          <table:table-cell table:number-columns-repeated="20"/>
        </table:table-row>
        <table:table-row table:style-name="ro1">
          <table:table-cell office:value-type="float" office:value="60323964" calcext:value-type="float">
            <text:p>60323964</text:p>
          </table:table-cell>
          <table:table-cell office:value-type="float" office:value="-256" calcext:value-type="float">
            <text:p>-256</text:p>
          </table:table-cell>
          <table:table-cell table:number-columns-repeated="20"/>
        </table:table-row>
        <table:table-row table:style-name="ro1">
          <table:table-cell office:value-type="float" office:value="60339434" calcext:value-type="float">
            <text:p>60339434</text:p>
          </table:table-cell>
          <table:table-cell office:value-type="float" office:value="-286" calcext:value-type="float">
            <text:p>-286</text:p>
          </table:table-cell>
          <table:table-cell table:number-columns-repeated="20"/>
        </table:table-row>
        <table:table-row table:style-name="ro1">
          <table:table-cell office:value-type="float" office:value="60354903" calcext:value-type="float">
            <text:p>60354903</text:p>
          </table:table-cell>
          <table:table-cell office:value-type="float" office:value="-316" calcext:value-type="float">
            <text:p>-316</text:p>
          </table:table-cell>
          <table:table-cell table:number-columns-repeated="20"/>
        </table:table-row>
        <table:table-row table:style-name="ro1">
          <table:table-cell office:value-type="float" office:value="60370364" calcext:value-type="float">
            <text:p>60370364</text:p>
          </table:table-cell>
          <table:table-cell office:value-type="float" office:value="-346" calcext:value-type="float">
            <text:p>-346</text:p>
          </table:table-cell>
          <table:table-cell table:number-columns-repeated="20"/>
        </table:table-row>
        <table:table-row table:style-name="ro1">
          <table:table-cell office:value-type="float" office:value="60385828" calcext:value-type="float">
            <text:p>60385828</text:p>
          </table:table-cell>
          <table:table-cell office:value-type="float" office:value="-376" calcext:value-type="float">
            <text:p>-376</text:p>
          </table:table-cell>
          <table:table-cell table:number-columns-repeated="20"/>
        </table:table-row>
        <table:table-row table:style-name="ro1">
          <table:table-cell office:value-type="float" office:value="60401285" calcext:value-type="float">
            <text:p>60401285</text:p>
          </table:table-cell>
          <table:table-cell office:value-type="float" office:value="-406" calcext:value-type="float">
            <text:p>-406</text:p>
          </table:table-cell>
          <table:table-cell table:number-columns-repeated="20"/>
        </table:table-row>
        <table:table-row table:style-name="ro1">
          <table:table-cell office:value-type="float" office:value="60416746" calcext:value-type="float">
            <text:p>60416746</text:p>
          </table:table-cell>
          <table:table-cell office:value-type="float" office:value="-436" calcext:value-type="float">
            <text:p>-436</text:p>
          </table:table-cell>
          <table:table-cell table:number-columns-repeated="20"/>
        </table:table-row>
        <table:table-row table:style-name="ro1">
          <table:table-cell office:value-type="float" office:value="60432207" calcext:value-type="float">
            <text:p>60432207</text:p>
          </table:table-cell>
          <table:table-cell office:value-type="float" office:value="-466" calcext:value-type="float">
            <text:p>-466</text:p>
          </table:table-cell>
          <table:table-cell table:number-columns-repeated="20"/>
        </table:table-row>
        <table:table-row table:style-name="ro1">
          <table:table-cell office:value-type="float" office:value="60447669" calcext:value-type="float">
            <text:p>60447669</text:p>
          </table:table-cell>
          <table:table-cell office:value-type="float" office:value="-496" calcext:value-type="float">
            <text:p>-496</text:p>
          </table:table-cell>
          <table:table-cell table:number-columns-repeated="20"/>
        </table:table-row>
        <table:table-row table:style-name="ro1">
          <table:table-cell office:value-type="float" office:value="60463130" calcext:value-type="float">
            <text:p>60463130</text:p>
          </table:table-cell>
          <table:table-cell office:value-type="float" office:value="-526" calcext:value-type="float">
            <text:p>-526</text:p>
          </table:table-cell>
          <table:table-cell table:number-columns-repeated="20"/>
        </table:table-row>
        <table:table-row table:style-name="ro1">
          <table:table-cell office:value-type="float" office:value="60478594" calcext:value-type="float">
            <text:p>60478594</text:p>
          </table:table-cell>
          <table:table-cell office:value-type="float" office:value="-556" calcext:value-type="float">
            <text:p>-556</text:p>
          </table:table-cell>
          <table:table-cell table:number-columns-repeated="20"/>
        </table:table-row>
        <table:table-row table:style-name="ro1">
          <table:table-cell office:value-type="float" office:value="60494063" calcext:value-type="float">
            <text:p>60494063</text:p>
          </table:table-cell>
          <table:table-cell office:value-type="float" office:value="-586" calcext:value-type="float">
            <text:p>-586</text:p>
          </table:table-cell>
          <table:table-cell table:number-columns-repeated="20"/>
        </table:table-row>
        <table:table-row table:style-name="ro1">
          <table:table-cell office:value-type="float" office:value="60509515" calcext:value-type="float">
            <text:p>60509515</text:p>
          </table:table-cell>
          <table:table-cell office:value-type="float" office:value="-616" calcext:value-type="float">
            <text:p>-616</text:p>
          </table:table-cell>
          <table:table-cell table:number-columns-repeated="20"/>
        </table:table-row>
        <table:table-row table:style-name="ro1">
          <table:table-cell office:value-type="float" office:value="60524983" calcext:value-type="float">
            <text:p>60524983</text:p>
          </table:table-cell>
          <table:table-cell office:value-type="float" office:value="-646" calcext:value-type="float">
            <text:p>-646</text:p>
          </table:table-cell>
          <table:table-cell table:number-columns-repeated="20"/>
        </table:table-row>
        <table:table-row table:style-name="ro1">
          <table:table-cell office:value-type="float" office:value="60540448" calcext:value-type="float">
            <text:p>60540448</text:p>
          </table:table-cell>
          <table:table-cell office:value-type="float" office:value="-676" calcext:value-type="float">
            <text:p>-676</text:p>
          </table:table-cell>
          <table:table-cell table:number-columns-repeated="20"/>
        </table:table-row>
        <table:table-row table:style-name="ro1">
          <table:table-cell office:value-type="float" office:value="60555913" calcext:value-type="float">
            <text:p>60555913</text:p>
          </table:table-cell>
          <table:table-cell office:value-type="float" office:value="-706" calcext:value-type="float">
            <text:p>-706</text:p>
          </table:table-cell>
          <table:table-cell table:number-columns-repeated="20"/>
        </table:table-row>
        <table:table-row table:style-name="ro1">
          <table:table-cell office:value-type="float" office:value="60571373" calcext:value-type="float">
            <text:p>60571373</text:p>
          </table:table-cell>
          <table:table-cell office:value-type="float" office:value="-736" calcext:value-type="float">
            <text:p>-736</text:p>
          </table:table-cell>
          <table:table-cell table:number-columns-repeated="20"/>
        </table:table-row>
        <table:table-row table:style-name="ro1">
          <table:table-cell office:value-type="float" office:value="60586837" calcext:value-type="float">
            <text:p>60586837</text:p>
          </table:table-cell>
          <table:table-cell office:value-type="float" office:value="-766" calcext:value-type="float">
            <text:p>-766</text:p>
          </table:table-cell>
          <table:table-cell table:number-columns-repeated="20"/>
        </table:table-row>
        <table:table-row table:style-name="ro1">
          <table:table-cell office:value-type="float" office:value="60602295" calcext:value-type="float">
            <text:p>60602295</text:p>
          </table:table-cell>
          <table:table-cell office:value-type="float" office:value="-796" calcext:value-type="float">
            <text:p>-796</text:p>
          </table:table-cell>
          <table:table-cell table:number-columns-repeated="20"/>
        </table:table-row>
        <table:table-row table:style-name="ro1">
          <table:table-cell office:value-type="float" office:value="60617760" calcext:value-type="float">
            <text:p>60617760</text:p>
          </table:table-cell>
          <table:table-cell office:value-type="float" office:value="-826" calcext:value-type="float">
            <text:p>-826</text:p>
          </table:table-cell>
          <table:table-cell table:number-columns-repeated="20"/>
        </table:table-row>
        <table:table-row table:style-name="ro1">
          <table:table-cell office:value-type="float" office:value="60633230" calcext:value-type="float">
            <text:p>60633230</text:p>
          </table:table-cell>
          <table:table-cell office:value-type="float" office:value="-856" calcext:value-type="float">
            <text:p>-856</text:p>
          </table:table-cell>
          <table:table-cell table:number-columns-repeated="20"/>
        </table:table-row>
        <table:table-row table:style-name="ro1">
          <table:table-cell office:value-type="float" office:value="60648692" calcext:value-type="float">
            <text:p>60648692</text:p>
          </table:table-cell>
          <table:table-cell office:value-type="float" office:value="-886" calcext:value-type="float">
            <text:p>-886</text:p>
          </table:table-cell>
          <table:table-cell table:number-columns-repeated="20"/>
        </table:table-row>
        <table:table-row table:style-name="ro1">
          <table:table-cell office:value-type="float" office:value="60664155" calcext:value-type="float">
            <text:p>60664155</text:p>
          </table:table-cell>
          <table:table-cell office:value-type="float" office:value="-916" calcext:value-type="float">
            <text:p>-916</text:p>
          </table:table-cell>
          <table:table-cell table:number-columns-repeated="20"/>
        </table:table-row>
        <table:table-row table:style-name="ro1">
          <table:table-cell office:value-type="float" office:value="60679618" calcext:value-type="float">
            <text:p>60679618</text:p>
          </table:table-cell>
          <table:table-cell office:value-type="float" office:value="-946" calcext:value-type="float">
            <text:p>-946</text:p>
          </table:table-cell>
          <table:table-cell table:number-columns-repeated="20"/>
        </table:table-row>
        <table:table-row table:style-name="ro1">
          <table:table-cell office:value-type="float" office:value="60695076" calcext:value-type="float">
            <text:p>60695076</text:p>
          </table:table-cell>
          <table:table-cell office:value-type="float" office:value="-976" calcext:value-type="float">
            <text:p>-976</text:p>
          </table:table-cell>
          <table:table-cell table:number-columns-repeated="20"/>
        </table:table-row>
        <table:table-row table:style-name="ro1">
          <table:table-cell office:value-type="float" office:value="60710538" calcext:value-type="float">
            <text:p>60710538</text:p>
          </table:table-cell>
          <table:table-cell office:value-type="float" office:value="-1006" calcext:value-type="float">
            <text:p>-1006</text:p>
          </table:table-cell>
          <table:table-cell table:number-columns-repeated="20"/>
        </table:table-row>
        <table:table-row table:style-name="ro1">
          <table:table-cell office:value-type="float" office:value="60725998" calcext:value-type="float">
            <text:p>60725998</text:p>
          </table:table-cell>
          <table:table-cell office:value-type="float" office:value="-1036" calcext:value-type="float">
            <text:p>-1036</text:p>
          </table:table-cell>
          <table:table-cell table:number-columns-repeated="20"/>
        </table:table-row>
        <table:table-row table:style-name="ro1">
          <table:table-cell office:value-type="float" office:value="60741461" calcext:value-type="float">
            <text:p>60741461</text:p>
          </table:table-cell>
          <table:table-cell office:value-type="float" office:value="-1066" calcext:value-type="float">
            <text:p>-1066</text:p>
          </table:table-cell>
          <table:table-cell table:number-columns-repeated="20"/>
        </table:table-row>
        <table:table-row table:style-name="ro1">
          <table:table-cell office:value-type="float" office:value="60756925" calcext:value-type="float">
            <text:p>60756925</text:p>
          </table:table-cell>
          <table:table-cell office:value-type="float" office:value="-1096" calcext:value-type="float">
            <text:p>-1096</text:p>
          </table:table-cell>
          <table:table-cell table:number-columns-repeated="20"/>
        </table:table-row>
        <table:table-row table:style-name="ro1">
          <table:table-cell office:value-type="float" office:value="60772389" calcext:value-type="float">
            <text:p>60772389</text:p>
          </table:table-cell>
          <table:table-cell office:value-type="float" office:value="-1126" calcext:value-type="float">
            <text:p>-1126</text:p>
          </table:table-cell>
          <table:table-cell table:number-columns-repeated="20"/>
        </table:table-row>
        <table:table-row table:style-name="ro1">
          <table:table-cell office:value-type="float" office:value="60787850" calcext:value-type="float">
            <text:p>60787850</text:p>
          </table:table-cell>
          <table:table-cell office:value-type="float" office:value="-1156" calcext:value-type="float">
            <text:p>-1156</text:p>
          </table:table-cell>
          <table:table-cell table:number-columns-repeated="20"/>
        </table:table-row>
        <table:table-row table:style-name="ro1">
          <table:table-cell office:value-type="float" office:value="60803318" calcext:value-type="float">
            <text:p>60803318</text:p>
          </table:table-cell>
          <table:table-cell office:value-type="float" office:value="-1186" calcext:value-type="float">
            <text:p>-1186</text:p>
          </table:table-cell>
          <table:table-cell table:number-columns-repeated="20"/>
        </table:table-row>
        <table:table-row table:style-name="ro1">
          <table:table-cell office:value-type="float" office:value="60818784" calcext:value-type="float">
            <text:p>60818784</text:p>
          </table:table-cell>
          <table:table-cell office:value-type="float" office:value="-1216" calcext:value-type="float">
            <text:p>-1216</text:p>
          </table:table-cell>
          <table:table-cell table:number-columns-repeated="20"/>
        </table:table-row>
        <table:table-row table:style-name="ro1">
          <table:table-cell office:value-type="float" office:value="60834252" calcext:value-type="float">
            <text:p>60834252</text:p>
          </table:table-cell>
          <table:table-cell office:value-type="float" office:value="-1246" calcext:value-type="float">
            <text:p>-1246</text:p>
          </table:table-cell>
          <table:table-cell table:number-columns-repeated="20"/>
        </table:table-row>
        <table:table-row table:style-name="ro1">
          <table:table-cell office:value-type="float" office:value="60849721" calcext:value-type="float">
            <text:p>60849721</text:p>
          </table:table-cell>
          <table:table-cell office:value-type="float" office:value="-1276" calcext:value-type="float">
            <text:p>-1276</text:p>
          </table:table-cell>
          <table:table-cell table:number-columns-repeated="20"/>
        </table:table-row>
        <table:table-row table:style-name="ro1">
          <table:table-cell office:value-type="float" office:value="60865189" calcext:value-type="float">
            <text:p>60865189</text:p>
          </table:table-cell>
          <table:table-cell office:value-type="float" office:value="-1306" calcext:value-type="float">
            <text:p>-1306</text:p>
          </table:table-cell>
          <table:table-cell table:number-columns-repeated="20"/>
        </table:table-row>
        <table:table-row table:style-name="ro1">
          <table:table-cell office:value-type="float" office:value="60880660" calcext:value-type="float">
            <text:p>60880660</text:p>
          </table:table-cell>
          <table:table-cell office:value-type="float" office:value="-1336" calcext:value-type="float">
            <text:p>-1336</text:p>
          </table:table-cell>
          <table:table-cell table:number-columns-repeated="20"/>
        </table:table-row>
        <table:table-row table:style-name="ro1">
          <table:table-cell office:value-type="float" office:value="60896115" calcext:value-type="float">
            <text:p>60896115</text:p>
          </table:table-cell>
          <table:table-cell office:value-type="float" office:value="-1366" calcext:value-type="float">
            <text:p>-1366</text:p>
          </table:table-cell>
          <table:table-cell table:number-columns-repeated="20"/>
        </table:table-row>
        <table:table-row table:style-name="ro1">
          <table:table-cell office:value-type="float" office:value="60911581" calcext:value-type="float">
            <text:p>60911581</text:p>
          </table:table-cell>
          <table:table-cell office:value-type="float" office:value="-1396" calcext:value-type="float">
            <text:p>-1396</text:p>
          </table:table-cell>
          <table:table-cell table:number-columns-repeated="20"/>
        </table:table-row>
        <table:table-row table:style-name="ro1">
          <table:table-cell office:value-type="float" office:value="60927049" calcext:value-type="float">
            <text:p>60927049</text:p>
          </table:table-cell>
          <table:table-cell office:value-type="float" office:value="-1426" calcext:value-type="float">
            <text:p>-1426</text:p>
          </table:table-cell>
          <table:table-cell table:number-columns-repeated="20"/>
        </table:table-row>
        <table:table-row table:style-name="ro1">
          <table:table-cell office:value-type="float" office:value="60942512" calcext:value-type="float">
            <text:p>60942512</text:p>
          </table:table-cell>
          <table:table-cell office:value-type="float" office:value="-1456" calcext:value-type="float">
            <text:p>-1456</text:p>
          </table:table-cell>
          <table:table-cell table:number-columns-repeated="20"/>
        </table:table-row>
        <table:table-row table:style-name="ro1">
          <table:table-cell office:value-type="float" office:value="60957978" calcext:value-type="float">
            <text:p>60957978</text:p>
          </table:table-cell>
          <table:table-cell office:value-type="float" office:value="-1486" calcext:value-type="float">
            <text:p>-1486</text:p>
          </table:table-cell>
          <table:table-cell table:number-columns-repeated="20"/>
        </table:table-row>
        <table:table-row table:style-name="ro1">
          <table:table-cell office:value-type="float" office:value="60973442" calcext:value-type="float">
            <text:p>60973442</text:p>
          </table:table-cell>
          <table:table-cell office:value-type="float" office:value="-1516" calcext:value-type="float">
            <text:p>-1516</text:p>
          </table:table-cell>
          <table:table-cell table:number-columns-repeated="20"/>
        </table:table-row>
        <table:table-row table:style-name="ro1">
          <table:table-cell office:value-type="float" office:value="60988906" calcext:value-type="float">
            <text:p>60988906</text:p>
          </table:table-cell>
          <table:table-cell office:value-type="float" office:value="-1546" calcext:value-type="float">
            <text:p>-1546</text:p>
          </table:table-cell>
          <table:table-cell table:number-columns-repeated="20"/>
        </table:table-row>
        <table:table-row table:style-name="ro1">
          <table:table-cell office:value-type="float" office:value="61004368" calcext:value-type="float">
            <text:p>61004368</text:p>
          </table:table-cell>
          <table:table-cell office:value-type="float" office:value="-1576" calcext:value-type="float">
            <text:p>-1576</text:p>
          </table:table-cell>
          <table:table-cell table:number-columns-repeated="20"/>
        </table:table-row>
        <table:table-row table:style-name="ro1">
          <table:table-cell office:value-type="float" office:value="61019838" calcext:value-type="float">
            <text:p>61019838</text:p>
          </table:table-cell>
          <table:table-cell office:value-type="float" office:value="-1606" calcext:value-type="float">
            <text:p>-1606</text:p>
          </table:table-cell>
          <table:table-cell table:number-columns-repeated="20"/>
        </table:table-row>
        <table:table-row table:style-name="ro1">
          <table:table-cell office:value-type="float" office:value="61035308" calcext:value-type="float">
            <text:p>61035308</text:p>
          </table:table-cell>
          <table:table-cell office:value-type="float" office:value="-1636" calcext:value-type="float">
            <text:p>-1636</text:p>
          </table:table-cell>
          <table:table-cell table:number-columns-repeated="20"/>
        </table:table-row>
        <table:table-row table:style-name="ro1">
          <table:table-cell office:value-type="float" office:value="61050778" calcext:value-type="float">
            <text:p>61050778</text:p>
          </table:table-cell>
          <table:table-cell office:value-type="float" office:value="-1638" calcext:value-type="float">
            <text:p>-1638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09:22:44.7110505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11-14T09:29:50.021124984</dc:date>
    <meta:editing-duration>PT5H15M19S</meta:editing-duration>
    <meta:editing-cycles>32</meta:editing-cycles>
    <meta:generator>LibreOffice/24.2.7.2$Linux_X86_64 LibreOffice_project/420$Build-2</meta:generator>
    <meta:document-statistic meta:table-count="5" meta:cell-count="187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29.607cm" svg:height="19.365cm" xlink:href=".." xlink:type="simple" chart:class="chart:scatter" chart:style-name="ch1">
        <chart:plot-area chart:style-name="ch2" table:cell-range-address="Ramp.D3:Ramp.E356" svg:x="0.592cm" svg:y="0.387cm" svg:width="28.423cm" svg:height="18.591cm">
          <chart:coordinate-region svg:x="1.716cm" svg:y="0.586cm" svg:width="27.112cm" svg:height="18.1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amp.E3:Ramp.E356" chart:class="chart:scatter">
            <chart:domain table:cell-range-address="Ramp.D3:Ramp.D356"/>
            <chart:data-point chart:repeated="354"/>
          </chart:series>
          <chart:wall chart:style-name="ch7"/>
          <chart:floor chart:style-name="ch8"/>
        </chart:plot-area>
        <draw:line draw:style-name="gr1" draw:text-style-name="P1" svg:x1="11.756cm" svg:y1="9.09cm" svg:x2="11.756cm" svg:y2="17.181cm">
          <text:p/>
        </draw:line>
        <draw:line draw:style-name="gr1" draw:text-style-name="P2" svg:x1="9.326cm" svg:y1="2.317cm" svg:x2="9.326cm" svg:y2="10.408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mp.D3:Ramp.D356</svg:desc>
                </draw:g>
              </table:table-cell>
              <table:table-cell office:value-type="float" office:value="1">
                <text:p>1</text:p>
                <draw:g>
                  <svg:desc>Ramp.E3:Ramp.E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538">
                <text:p>0.015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015">
                <text:p>0.031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478">
                <text:p>0.046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935">
                <text:p>0.061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404">
                <text:p>0.077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867">
                <text:p>0.0928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8335">
                <text:p>0.108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805">
                <text:p>0.1238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273">
                <text:p>0.139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741">
                <text:p>0.1547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0204">
                <text:p>0.1702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5668">
                <text:p>0.1856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132">
                <text:p>0.2011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6583">
                <text:p>0.2165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2041">
                <text:p>0.2320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7496">
                <text:p>0.2474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2958">
                <text:p>0.2629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842">
                <text:p>0.278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3881">
                <text:p>0.29388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9347">
                <text:p>0.3093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4812">
                <text:p>0.3248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0281">
                <text:p>0.34028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5745">
                <text:p>0.35574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1214">
                <text:p>0.37121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6673">
                <text:p>0.38667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2144">
                <text:p>0.40214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7608">
                <text:p>0.41760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307">
                <text:p>0.4330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8535">
                <text:p>0.44853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4">
                <text:p>0.46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9464">
                <text:p>0.47946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4925">
                <text:p>0.4949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0394">
                <text:p>0.51039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5858">
                <text:p>0.52585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41322">
                <text:p>0.54132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678">
                <text:p>0.5567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242">
                <text:p>0.57224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7716">
                <text:p>0.58771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3167">
                <text:p>0.60316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8637">
                <text:p>0.61863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41">
                <text:p>0.634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9567">
                <text:p>0.64956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5026">
                <text:p>0.665026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0487">
                <text:p>0.68048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5951">
                <text:p>0.69595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1418">
                <text:p>0.71141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6883">
                <text:p>0.72688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2343">
                <text:p>0.74234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7805">
                <text:p>0.75780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267">
                <text:p>0.77326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8733">
                <text:p>0.788733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4197">
                <text:p>0.80419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19659">
                <text:p>0.81965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5128">
                <text:p>0.83512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0596">
                <text:p>0.85059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6066">
                <text:p>0.86606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1534">
                <text:p>0.88153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6999">
                <text:p>0.89699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2465">
                <text:p>0.91246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7935">
                <text:p>0.927935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34">
                <text:p>0.9434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8872">
                <text:p>0.958872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4344">
                <text:p>0.9743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89796">
                <text:p>0.98979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526">
                <text:p>1.0052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072">
                <text:p>1.0207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6182">
                <text:p>1.03618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1644">
                <text:p>1.05164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7109">
                <text:p>1.067109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2575">
                <text:p>1.082575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63527">
                <text:p>7.063527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079039">
                <text:p>7.079039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094515">
                <text:p>7.09451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109981">
                <text:p>7.10998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25449">
                <text:p>7.125449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140912">
                <text:p>7.140912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56375">
                <text:p>7.15637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71835">
                <text:p>7.171835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187299">
                <text:p>7.187299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202761">
                <text:p>7.20276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218229">
                <text:p>7.21822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233681">
                <text:p>7.233681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49149">
                <text:p>7.24914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264618">
                <text:p>7.26461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280084">
                <text:p>7.28008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95549">
                <text:p>7.29554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11012">
                <text:p>7.31101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26479">
                <text:p>7.32647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41944">
                <text:p>7.341944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57411">
                <text:p>7.35741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7288">
                <text:p>7.3728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88349">
                <text:p>7.38834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03813">
                <text:p>7.40381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19276">
                <text:p>7.41927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434738">
                <text:p>7.43473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450203">
                <text:p>7.450203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65667">
                <text:p>7.46566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481134">
                <text:p>7.48113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496596">
                <text:p>7.49659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12054">
                <text:p>7.51205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527513">
                <text:p>7.52751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542975">
                <text:p>7.54297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558437">
                <text:p>7.55843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573903">
                <text:p>7.57390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89375">
                <text:p>7.58937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604839">
                <text:p>7.60483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620295">
                <text:p>7.62029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635756">
                <text:p>7.63575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51221">
                <text:p>7.65122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666679">
                <text:p>7.66667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68214">
                <text:p>7.6821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6976">
                <text:p>7.697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713066">
                <text:p>7.71306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728522">
                <text:p>7.72852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743986">
                <text:p>7.74398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75945">
                <text:p>7.7594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774913">
                <text:p>7.77491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790378">
                <text:p>7.7903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805849">
                <text:p>7.80584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821305">
                <text:p>7.82130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836773">
                <text:p>7.8367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852236">
                <text:p>7.8522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867701">
                <text:p>7.8677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883167">
                <text:p>7.883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98633">
                <text:p>7.8986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914092">
                <text:p>7.9140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29556">
                <text:p>7.9295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945014">
                <text:p>7.945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960474">
                <text:p>7.9604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975933">
                <text:p>7.9759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91393">
                <text:p>7.9913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006841">
                <text:p>8.006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022307">
                <text:p>8.0223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03777">
                <text:p>8.03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05323">
                <text:p>8.05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68692">
                <text:p>8.068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84154">
                <text:p>8.084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099622">
                <text:p>8.099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115085">
                <text:p>8.115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130542">
                <text:p>8.13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146008">
                <text:p>8.1460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61467">
                <text:p>8.1614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176932">
                <text:p>8.1769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192389">
                <text:p>8.19238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207854">
                <text:p>8.20785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223318">
                <text:p>8.2233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238777">
                <text:p>8.23877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254243">
                <text:p>8.25424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269708">
                <text:p>8.26970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285169">
                <text:p>8.28516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300634">
                <text:p>8.3006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316096">
                <text:p>8.31609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331563">
                <text:p>8.33156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347031">
                <text:p>8.34703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362496">
                <text:p>8.36249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377958">
                <text:p>8.37795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39341">
                <text:p>8.3934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408869">
                <text:p>8.40886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424335">
                <text:p>8.424335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439799">
                <text:p>8.439799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455252">
                <text:p>8.455252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470714">
                <text:p>8.470714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486177">
                <text:p>8.486177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501636">
                <text:p>8.50163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517102">
                <text:p>8.517102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532565">
                <text:p>8.532565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48032">
                <text:p>8.548032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563496">
                <text:p>8.563496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78963">
                <text:p>8.578963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94429">
                <text:p>8.594429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609895">
                <text:p>8.609895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25359">
                <text:p>8.625359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0823">
                <text:p>8.640823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56287">
                <text:p>8.656287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671748">
                <text:p>8.671748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68721">
                <text:p>8.68721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702667">
                <text:p>8.702667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18136">
                <text:p>8.718136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733597">
                <text:p>8.733597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749063">
                <text:p>8.749063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764528">
                <text:p>8.764528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779977">
                <text:p>8.779977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795446">
                <text:p>8.795446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810909">
                <text:p>8.810909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826371">
                <text:p>8.826371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841836">
                <text:p>8.841836</text:p>
              </table:table-cell>
              <table:table-cell office:value-type="float" office:value="-916">
                <text:p>-9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57297">
                <text:p>8.857297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72758">
                <text:p>8.872758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8822">
                <text:p>8.88822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03683">
                <text:p>8.903683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91915">
                <text:p>8.91915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934617">
                <text:p>8.934617</text:p>
              </table:table-cell>
              <table:table-cell office:value-type="float" office:value="-1096">
                <text:p>-1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950078">
                <text:p>8.950078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965545">
                <text:p>8.965545</text:p>
              </table:table-cell>
              <table:table-cell office:value-type="float" office:value="-1156">
                <text:p>-11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981017">
                <text:p>8.981017</text:p>
              </table:table-cell>
              <table:table-cell office:value-type="float" office:value="-1186">
                <text:p>-1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996477">
                <text:p>8.996477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011949">
                <text:p>9.011949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027414">
                <text:p>9.027414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04288">
                <text:p>9.04288</text:p>
              </table:table-cell>
              <table:table-cell office:value-type="float" office:value="-1306">
                <text:p>-1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058346">
                <text:p>9.058346</text:p>
              </table:table-cell>
              <table:table-cell office:value-type="float" office:value="-1336">
                <text:p>-1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073816">
                <text:p>9.073816</text:p>
              </table:table-cell>
              <table:table-cell office:value-type="float" office:value="-1366">
                <text:p>-13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089281">
                <text:p>9.089281</text:p>
              </table:table-cell>
              <table:table-cell office:value-type="float" office:value="-1396">
                <text:p>-1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104752">
                <text:p>9.104752</text:p>
              </table:table-cell>
              <table:table-cell office:value-type="float" office:value="-1426">
                <text:p>-14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120216">
                <text:p>9.120216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135677">
                <text:p>9.135677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151147">
                <text:p>9.151147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1666">
                <text:p>9.1666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182066">
                <text:p>9.182066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197539">
                <text:p>9.197539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212999">
                <text:p>9.212999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228467">
                <text:p>9.22846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630485">
                <text:p>15.630485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645985">
                <text:p>15.645985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661467">
                <text:p>15.661467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676937">
                <text:p>15.676937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692402">
                <text:p>15.692402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707869">
                <text:p>15.707869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723338">
                <text:p>15.723338</text:p>
              </table:table-cell>
              <table:table-cell office:value-type="float" office:value="-1428">
                <text:p>-1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7388">
                <text:p>15.7388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754266">
                <text:p>15.754266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769734">
                <text:p>15.769734</text:p>
              </table:table-cell>
              <table:table-cell office:value-type="float" office:value="-1338">
                <text:p>-13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785198">
                <text:p>15.785198</text:p>
              </table:table-cell>
              <table:table-cell office:value-type="float" office:value="-1308">
                <text:p>-13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800665">
                <text:p>15.800665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816135">
                <text:p>15.816135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831595">
                <text:p>15.831595</text:p>
              </table:table-cell>
              <table:table-cell office:value-type="float" office:value="-1218">
                <text:p>-12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84706">
                <text:p>15.84706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862532">
                <text:p>15.862532</text:p>
              </table:table-cell>
              <table:table-cell office:value-type="float" office:value="-1158">
                <text:p>-11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878003">
                <text:p>15.878003</text:p>
              </table:table-cell>
              <table:table-cell office:value-type="float" office:value="-1128">
                <text:p>-11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893472">
                <text:p>15.893472</text:p>
              </table:table-cell>
              <table:table-cell office:value-type="float" office:value="-1098">
                <text:p>-10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908932">
                <text:p>15.908932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924395">
                <text:p>15.924395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939861">
                <text:p>15.939861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955328">
                <text:p>15.955328</text:p>
              </table:table-cell>
              <table:table-cell office:value-type="float" office:value="-978">
                <text:p>-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970794">
                <text:p>15.970794</text:p>
              </table:table-cell>
              <table:table-cell office:value-type="float" office:value="-948">
                <text:p>-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986255">
                <text:p>15.986255</text:p>
              </table:table-cell>
              <table:table-cell office:value-type="float" office:value="-918">
                <text:p>-9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001718">
                <text:p>16.001718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017182">
                <text:p>16.017182</text:p>
              </table:table-cell>
              <table:table-cell office:value-type="float" office:value="-858">
                <text:p>-8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032645">
                <text:p>16.032645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048107">
                <text:p>16.048107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063567">
                <text:p>16.063567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079033">
                <text:p>16.079033</text:p>
              </table:table-cell>
              <table:table-cell office:value-type="float" office:value="-738">
                <text:p>-7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094499">
                <text:p>16.094499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10996">
                <text:p>16.10996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125426">
                <text:p>16.125426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140898">
                <text:p>16.140898</text:p>
              </table:table-cell>
              <table:table-cell office:value-type="float" office:value="-618">
                <text:p>-6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.156364">
                <text:p>16.156364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.171833">
                <text:p>16.171833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.187299">
                <text:p>16.187299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.202765">
                <text:p>16.202765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218213">
                <text:p>16.218213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233678">
                <text:p>16.233678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24914">
                <text:p>16.24914</text:p>
              </table:table-cell>
              <table:table-cell office:value-type="float" office:value="-408">
                <text:p>-4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64606">
                <text:p>16.264606</text:p>
              </table:table-cell>
              <table:table-cell office:value-type="float" office:value="-378">
                <text:p>-3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280071">
                <text:p>16.280071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295535">
                <text:p>16.295535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310996">
                <text:p>16.310996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326461">
                <text:p>16.326461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341923">
                <text:p>16.341923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357383">
                <text:p>16.35738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372849">
                <text:p>16.372849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388314">
                <text:p>16.38831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403777">
                <text:p>16.40377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419241">
                <text:p>16.41924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434703">
                <text:p>16.43470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450168">
                <text:p>16.45016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465637">
                <text:p>16.46563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481101">
                <text:p>16.48110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496564">
                <text:p>16.49656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512024">
                <text:p>16.51202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52748">
                <text:p>16.5274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542945">
                <text:p>16.54294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55841">
                <text:p>16.5584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573868">
                <text:p>16.57386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589333">
                <text:p>16.5893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604791">
                <text:p>16.60479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62025">
                <text:p>16.620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635719">
                <text:p>16.6357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65118">
                <text:p>16.651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666647">
                <text:p>16.6666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682113">
                <text:p>16.6821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697573">
                <text:p>16.697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713036">
                <text:p>16.71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728499">
                <text:p>16.728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743963">
                <text:p>16.743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75942">
                <text:p>16.75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774874">
                <text:p>16.774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790333">
                <text:p>16.790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80579">
                <text:p>16.805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821251">
                <text:p>16.821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36712">
                <text:p>16.8367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852176">
                <text:p>16.8521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587547">
                <text:p>19.5875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603056">
                <text:p>19.6030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618528">
                <text:p>19.6185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.63399">
                <text:p>19.633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.649455">
                <text:p>19.6494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664905">
                <text:p>19.664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680369">
                <text:p>19.6803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695826">
                <text:p>19.695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711289">
                <text:p>19.7112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726754">
                <text:p>19.7267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742217">
                <text:p>19.7422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757676">
                <text:p>19.75767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773139">
                <text:p>19.77313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7886">
                <text:p>19.78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804061">
                <text:p>19.80406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81952">
                <text:p>19.8195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834983">
                <text:p>19.83498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850447">
                <text:p>19.85044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65914">
                <text:p>19.86591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81378">
                <text:p>19.8813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896841">
                <text:p>19.89684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.912308">
                <text:p>19.91230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.927766">
                <text:p>19.9277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.943234">
                <text:p>19.94323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.958699">
                <text:p>19.95869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.974162">
                <text:p>19.97416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.989625">
                <text:p>19.98962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.34511">
                <text:p>23.3451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.360617">
                <text:p>23.36061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.376089">
                <text:p>23.37608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.391554">
                <text:p>23.39155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.407023">
                <text:p>23.40702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.422483">
                <text:p>23.42248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.437932">
                <text:p>23.43793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.453399">
                <text:p>23.45339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.468864">
                <text:p>23.46886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.484329">
                <text:p>23.484329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.499788">
                <text:p>23.49978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51525">
                <text:p>23.5152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.530713">
                <text:p>23.53071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.546178">
                <text:p>23.54617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.56164">
                <text:p>23.5616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577101">
                <text:p>23.57710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592564">
                <text:p>23.59256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608024">
                <text:p>23.60802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623483">
                <text:p>23.62348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638949">
                <text:p>23.6389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.654405">
                <text:p>23.65440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.669875">
                <text:p>23.66987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.685329">
                <text:p>23.68532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.700797">
                <text:p>23.70079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.716257">
                <text:p>23.716257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.731715">
                <text:p>23.731715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.74718">
                <text:p>23.74718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.762645">
                <text:p>23.762645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.778114">
                <text:p>23.77811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.793573">
                <text:p>23.79357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.809033">
                <text:p>23.80903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.824475">
                <text:p>23.824475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.839936">
                <text:p>23.83993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.855395">
                <text:p>23.855395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.870861">
                <text:p>23.870861</text:p>
              </table:table-cell>
              <table:table-cell office:value-type="float" office:value="1638">
                <text:p>1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7" chart:maximum="13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076cm" svg:height="19.365cm" xlink:href=".." xlink:type="simple" chart:class="chart:scatter" chart:style-name="ch1">
        <chart:plot-area chart:style-name="ch2" table:cell-range-address="Ramp.D3:Ramp.E356" svg:x="0.661cm" svg:y="0.387cm" svg:width="31.754cm" svg:height="18.591cm">
          <chart:coordinate-region svg:x="1.786cm" svg:y="0.586cm" svg:width="30.443cm" svg:height="18.1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amp.E3:Ramp.E356" chart:class="chart:scatter">
            <chart:domain table:cell-range-address="Ramp.D3:Ramp.D356"/>
            <chart:data-point chart:repeated="3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mp.D3:Ramp.D356</svg:desc>
                </draw:g>
              </table:table-cell>
              <table:table-cell office:value-type="float" office:value="1">
                <text:p>1</text:p>
                <draw:g>
                  <svg:desc>Ramp.E3:Ramp.E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538">
                <text:p>0.015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015">
                <text:p>0.031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478">
                <text:p>0.046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935">
                <text:p>0.061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404">
                <text:p>0.077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867">
                <text:p>0.0928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8335">
                <text:p>0.108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805">
                <text:p>0.1238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273">
                <text:p>0.139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741">
                <text:p>0.1547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0204">
                <text:p>0.1702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5668">
                <text:p>0.1856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132">
                <text:p>0.2011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6583">
                <text:p>0.2165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2041">
                <text:p>0.2320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7496">
                <text:p>0.2474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2958">
                <text:p>0.2629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842">
                <text:p>0.278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3881">
                <text:p>0.29388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9347">
                <text:p>0.3093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4812">
                <text:p>0.3248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0281">
                <text:p>0.34028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5745">
                <text:p>0.35574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1214">
                <text:p>0.37121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6673">
                <text:p>0.38667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2144">
                <text:p>0.40214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7608">
                <text:p>0.41760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307">
                <text:p>0.4330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8535">
                <text:p>0.44853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4">
                <text:p>0.46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9464">
                <text:p>0.47946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4925">
                <text:p>0.4949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0394">
                <text:p>0.51039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5858">
                <text:p>0.52585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41322">
                <text:p>0.54132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678">
                <text:p>0.5567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242">
                <text:p>0.57224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7716">
                <text:p>0.58771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3167">
                <text:p>0.60316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8637">
                <text:p>0.61863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41">
                <text:p>0.634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9567">
                <text:p>0.64956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5026">
                <text:p>0.665026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0487">
                <text:p>0.68048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5951">
                <text:p>0.69595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1418">
                <text:p>0.71141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6883">
                <text:p>0.72688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2343">
                <text:p>0.74234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7805">
                <text:p>0.75780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267">
                <text:p>0.77326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8733">
                <text:p>0.788733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4197">
                <text:p>0.80419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19659">
                <text:p>0.81965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5128">
                <text:p>0.83512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0596">
                <text:p>0.85059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6066">
                <text:p>0.86606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1534">
                <text:p>0.88153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6999">
                <text:p>0.89699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2465">
                <text:p>0.91246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7935">
                <text:p>0.927935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34">
                <text:p>0.9434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8872">
                <text:p>0.958872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4344">
                <text:p>0.9743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89796">
                <text:p>0.98979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526">
                <text:p>1.0052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072">
                <text:p>1.0207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6182">
                <text:p>1.03618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1644">
                <text:p>1.05164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7109">
                <text:p>1.067109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2575">
                <text:p>1.082575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63527">
                <text:p>7.063527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079039">
                <text:p>7.079039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094515">
                <text:p>7.09451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109981">
                <text:p>7.10998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25449">
                <text:p>7.125449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140912">
                <text:p>7.140912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56375">
                <text:p>7.15637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71835">
                <text:p>7.171835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187299">
                <text:p>7.187299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202761">
                <text:p>7.20276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218229">
                <text:p>7.21822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233681">
                <text:p>7.233681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49149">
                <text:p>7.24914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264618">
                <text:p>7.26461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280084">
                <text:p>7.28008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95549">
                <text:p>7.29554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11012">
                <text:p>7.31101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26479">
                <text:p>7.32647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41944">
                <text:p>7.341944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57411">
                <text:p>7.35741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7288">
                <text:p>7.3728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88349">
                <text:p>7.38834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03813">
                <text:p>7.40381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19276">
                <text:p>7.41927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434738">
                <text:p>7.43473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450203">
                <text:p>7.450203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65667">
                <text:p>7.46566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481134">
                <text:p>7.48113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496596">
                <text:p>7.49659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12054">
                <text:p>7.51205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527513">
                <text:p>7.52751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542975">
                <text:p>7.54297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558437">
                <text:p>7.55843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573903">
                <text:p>7.57390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89375">
                <text:p>7.58937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604839">
                <text:p>7.60483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620295">
                <text:p>7.62029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635756">
                <text:p>7.63575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51221">
                <text:p>7.65122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666679">
                <text:p>7.66667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68214">
                <text:p>7.6821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6976">
                <text:p>7.697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713066">
                <text:p>7.71306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728522">
                <text:p>7.72852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743986">
                <text:p>7.74398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75945">
                <text:p>7.7594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774913">
                <text:p>7.77491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790378">
                <text:p>7.7903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805849">
                <text:p>7.80584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821305">
                <text:p>7.82130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836773">
                <text:p>7.8367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852236">
                <text:p>7.8522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867701">
                <text:p>7.8677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883167">
                <text:p>7.883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98633">
                <text:p>7.8986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914092">
                <text:p>7.9140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29556">
                <text:p>7.9295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945014">
                <text:p>7.945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960474">
                <text:p>7.9604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975933">
                <text:p>7.9759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91393">
                <text:p>7.9913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006841">
                <text:p>8.006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022307">
                <text:p>8.0223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03777">
                <text:p>8.03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05323">
                <text:p>8.05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68692">
                <text:p>8.068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84154">
                <text:p>8.084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099622">
                <text:p>8.099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115085">
                <text:p>8.115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130542">
                <text:p>8.13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146008">
                <text:p>8.1460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61467">
                <text:p>8.1614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176932">
                <text:p>8.1769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192389">
                <text:p>8.19238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207854">
                <text:p>8.20785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223318">
                <text:p>8.2233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238777">
                <text:p>8.23877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254243">
                <text:p>8.25424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269708">
                <text:p>8.26970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285169">
                <text:p>8.28516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300634">
                <text:p>8.3006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316096">
                <text:p>8.31609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331563">
                <text:p>8.33156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347031">
                <text:p>8.34703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362496">
                <text:p>8.36249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377958">
                <text:p>8.37795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39341">
                <text:p>8.3934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408869">
                <text:p>8.40886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424335">
                <text:p>8.424335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439799">
                <text:p>8.439799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455252">
                <text:p>8.455252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470714">
                <text:p>8.470714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486177">
                <text:p>8.486177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501636">
                <text:p>8.50163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517102">
                <text:p>8.517102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532565">
                <text:p>8.532565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48032">
                <text:p>8.548032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563496">
                <text:p>8.563496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78963">
                <text:p>8.578963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94429">
                <text:p>8.594429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609895">
                <text:p>8.609895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25359">
                <text:p>8.625359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0823">
                <text:p>8.640823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56287">
                <text:p>8.656287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671748">
                <text:p>8.671748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68721">
                <text:p>8.68721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702667">
                <text:p>8.702667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18136">
                <text:p>8.718136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733597">
                <text:p>8.733597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749063">
                <text:p>8.749063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764528">
                <text:p>8.764528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779977">
                <text:p>8.779977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795446">
                <text:p>8.795446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810909">
                <text:p>8.810909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826371">
                <text:p>8.826371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841836">
                <text:p>8.841836</text:p>
              </table:table-cell>
              <table:table-cell office:value-type="float" office:value="-916">
                <text:p>-9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57297">
                <text:p>8.857297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72758">
                <text:p>8.872758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8822">
                <text:p>8.88822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03683">
                <text:p>8.903683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91915">
                <text:p>8.91915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934617">
                <text:p>8.934617</text:p>
              </table:table-cell>
              <table:table-cell office:value-type="float" office:value="-1096">
                <text:p>-1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950078">
                <text:p>8.950078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965545">
                <text:p>8.965545</text:p>
              </table:table-cell>
              <table:table-cell office:value-type="float" office:value="-1156">
                <text:p>-11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981017">
                <text:p>8.981017</text:p>
              </table:table-cell>
              <table:table-cell office:value-type="float" office:value="-1186">
                <text:p>-1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996477">
                <text:p>8.996477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011949">
                <text:p>9.011949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027414">
                <text:p>9.027414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04288">
                <text:p>9.04288</text:p>
              </table:table-cell>
              <table:table-cell office:value-type="float" office:value="-1306">
                <text:p>-1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058346">
                <text:p>9.058346</text:p>
              </table:table-cell>
              <table:table-cell office:value-type="float" office:value="-1336">
                <text:p>-1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073816">
                <text:p>9.073816</text:p>
              </table:table-cell>
              <table:table-cell office:value-type="float" office:value="-1366">
                <text:p>-13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089281">
                <text:p>9.089281</text:p>
              </table:table-cell>
              <table:table-cell office:value-type="float" office:value="-1396">
                <text:p>-1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104752">
                <text:p>9.104752</text:p>
              </table:table-cell>
              <table:table-cell office:value-type="float" office:value="-1426">
                <text:p>-14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120216">
                <text:p>9.120216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135677">
                <text:p>9.135677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151147">
                <text:p>9.151147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1666">
                <text:p>9.1666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182066">
                <text:p>9.182066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197539">
                <text:p>9.197539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212999">
                <text:p>9.212999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228467">
                <text:p>9.22846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630485">
                <text:p>15.630485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645985">
                <text:p>15.645985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661467">
                <text:p>15.661467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676937">
                <text:p>15.676937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692402">
                <text:p>15.692402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707869">
                <text:p>15.707869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723338">
                <text:p>15.723338</text:p>
              </table:table-cell>
              <table:table-cell office:value-type="float" office:value="-1428">
                <text:p>-1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7388">
                <text:p>15.7388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754266">
                <text:p>15.754266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769734">
                <text:p>15.769734</text:p>
              </table:table-cell>
              <table:table-cell office:value-type="float" office:value="-1338">
                <text:p>-13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785198">
                <text:p>15.785198</text:p>
              </table:table-cell>
              <table:table-cell office:value-type="float" office:value="-1308">
                <text:p>-13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800665">
                <text:p>15.800665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816135">
                <text:p>15.816135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831595">
                <text:p>15.831595</text:p>
              </table:table-cell>
              <table:table-cell office:value-type="float" office:value="-1218">
                <text:p>-12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84706">
                <text:p>15.84706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862532">
                <text:p>15.862532</text:p>
              </table:table-cell>
              <table:table-cell office:value-type="float" office:value="-1158">
                <text:p>-11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878003">
                <text:p>15.878003</text:p>
              </table:table-cell>
              <table:table-cell office:value-type="float" office:value="-1128">
                <text:p>-11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893472">
                <text:p>15.893472</text:p>
              </table:table-cell>
              <table:table-cell office:value-type="float" office:value="-1098">
                <text:p>-10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908932">
                <text:p>15.908932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924395">
                <text:p>15.924395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939861">
                <text:p>15.939861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955328">
                <text:p>15.955328</text:p>
              </table:table-cell>
              <table:table-cell office:value-type="float" office:value="-978">
                <text:p>-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970794">
                <text:p>15.970794</text:p>
              </table:table-cell>
              <table:table-cell office:value-type="float" office:value="-948">
                <text:p>-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986255">
                <text:p>15.986255</text:p>
              </table:table-cell>
              <table:table-cell office:value-type="float" office:value="-918">
                <text:p>-9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001718">
                <text:p>16.001718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017182">
                <text:p>16.017182</text:p>
              </table:table-cell>
              <table:table-cell office:value-type="float" office:value="-858">
                <text:p>-8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032645">
                <text:p>16.032645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048107">
                <text:p>16.048107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063567">
                <text:p>16.063567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079033">
                <text:p>16.079033</text:p>
              </table:table-cell>
              <table:table-cell office:value-type="float" office:value="-738">
                <text:p>-7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094499">
                <text:p>16.094499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10996">
                <text:p>16.10996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125426">
                <text:p>16.125426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140898">
                <text:p>16.140898</text:p>
              </table:table-cell>
              <table:table-cell office:value-type="float" office:value="-618">
                <text:p>-6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.156364">
                <text:p>16.156364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.171833">
                <text:p>16.171833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.187299">
                <text:p>16.187299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.202765">
                <text:p>16.202765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218213">
                <text:p>16.218213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233678">
                <text:p>16.233678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24914">
                <text:p>16.24914</text:p>
              </table:table-cell>
              <table:table-cell office:value-type="float" office:value="-408">
                <text:p>-4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64606">
                <text:p>16.264606</text:p>
              </table:table-cell>
              <table:table-cell office:value-type="float" office:value="-378">
                <text:p>-3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280071">
                <text:p>16.280071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295535">
                <text:p>16.295535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310996">
                <text:p>16.310996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326461">
                <text:p>16.326461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341923">
                <text:p>16.341923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357383">
                <text:p>16.35738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372849">
                <text:p>16.372849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388314">
                <text:p>16.38831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403777">
                <text:p>16.40377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419241">
                <text:p>16.41924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434703">
                <text:p>16.43470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450168">
                <text:p>16.45016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465637">
                <text:p>16.46563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481101">
                <text:p>16.48110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496564">
                <text:p>16.49656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512024">
                <text:p>16.51202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52748">
                <text:p>16.5274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542945">
                <text:p>16.54294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55841">
                <text:p>16.5584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573868">
                <text:p>16.57386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589333">
                <text:p>16.5893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604791">
                <text:p>16.60479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62025">
                <text:p>16.620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635719">
                <text:p>16.6357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65118">
                <text:p>16.651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666647">
                <text:p>16.6666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682113">
                <text:p>16.6821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697573">
                <text:p>16.697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713036">
                <text:p>16.71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728499">
                <text:p>16.728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743963">
                <text:p>16.743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75942">
                <text:p>16.75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774874">
                <text:p>16.774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790333">
                <text:p>16.790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80579">
                <text:p>16.805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821251">
                <text:p>16.821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36712">
                <text:p>16.8367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852176">
                <text:p>16.8521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587547">
                <text:p>19.5875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603056">
                <text:p>19.6030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618528">
                <text:p>19.6185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.63399">
                <text:p>19.633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.649455">
                <text:p>19.6494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664905">
                <text:p>19.664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680369">
                <text:p>19.6803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695826">
                <text:p>19.695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711289">
                <text:p>19.7112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726754">
                <text:p>19.7267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742217">
                <text:p>19.7422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757676">
                <text:p>19.75767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773139">
                <text:p>19.77313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7886">
                <text:p>19.78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804061">
                <text:p>19.80406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81952">
                <text:p>19.8195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834983">
                <text:p>19.83498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850447">
                <text:p>19.85044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65914">
                <text:p>19.86591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81378">
                <text:p>19.8813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896841">
                <text:p>19.89684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.912308">
                <text:p>19.91230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.927766">
                <text:p>19.9277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.943234">
                <text:p>19.94323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.958699">
                <text:p>19.95869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.974162">
                <text:p>19.97416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.989625">
                <text:p>19.98962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.34511">
                <text:p>23.3451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.360617">
                <text:p>23.36061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.376089">
                <text:p>23.37608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.391554">
                <text:p>23.39155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.407023">
                <text:p>23.40702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.422483">
                <text:p>23.42248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.437932">
                <text:p>23.43793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.453399">
                <text:p>23.45339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.468864">
                <text:p>23.46886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.484329">
                <text:p>23.484329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.499788">
                <text:p>23.49978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51525">
                <text:p>23.5152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.530713">
                <text:p>23.53071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.546178">
                <text:p>23.54617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.56164">
                <text:p>23.5616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577101">
                <text:p>23.57710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592564">
                <text:p>23.59256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608024">
                <text:p>23.60802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623483">
                <text:p>23.62348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638949">
                <text:p>23.6389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.654405">
                <text:p>23.65440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.669875">
                <text:p>23.66987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.685329">
                <text:p>23.68532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.700797">
                <text:p>23.70079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.716257">
                <text:p>23.716257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.731715">
                <text:p>23.731715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.74718">
                <text:p>23.74718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.762645">
                <text:p>23.762645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.778114">
                <text:p>23.77811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.793573">
                <text:p>23.79357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.809033">
                <text:p>23.80903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.824475">
                <text:p>23.824475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.839936">
                <text:p>23.83993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.855395">
                <text:p>23.855395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.870861">
                <text:p>23.870861</text:p>
              </table:table-cell>
              <table:table-cell office:value-type="float" office:value="1638">
                <text:p>1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